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4.619cm" table:align="left"/>
    </style:style>
    <style:style style:name="Table1.A" style:family="table-column">
      <style:table-column-properties style:column-width="2.178cm"/>
    </style:style>
    <style:style style:name="Table1.B" style:family="table-column">
      <style:table-column-properties style:column-width="12.441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3.002cm"/>
    </style:style>
    <style:style style:name="Table2.B" style:family="table-column">
      <style:table-column-properties style:column-width="4.47cm"/>
    </style:style>
    <style:style style:name="Table2.C" style:family="table-column">
      <style:table-column-properties style:column-width="9.529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8.677cm" table:align="left"/>
    </style:style>
    <style:style style:name="Table3.A" style:family="table-column">
      <style:table-column-properties style:column-width="5.565cm"/>
    </style:style>
    <style:style style:name="Table3.B" style:family="table-column">
      <style:table-column-properties style:column-width="3.112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9.483cm" table:align="left"/>
    </style:style>
    <style:style style:name="Table4.A" style:family="table-column">
      <style:table-column-properties style:column-width="7.205cm"/>
    </style:style>
    <style:style style:name="Table4.B" style:family="table-column">
      <style:table-column-properties style:column-width="2.277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12.774cm"/>
    </style:style>
    <style:style style:name="Table5.B" style:family="table-column">
      <style:table-column-properties style:column-width="4.226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9.553cm" table:align="left"/>
    </style:style>
    <style:style style:name="Table6.A" style:family="table-column">
      <style:table-column-properties style:column-width="5.969cm"/>
    </style:style>
    <style:style style:name="Table6.B" style:family="table-column">
      <style:table-column-properties style:column-width="3.584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1.553cm" table:align="left"/>
    </style:style>
    <style:style style:name="Table7.A" style:family="table-column">
      <style:table-column-properties style:column-width="5.311cm"/>
    </style:style>
    <style:style style:name="Table7.B" style:family="table-column">
      <style:table-column-properties style:column-width="6.242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7cm" table:align="left"/>
    </style:style>
    <style:style style:name="Table8.A" style:family="table-column">
      <style:table-column-properties style:column-width="10.28cm"/>
    </style:style>
    <style:style style:name="Table8.B" style:family="table-column">
      <style:table-column-properties style:column-width="6.72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7cm" table:align="left"/>
    </style:style>
    <style:style style:name="Table9.A" style:family="table-column">
      <style:table-column-properties style:column-width="5.383cm"/>
    </style:style>
    <style:style style:name="Table9.B" style:family="table-column">
      <style:table-column-properties style:column-width="8.072cm"/>
    </style:style>
    <style:style style:name="Table9.C" style:family="table-column">
      <style:table-column-properties style:column-width="3.545cm"/>
    </style:style>
    <style:style style:name="Table9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cm" fo:margin-bottom="0.499cm" style:contextual-spacing="false" style:writing-mode="lr-tb"/>
    </style:style>
    <style:style style:name="P6" style:family="paragraph" style:parent-style-name="Standard">
      <style:text-properties officeooo:rsid="0022aaf1" officeooo:paragraph-rsid="0022aaf1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P18" style:family="paragraph" style:parent-style-name="Text_20_body" style:list-style-name="L12"/>
    <style:style style:name="P19" style:family="paragraph" style:parent-style-name="Text_20_body" style:list-style-name="L13"/>
    <style:style style:name="P20" style:family="paragraph" style:parent-style-name="Text_20_body" style:list-style-name="L14"/>
    <style:style style:name="P21" style:family="paragraph" style:parent-style-name="Text_20_body" style:list-style-name="L15"/>
    <style:style style:name="P22" style:family="paragraph" style:parent-style-name="Text_20_body" style:list-style-name="L16"/>
    <style:style style:name="P23" style:family="paragraph" style:parent-style-name="Text_20_body" style:list-style-name="L17"/>
    <style:style style:name="P24" style:family="paragraph" style:parent-style-name="Text_20_body" style:list-style-name="L18"/>
    <style:style style:name="P25" style:family="paragraph" style:parent-style-name="Text_20_body" style:list-style-name="L19"/>
    <style:style style:name="P26" style:family="paragraph" style:parent-style-name="Text_20_body" style:list-style-name="L20"/>
    <style:style style:name="P27" style:family="paragraph" style:parent-style-name="Text_20_body" style:list-style-name="L21"/>
    <style:style style:name="P28" style:family="paragraph" style:parent-style-name="Text_20_body" style:list-style-name="L22"/>
    <style:style style:name="P29" style:family="paragraph" style:parent-style-name="Text_20_body" style:list-style-name="L23"/>
    <style:style style:name="P30" style:family="paragraph" style:parent-style-name="Text_20_body" style:list-style-name="L24"/>
    <style:style style:name="P31" style:family="paragraph" style:parent-style-name="Text_20_body" style:list-style-name="L25"/>
    <style:style style:name="P32" style:family="paragraph" style:parent-style-name="Text_20_body" style:list-style-name="L26"/>
    <style:style style:name="P33" style:family="paragraph" style:parent-style-name="Text_20_body" style:list-style-name="L27"/>
    <style:style style:name="P34" style:family="paragraph" style:parent-style-name="Text_20_body" style:list-style-name="L28"/>
    <style:style style:name="P35" style:family="paragraph" style:parent-style-name="Text_20_body" style:list-style-name="L29"/>
    <style:style style:name="P36" style:family="paragraph" style:parent-style-name="Text_20_body" style:list-style-name="L30"/>
    <style:style style:name="P37" style:family="paragraph" style:parent-style-name="Text_20_body" style:list-style-name="L31"/>
    <style:style style:name="P38" style:family="paragraph" style:parent-style-name="Text_20_body" style:list-style-name="L32"/>
    <style:style style:name="P39" style:family="paragraph" style:parent-style-name="Text_20_body" style:list-style-name="L33"/>
    <style:style style:name="P40" style:family="paragraph" style:parent-style-name="Text_20_body" style:list-style-name="L34"/>
    <style:style style:name="P41" style:family="paragraph" style:parent-style-name="Text_20_body">
      <style:text-properties officeooo:rsid="00200f8f" officeooo:paragraph-rsid="00200f8f"/>
    </style:style>
    <style:style style:name="P42" style:family="paragraph" style:parent-style-name="Text_20_body">
      <style:text-properties officeooo:rsid="0021a640" officeooo:paragraph-rsid="0021a640"/>
    </style:style>
    <style:style style:name="P43" style:family="paragraph" style:parent-style-name="Text_20_body" style:list-style-name="L35"/>
    <style:style style:name="P44" style:family="paragraph" style:parent-style-name="Text_20_body" style:list-style-name="L36"/>
    <style:style style:name="P45" style:family="paragraph" style:parent-style-name="Text_20_body" style:list-style-name="L37"/>
    <style:style style:name="P46" style:family="paragraph" style:parent-style-name="Text_20_body">
      <style:text-properties officeooo:rsid="0022aaf1" officeooo:paragraph-rsid="0022aaf1"/>
    </style:style>
    <style:style style:name="P47" style:family="paragraph" style:parent-style-name="Text_20_body" style:list-style-name="L38"/>
    <style:style style:name="P48" style:family="paragraph" style:parent-style-name="Text_20_body" style:list-style-name="L39"/>
    <style:style style:name="P49" style:family="paragraph" style:parent-style-name="Text_20_body" style:list-style-name="L40"/>
    <style:style style:name="P50" style:family="paragraph" style:parent-style-name="Text_20_body" style:list-style-name="L41"/>
    <style:style style:name="P51" style:family="paragraph" style:parent-style-name="Text_20_body" style:list-style-name="L42"/>
    <style:style style:name="P52" style:family="paragraph" style:parent-style-name="Text_20_body" style:list-style-name="L43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5" text:outline-level="5">Você disse:</text:h>
      <text:p text:style-name="Text_20_body">Estou com um projeto de uma escola onde tem 200 alunos e preciso criar um sistema que tenha gestão, administração, e os professores possam logar e os alunos também. Com HTML, CSS e Bootstrap eu consigo criar esse sistema.</text:p>
      <text:h text:style-name="Heading_20_6" text:outline-level="6">O ChatGPT disse:</text:h>
      <text:p text:style-name="Text_20_body">Você consegue <text:span text:style-name="Strong_20_Emphasis">criar a interface (o visual)</text:span> de um sistema com HTML, CSS e Bootstrap, <text:span text:style-name="Strong_20_Emphasis">mas não o sistema completo com gestão, administração e login funcional</text:span> apenas com essas tecnologias.</text:p>
      <text:h text:style-name="Heading_20_3" text:outline-level="3">🔧 O que cada tecnologia faz:</text:h>
      <table:table table:name="Table1" table:style-name="Table1">
        <table:table-column table:style-name="Table1.A"/>
        <table:table-column table:style-name="Table1.B"/>
        <table:table-header-rows>
          <table:table-row table:style-name="TableLine140093847243648">
            <table:table-cell table:style-name="Table1.A1" office:value-type="string">
              <text:p text:style-name="Table_20_Heading">Tecnologia</text:p>
            </table:table-cell>
            <table:table-cell table:style-name="Table1.A1" office:value-type="string">
              <text:p text:style-name="Table_20_Heading">Função</text:p>
            </table:table-cell>
          </table:table-row>
        </table:table-header-rows>
        <table:table-row table:style-name="TableLine93999121888624">
          <table:table-cell table:style-name="Table1.A1" office:value-type="string">
            <text:p text:style-name="Table_20_Contents"><text:span text:style-name="Strong_20_Emphasis">HTML</text:span></text:p>
          </table:table-cell>
          <table:table-cell table:style-name="Table1.A1" office:value-type="string">
            <text:p text:style-name="Table_20_Contents">Estrutura do site (ex: botões, formulários, menus)</text:p>
          </table:table-cell>
        </table:table-row>
        <table:table-row table:style-name="TableLine93999122262320">
          <table:table-cell table:style-name="Table1.A1" office:value-type="string">
            <text:p text:style-name="Table_20_Contents"><text:span text:style-name="Strong_20_Emphasis">CSS</text:span></text:p>
          </table:table-cell>
          <table:table-cell table:style-name="Table1.A1" office:value-type="string">
            <text:p text:style-name="Table_20_Contents">Estilo visual (cores, tamanhos, posicionamentos)</text:p>
          </table:table-cell>
        </table:table-row>
        <table:table-row table:style-name="TableLine93999122263424">
          <table:table-cell table:style-name="Table1.A1" office:value-type="string">
            <text:p text:style-name="Table_20_Contents"><text:span text:style-name="Strong_20_Emphasis">Bootstrap</text:span></text:p>
          </table:table-cell>
          <table:table-cell table:style-name="Table1.A1" office:value-type="string">
            <text:p text:style-name="Table_20_Contents">Framework CSS para facilitar a criação de layouts responsivos e bonitos</text:p>
          </table:table-cell>
        </table:table-row>
      </table:table>
      <text:h text:style-name="Heading_20_3" text:outline-level="3">❌ Limitações:</text:h>
      <text:p text:style-name="Text_20_body">Nenhuma dessas tecnologias lida com <text:span text:style-name="Strong_20_Emphasis">lógica de programação, banco de dados, autenticação de usuários ou segurança.</text:span></text:p>
      <text:p text:style-name="Horizontal_20_Line"/>
      <text:h text:style-name="Heading_20_3" text:outline-level="3">✅ Para um sistema funcional (com login, painéis de gestão etc), você precisará de:</text:h>
      <text:h text:style-name="Heading_20_4" text:outline-level="4">1. <text:span text:style-name="Strong_20_Emphasis">Frontend (interface do usuário):</text:span></text:h>
      <text:list xml:id="list1307273340" text:style-name="L1">
        <text:list-item>
          <text:p text:style-name="P7">HTML</text:p>
        </text:list-item>
        <text:list-item>
          <text:p text:style-name="P7">CSS</text:p>
        </text:list-item>
        <text:list-item>
          <text:p text:style-name="P7">Bootstrap</text:p>
        </text:list-item>
        <text:list-item>
          <text:p text:style-name="P7">JavaScript (para interações, validações e requisições)</text:p>
        </text:list-item>
      </text:list>
      <text:h text:style-name="Heading_20_4" text:outline-level="4">2. <text:span text:style-name="Strong_20_Emphasis">Backend (lógica e dados):</text:span></text:h>
      <text:list xml:id="list2592027522" text:style-name="L2">
        <text:list-item>
          <text:p text:style-name="P8">Linguagem de servidor como:</text:p>
          <text:list>
            <text:list-item>
              <text:p text:style-name="P8"><text:span text:style-name="Strong_20_Emphasis">Node.js</text:span>, <text:span text:style-name="Strong_20_Emphasis">PHP</text:span>, <text:span text:style-name="Strong_20_Emphasis">Python (Django/Flask)</text:span>, <text:span text:style-name="Strong_20_Emphasis">Java</text:span>, etc.</text:p>
            </text:list-item>
          </text:list>
        </text:list-item>
        <text:list-item>
          <text:p text:style-name="P8"><text:span text:style-name="Strong_20_Emphasis">Banco de dados:</text:span></text:p>
          <text:list>
            <text:list-item>
              <text:p text:style-name="P8"><text:span text:style-name="Strong_20_Emphasis">MySQL</text:span>, <text:span text:style-name="Strong_20_Emphasis">PostgreSQL</text:span>, <text:span text:style-name="Strong_20_Emphasis">MongoDB</text:span>, etc.</text:p>
            </text:list-item>
          </text:list>
        </text:list-item>
        <text:list-item>
          <text:p text:style-name="P8">Sistema de login com <text:span text:style-name="Strong_20_Emphasis">controle de sessões/autenticação</text:span></text:p>
        </text:list-item>
        <text:list-item>
          <text:p text:style-name="P8">Painel administrativo com permissões (admin, professor, aluno)</text:p>
        </text:list-item>
      </text:list>
      <text:p text:style-name="Horizontal_20_Line"/>
      <text:h text:style-name="Heading_20_3" text:outline-level="3">🎯 Sugestão de tecnologias simples para começar:</text:h>
      <text:list xml:id="list1560672484" text:style-name="L3">
        <text:list-item>
          <text:p text:style-name="P9"><text:span text:style-name="Strong_20_Emphasis">Frontend</text:span>: HTML + CSS + Bootstrap + JavaScript</text:p>
        </text:list-item>
        <text:list-item>
          <text:p text:style-name="P9"><text:span text:style-name="Strong_20_Emphasis">Backend</text:span>: Node.js (com Express)</text:p>
        </text:list-item>
        <text:list-item>
          <text:p text:style-name="P9"><text:soft-page-break/><text:span text:style-name="Strong_20_Emphasis">Banco de dados</text:span>: MySQL ou SQLite (mais leve)</text:p>
        </text:list-item>
        <text:list-item>
          <text:p text:style-name="P9"><text:span text:style-name="Strong_20_Emphasis">Autenticação</text:span>: Biblioteca como <text:span text:style-name="Source_20_Text">jsonwebtoken</text:span> ou <text:span text:style-name="Source_20_Text">passport</text:span> no Node.js</text:p>
        </text:list-item>
      </text:list>
      <text:p text:style-name="Horizontal_20_Line"/>
      <text:h text:style-name="Heading_20_3" text:outline-level="3">📌 Exemplo de funcionalidades do sistema escolar:</text:h>
      <text:list xml:id="list1669745225" text:style-name="L4">
        <text:list-item>
          <text:p text:style-name="P10">Login de <text:span text:style-name="Strong_20_Emphasis">alunos</text:span>, <text:span text:style-name="Strong_20_Emphasis">professores</text:span> e <text:span text:style-name="Strong_20_Emphasis">admin</text:span></text:p>
        </text:list-item>
        <text:list-item>
          <text:p text:style-name="P10">Painel com:</text:p>
          <text:list>
            <text:list-item>
              <text:p text:style-name="P10">Cadastro de alunos/professores</text:p>
            </text:list-item>
            <text:list-item>
              <text:p text:style-name="P10">Lançamento de notas</text:p>
            </text:list-item>
            <text:list-item>
              <text:p text:style-name="P10">Presenças</text:p>
            </text:list-item>
            <text:list-item>
              <text:p text:style-name="P10">Horários de aulas</text:p>
            </text:list-item>
            <text:list-item>
              <text:p text:style-name="P10">Avisos e comunicados</text:p>
            </text:list-item>
          </text:list>
        </text:list-item>
        <text:list-item>
          <text:p text:style-name="P10">Relatórios e dashboards</text:p>
        </text:list-item>
      </text:list>
      <text:p text:style-name="Horizontal_20_Line"/>
      <text:h text:style-name="Heading_20_3" text:outline-level="3">🚀 Caminho sugerido:</text:h>
      <text:list xml:id="list2210043748" text:style-name="L5">
        <text:list-item>
          <text:p text:style-name="P11">Crie a interface com Bootstrap (login, painel, formulários).</text:p>
        </text:list-item>
        <text:list-item>
          <text:p text:style-name="P11">Aprenda o básico de <text:span text:style-name="Strong_20_Emphasis">JavaScript e Node.js com Express</text:span>.</text:p>
        </text:list-item>
        <text:list-item>
          <text:p text:style-name="P11">Conecte com banco de dados (comece com SQLite ou MySQL).</text:p>
        </text:list-item>
        <text:list-item>
          <text:p text:style-name="P11">Implemente autenticação.</text:p>
        </text:list-item>
        <text:list-item>
          <text:p text:style-name="P11">Vá evoluindo para funcionalidades como CRUD de alunos, notas, turmas.</text:p>
        </text:list-item>
      </text:list>
      <text:p text:style-name="Text_20_body">Se quiser, posso te ajudar a montar a <text:span text:style-name="Strong_20_Emphasis">estrutura inicial do projeto</text:span>, sugerir <text:span text:style-name="Strong_20_Emphasis">pasta por pasta</text:span> e até um mini cronograma de desenvolvimento. Deseja seguir por esse caminho?</text:p>
      <text:h text:style-name="Heading_20_5" text:outline-level="5">Você disse:</text:h>
      <text:p text:style-name="Text_20_body">Então, eu gostaria de criar esse sistema usando só Javascript, Node, Node.js pra fazer o back-end e... queria fazer o front-end com Bootstrap, HTML, CSS e usar o MySQL. Com essas tecnologias é possível criar o sistema?</text:p>
      <text:h text:style-name="Heading_20_6" text:outline-level="6">O ChatGPT disse:</text:h>
      <text:p text:style-name="Text_20_body">Sim, <text:span text:style-name="Strong_20_Emphasis">com essas tecnologias que você mencionou, é totalmente possível criar um sistema completo</text:span> para sua escola com 200 alunos. A combinação que você escolheu é boa, moderna e tem bastante material de apoio. Veja como cada parte se encaixa:</text:p>
      <text:p text:style-name="Horizontal_20_Line"/>
      <text:h text:style-name="Heading_20_3" text:outline-level="3">✅ Tecnologias que você escolheu: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Line93999112215104">
            <table:table-cell table:style-name="Table2.A1" office:value-type="string">
              <text:p text:style-name="Table_20_Heading">Camada</text:p>
            </table:table-cell>
            <table:table-cell table:style-name="Table2.A1" office:value-type="string">
              <text:p text:style-name="Table_20_Heading">Tecnologia</text:p>
            </table:table-cell>
            <table:table-cell table:style-name="Table2.A1" office:value-type="string">
              <text:p text:style-name="Table_20_Heading">Função principal</text:p>
            </table:table-cell>
          </table:table-row>
        </table:table-header-rows>
        <table:table-row table:style-name="TableLine93999122417008">
          <table:table-cell table:style-name="Table2.A1" office:value-type="string">
            <text:p text:style-name="Table_20_Contents"><text:span text:style-name="Strong_20_Emphasis">Frontend</text:span></text:p>
          </table:table-cell>
          <table:table-cell table:style-name="Table2.A1" office:value-type="string">
            <text:p text:style-name="Table_20_Contents">HTML + CSS + Bootstrap</text:p>
          </table:table-cell>
          <table:table-cell table:style-name="Table2.A1" office:value-type="string">
            <text:p text:style-name="Table_20_Contents">Estrutura e design responsivo</text:p>
          </table:table-cell>
        </table:table-row>
        <text:soft-page-break/>
        <table:table-row table:style-name="TableLine93999122417488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Table_20_Contents">JavaScript (cliente)</text:p>
          </table:table-cell>
          <table:table-cell table:style-name="Table2.A1" office:value-type="string">
            <text:p text:style-name="Table_20_Contents">Interações no navegador (ex: formulários, AJAX)</text:p>
          </table:table-cell>
        </table:table-row>
        <table:table-row table:style-name="TableLine93999122418256">
          <table:table-cell table:style-name="Table2.A1" office:value-type="string">
            <text:p text:style-name="Table_20_Contents"><text:span text:style-name="Strong_20_Emphasis">Backend</text:span></text:p>
          </table:table-cell>
          <table:table-cell table:style-name="Table2.A1" office:value-type="string">
            <text:p text:style-name="Table_20_Contents">Node.js + Express</text:p>
          </table:table-cell>
          <table:table-cell table:style-name="Table2.A1" office:value-type="string">
            <text:p text:style-name="Table_20_Contents">Lógica de negócio, rotas, autenticação</text:p>
          </table:table-cell>
        </table:table-row>
        <table:table-row table:style-name="TableLine93999122419120">
          <table:table-cell table:style-name="Table2.A1" office:value-type="string">
            <text:p text:style-name="Table_20_Contents"><text:span text:style-name="Strong_20_Emphasis">Banco de Dados</text:span></text:p>
          </table:table-cell>
          <table:table-cell table:style-name="Table2.A1" office:value-type="string">
            <text:p text:style-name="Table_20_Contents">MySQL</text:p>
          </table:table-cell>
          <table:table-cell table:style-name="Table2.A1" office:value-type="string">
            <text:p text:style-name="Table_20_Contents">Armazenamento de dados (alunos, professores, notas, etc.)</text:p>
          </table:table-cell>
        </table:table-row>
      </table:table>
      <text:p text:style-name="Horizontal_20_Line"/>
      <text:h text:style-name="Heading_20_3" text:outline-level="3">🧩 Estrutura Geral do Sistema</text:h>
      <text:p text:style-name="Preformatted_20_Text">plaintext</text:p>
      <text:p text:style-name="Preformatted_20_Text">CopiarEditar</text:p>
      <text:p text:style-name="P1"><text:span text:style-name="Source_20_Text">Projeto/</text:span></text:p>
      <text:p text:style-name="P1"><text:span text:style-name="Source_20_Text">├── frontend/</text:span></text:p>
      <text:p text:style-name="P1"><text:span text:style-name="Source_20_Text">│ <text:s text:c="2"/>├── index.html</text:span></text:p>
      <text:p text:style-name="P1"><text:span text:style-name="Source_20_Text">│ <text:s text:c="2"/>├── login.html</text:span></text:p>
      <text:p text:style-name="P1"><text:span text:style-name="Source_20_Text">│ <text:s text:c="2"/>├── dashboard.html</text:span></text:p>
      <text:p text:style-name="P1"><text:span text:style-name="Source_20_Text">│ <text:s text:c="2"/>└── assets/</text:span></text:p>
      <text:p text:style-name="P1"><text:span text:style-name="Source_20_Text">│ <text:s text:c="6"/>├── css/</text:span></text:p>
      <text:p text:style-name="P1"><text:span text:style-name="Source_20_Text">│ <text:s text:c="6"/>├── js/</text:span></text:p>
      <text:p text:style-name="P1"><text:span text:style-name="Source_20_Text">│ <text:s text:c="6"/>└── images/</text:span></text:p>
      <text:p text:style-name="P1"><text:span text:style-name="Source_20_Text">├── backend/</text:span></text:p>
      <text:p text:style-name="P1"><text:span text:style-name="Source_20_Text">│ <text:s text:c="2"/>├── server.js</text:span></text:p>
      <text:p text:style-name="P1"><text:span text:style-name="Source_20_Text">│ <text:s text:c="2"/>├── routes/</text:span></text:p>
      <text:p text:style-name="P1"><text:span text:style-name="Source_20_Text">│ <text:s text:c="2"/>│ <text:s text:c="2"/>├── authRoutes.js</text:span></text:p>
      <text:p text:style-name="P1"><text:span text:style-name="Source_20_Text">│ <text:s text:c="2"/>│ <text:s text:c="2"/>├── alunoRoutes.js</text:span></text:p>
      <text:p text:style-name="P1"><text:span text:style-name="Source_20_Text">│ <text:s text:c="2"/>│ <text:s text:c="2"/>└── professorRoutes.js</text:span></text:p>
      <text:p text:style-name="P1"><text:span text:style-name="Source_20_Text">│ <text:s text:c="2"/>├── controllers/</text:span></text:p>
      <text:p text:style-name="P1"><text:span text:style-name="Source_20_Text">│ <text:s text:c="2"/>├── models/</text:span></text:p>
      <text:p text:style-name="P1"><text:span text:style-name="Source_20_Text">│ <text:s text:c="2"/>├── config/</text:span></text:p>
      <text:p text:style-name="P1"><text:span text:style-name="Source_20_Text">│ <text:s text:c="2"/>│ <text:s text:c="2"/>└── db.js</text:span></text:p>
      <text:p text:style-name="P1"><text:span text:style-name="Source_20_Text">│ <text:s text:c="2"/>└── middleware/</text:span></text:p>
      <text:p text:style-name="P1"><text:span text:style-name="Source_20_Text">├── package.json</text:span></text:p>
      <text:p text:style-name="P2"><text:span text:style-name="Source_20_Text">└── .env</text:span></text:p>
      <text:p text:style-name="Horizontal_20_Line"/>
      <text:h text:style-name="Heading_20_3" text:outline-level="3">🎯 Funcionalidades que você consegue implementar:</text:h>
      <text:list xml:id="list4178815494" text:style-name="L6">
        <text:list-item>
          <text:p text:style-name="P12"><text:span text:style-name="Strong_20_Emphasis">Login separado para aluno, professor e admin</text:span></text:p>
        </text:list-item>
        <text:list-item>
          <text:p text:style-name="P12"><text:span text:style-name="Strong_20_Emphasis">Painel administrativo</text:span> com:</text:p>
          <text:list>
            <text:list-item>
              <text:p text:style-name="P12">Cadastro de usuários (CRUD)</text:p>
            </text:list-item>
            <text:list-item>
              <text:p text:style-name="P12">Cadastro de turmas, horários e matérias</text:p>
            </text:list-item>
            <text:list-item>
              <text:p text:style-name="P12">Lançamento e consulta de notas</text:p>
            </text:list-item>
          </text:list>
        </text:list-item>
        <text:list-item>
          <text:p text:style-name="P12"><text:span text:style-name="Strong_20_Emphasis">Painel do professor</text:span> com:</text:p>
          <text:list>
            <text:list-item>
              <text:p text:style-name="P12">Lista de alunos por turma</text:p>
            </text:list-item>
            <text:list-item>
              <text:p text:style-name="P12">Presença e notas</text:p>
            </text:list-item>
          </text:list>
        </text:list-item>
        <text:list-item>
          <text:p text:style-name="P12"><text:span text:style-name="Strong_20_Emphasis">Painel do aluno</text:span> com:</text:p>
          <text:list>
            <text:list-item>
              <text:p text:style-name="P12">Visualização de notas, frequência e calendário</text:p>
            </text:list-item>
          </text:list>
        </text:list-item>
      </text:list>
      <text:p text:style-name="Horizontal_20_Line"/>
      <text:h text:style-name="Heading_20_3" text:outline-level="3"><text:soft-page-break/>⚙️ Pacotes do Node.js úteis:</text:h>
      <text:list xml:id="list2792552943" text:style-name="L7">
        <text:list-item>
          <text:p text:style-name="P13"><text:span text:style-name="Source_20_Text">express</text:span> → servidor</text:p>
        </text:list-item>
        <text:list-item>
          <text:p text:style-name="P13"><text:span text:style-name="Source_20_Text">mysql2</text:span> → conexão com MySQL</text:p>
        </text:list-item>
        <text:list-item>
          <text:p text:style-name="P13"><text:span text:style-name="Source_20_Text">dotenv</text:span> → variáveis de ambiente (.env)</text:p>
        </text:list-item>
        <text:list-item>
          <text:p text:style-name="P13"><text:span text:style-name="Source_20_Text">bcryptjs</text:span> → criptografia de senhas</text:p>
        </text:list-item>
        <text:list-item>
          <text:p text:style-name="P13"><text:span text:style-name="Source_20_Text">jsonwebtoken</text:span> → autenticação com token</text:p>
        </text:list-item>
        <text:list-item>
          <text:p text:style-name="P13"><text:span text:style-name="Source_20_Text">express-session</text:span> → sessões de login (alternativo ao JWT)</text:p>
        </text:list-item>
        <text:list-item>
          <text:p text:style-name="P13"><text:span text:style-name="Source_20_Text">cors</text:span> e <text:span text:style-name="Source_20_Text">helmet</text:span> → segurança da API</text:p>
        </text:list-item>
      </text:list>
      <text:p text:style-name="Horizontal_20_Line"/>
      <text:h text:style-name="Heading_20_3" text:outline-level="3">🔐 Exemplo de rotas que você pode criar:</text:h>
      <text:p text:style-name="Preformatted_20_Text">js</text:p>
      <text:p text:style-name="Preformatted_20_Text">CopiarEditar</text:p>
      <text:p text:style-name="P1"><text:span text:style-name="Source_20_Text">// backend/routes/authRoutes.js</text:span></text:p>
      <text:p text:style-name="P1"><text:span text:style-name="Source_20_Text">router.post('/login', loginUser);</text:span></text:p>
      <text:p text:style-name="P1"><text:span text:style-name="Source_20_Text">router.post('/register', registerUser);</text:span></text:p>
      <text:p text:style-name="P1"/>
      <text:p text:style-name="P1"><text:span text:style-name="Source_20_Text">// backend/routes/alunoRoutes.js</text:span></text:p>
      <text:p text:style-name="P1"><text:span text:style-name="Source_20_Text">router.get('/alunos', getAllAlunos);</text:span></text:p>
      <text:p text:style-name="P1"><text:span text:style-name="Source_20_Text">router.post('/aluno', createAluno);</text:span></text:p>
      <text:p text:style-name="P1"/>
      <text:p text:style-name="P1"><text:span text:style-name="Source_20_Text">// backend/routes/professorRoutes.js</text:span></text:p>
      <text:p text:style-name="P1"><text:span text:style-name="Source_20_Text">router.get('/professores', getAllProfessores);</text:span></text:p>
      <text:p text:style-name="P2"><text:span text:style-name="Source_20_Text">router.post('/professor', createProfessor);</text:span></text:p>
      <text:p text:style-name="Horizontal_20_Line"/>
      <text:h text:style-name="Heading_20_3" text:outline-level="3">💡 Dica:</text:h>
      <text:p text:style-name="Text_20_body">Como são muitos tipos de usuários (aluno, professor, admin), use um campo <text:span text:style-name="Source_20_Text">role</text:span> na tabela <text:span text:style-name="Source_20_Text">usuarios</text:span> para diferenciar os acessos e permissões.</text:p>
      <text:p text:style-name="Horizontal_20_Line"/>
      <text:h text:style-name="Heading_20_3" text:outline-level="3">📘 Quer ajuda para começar?</text:h>
      <text:p text:style-name="Text_20_body">Posso te gerar:</text:p>
      <text:list xml:id="list2063389198" text:style-name="L8">
        <text:list-item>
          <text:p text:style-name="P14">Um <text:span text:style-name="Strong_20_Emphasis">esqueleto de projeto com Node + MySQL</text:span></text:p>
        </text:list-item>
        <text:list-item>
          <text:p text:style-name="P14">Um <text:span text:style-name="Strong_20_Emphasis">exemplo funcional de login e autenticação</text:span></text:p>
        </text:list-item>
        <text:list-item>
          <text:p text:style-name="P14">O <text:span text:style-name="Strong_20_Emphasis">modelo do banco de dados</text:span> com as tabelas principais</text:p>
        </text:list-item>
      </text:list>
      <text:p text:style-name="Text_20_body">É só me dizer se quer começar por isso e qual parte você quer montar primeiro: o <text:span text:style-name="Strong_20_Emphasis">login</text:span>, o <text:span text:style-name="Strong_20_Emphasis">cadastro de alunos</text:span>, ou o <text:span text:style-name="Strong_20_Emphasis">painel admin</text:span>, por exemplo.</text:p>
      <text:h text:style-name="Heading_20_5" text:outline-level="5">Você disse:</text:h>
      <text:p text:style-name="Text_20_body">No momento, eu precisaria de uma ideia de plano de negócios para uma escola de 200 alunos. Entendeu? Onde tem que se encaixar legal a gestão. Você pode me oferecer?</text:p>
      <text:h text:style-name="Heading_20_6" text:outline-level="6"><text:soft-page-break/>O ChatGPT disse:</text:h>
      <text:p text:style-name="Text_20_body">Entendi perfeitamente: você quer um <text:span text:style-name="Strong_20_Emphasis">plano de negócios focado em uma escola com 200 alunos</text:span>, com <text:span text:style-name="Strong_20_Emphasis">gestão bem estruturada</text:span>, para guiar o projeto e também dar base ao sistema que você está criando.</text:p>
      <text:p text:style-name="Text_20_body">Abaixo está um <text:span text:style-name="Strong_20_Emphasis">modelo de plano de negócios completo</text:span>, adaptado para uma escola de médio porte (com 200 alunos), com foco em gestão educacional e sustentabilidade financeira:</text:p>
      <text:p text:style-name="Horizontal_20_Line"/>
      <text:h text:style-name="Heading_20_2" text:outline-level="2">📘 PLANO DE NEGÓCIOS — Escola Educacional [Nome da Escola]</text:h>
      <text:h text:style-name="Heading_20_3" text:outline-level="3">1. <text:span text:style-name="Strong_20_Emphasis">Resumo Executivo</text:span></text:h>
      <text:list xml:id="list2095968389" text:style-name="L9">
        <text:list-item>
          <text:p text:style-name="P15"><text:span text:style-name="Strong_20_Emphasis">Nome da escola:</text:span> [Nome da sua escola]</text:p>
        </text:list-item>
        <text:list-item>
          <text:p text:style-name="P15"><text:span text:style-name="Strong_20_Emphasis">Localização:</text:span> [Cidade, bairro]</text:p>
        </text:list-item>
        <text:list-item>
          <text:p text:style-name="P15"><text:span text:style-name="Strong_20_Emphasis">Público-alvo:</text:span> Alunos do Ensino Fundamental/Médio (ou outro segmento)</text:p>
        </text:list-item>
        <text:list-item>
          <text:p text:style-name="P15"><text:span text:style-name="Strong_20_Emphasis">Capacidade atual:</text:span> 200 alunos</text:p>
        </text:list-item>
        <text:list-item>
          <text:p text:style-name="P15"><text:span text:style-name="Strong_20_Emphasis">Objetivo principal:</text:span> Oferecer educação de qualidade com gestão moderna, integrando tecnologia, professores qualificados e foco no desenvolvimento humano e acadêmico dos alunos.</text:p>
        </text:list-item>
      </text:list>
      <text:p text:style-name="Horizontal_20_Line"/>
      <text:h text:style-name="Heading_20_3" text:outline-level="3">2. <text:span text:style-name="Strong_20_Emphasis">Análise de Mercado</text:span></text:h>
      <text:list xml:id="list2947845764" text:style-name="L10">
        <text:list-item>
          <text:p text:style-name="P16"><text:span text:style-name="Strong_20_Emphasis">Demanda local:</text:span> Bairro/população com crescimento educacional, interesse por escolas organizadas.</text:p>
        </text:list-item>
        <text:list-item>
          <text:p text:style-name="P16"><text:span text:style-name="Strong_20_Emphasis">Concorrência:</text:span> Avaliação de escolas próximas, diferenciais que a sua escola pode oferecer.</text:p>
        </text:list-item>
        <text:list-item>
          <text:p text:style-name="P16"><text:span text:style-name="Strong_20_Emphasis">Oportunidades:</text:span> Uso de tecnologia para atrair pais modernos; foco em valores humanos e preparo para o futuro.</text:p>
        </text:list-item>
      </text:list>
      <text:p text:style-name="Horizontal_20_Line"/>
      <text:h text:style-name="Heading_20_3" text:outline-level="3">3. <text:span text:style-name="Strong_20_Emphasis">Serviços Oferecidos</text:span></text:h>
      <text:list xml:id="list2396694431" text:style-name="L11">
        <text:list-item>
          <text:p text:style-name="P17">Ensino regular (especificar nível: fundamental, médio, técnico...)</text:p>
        </text:list-item>
        <text:list-item>
          <text:p text:style-name="P17">Atividades extracurriculares (dança, música, robótica, reforço)</text:p>
        </text:list-item>
        <text:list-item>
          <text:p text:style-name="P17">Apoio psicopedagógico</text:p>
        </text:list-item>
        <text:list-item>
          <text:p text:style-name="P17">Gestão integrada via sistema online (aluno, professor e responsáveis)</text:p>
        </text:list-item>
        <text:list-item>
          <text:p text:style-name="P17">Portal do aluno com notas, faltas e comunicados</text:p>
        </text:list-item>
      </text:list>
      <text:p text:style-name="Horizontal_20_Line"/>
      <text:h text:style-name="Heading_20_3" text:outline-level="3"><text:soft-page-break/>4. <text:span text:style-name="Strong_20_Emphasis">Estrutura de Gestão</text:span></text:h>
      <text:p text:style-name="Text_20_body"><text:span text:style-name="Strong_20_Emphasis">Organograma sugerido:</text:span></text:p>
      <text:p text:style-name="Preformatted_20_Text">bash</text:p>
      <text:p text:style-name="Preformatted_20_Text">CopiarEditar</text:p>
      <text:p text:style-name="P1"><text:span text:style-name="Source_20_Text">Direção Geral</text:span></text:p>
      <text:p text:style-name="P1"><text:span text:style-name="Source_20_Text">│</text:span></text:p>
      <text:p text:style-name="P1"><text:span text:style-name="Source_20_Text">├── Coordenação Pedagógica</text:span></text:p>
      <text:p text:style-name="P1"><text:span text:style-name="Source_20_Text">│ <text:s text:c="2"/>└── Professores (divididos por série/disciplina)</text:span></text:p>
      <text:p text:style-name="P1"><text:span text:style-name="Source_20_Text">│</text:span></text:p>
      <text:p text:style-name="P1"><text:span text:style-name="Source_20_Text">├── Secretaria Escolar</text:span></text:p>
      <text:p text:style-name="P1"><text:span text:style-name="Source_20_Text">│ <text:s text:c="2"/>├── Atendimento aos pais</text:span></text:p>
      <text:p text:style-name="P1"><text:span text:style-name="Source_20_Text">│ <text:s text:c="2"/>├── Controle de matrículas/documentos</text:span></text:p>
      <text:p text:style-name="P1"><text:span text:style-name="Source_20_Text">│</text:span></text:p>
      <text:p text:style-name="P1"><text:span text:style-name="Source_20_Text">├── Coordenação Administrativa</text:span></text:p>
      <text:p text:style-name="P1"><text:span text:style-name="Source_20_Text">│ <text:s text:c="2"/>├── Financeiro (boletos, mensalidades)</text:span></text:p>
      <text:p text:style-name="P1"><text:span text:style-name="Source_20_Text">│ <text:s text:c="2"/>└── RH (folha de pagamento, contratos)</text:span></text:p>
      <text:p text:style-name="P1"><text:span text:style-name="Source_20_Text">│</text:span></text:p>
      <text:p text:style-name="P1"><text:span text:style-name="Source_20_Text">└── Suporte Técnico / TI</text:span></text:p>
      <text:p text:style-name="P2"><text:span text:style-name="Source_20_Text"><text:s text:c="4"/>└── Gestão do sistema e dados</text:span></text:p>
      <text:p text:style-name="Horizontal_20_Line"/>
      <text:h text:style-name="Heading_20_3" text:outline-level="3">5. <text:span text:style-name="Strong_20_Emphasis">Plano de Gestão Acadêmica</text:span></text:h>
      <text:list xml:id="list1578921422" text:style-name="L12">
        <text:list-item>
          <text:p text:style-name="P18">Calendário escolar digital</text:p>
        </text:list-item>
        <text:list-item>
          <text:p text:style-name="P18">Planejamento de aulas por bimestre</text:p>
        </text:list-item>
        <text:list-item>
          <text:p text:style-name="P18">Lançamento online de notas e presenças</text:p>
        </text:list-item>
        <text:list-item>
          <text:p text:style-name="P18">Relatórios automáticos para pais</text:p>
        </text:list-item>
        <text:list-item>
          <text:p text:style-name="P18">Avaliações com rúbricas personalizadas</text:p>
        </text:list-item>
        <text:list-item>
          <text:p text:style-name="P18">Integração com WhatsApp e e-mail para avisos</text:p>
        </text:list-item>
      </text:list>
      <text:p text:style-name="Horizontal_20_Line"/>
      <text:h text:style-name="Heading_20_3" text:outline-level="3">6. <text:span text:style-name="Strong_20_Emphasis">Gestão Financeira</text:span></text:h>
      <text:p text:style-name="Text_20_body"><text:span text:style-name="Strong_20_Emphasis">Fontes de receita:</text:span></text:p>
      <text:list xml:id="list1786405644" text:style-name="L13">
        <text:list-item>
          <text:p text:style-name="P19">Mensalidades</text:p>
        </text:list-item>
        <text:list-item>
          <text:p text:style-name="P19">Taxas de matrícula</text:p>
        </text:list-item>
        <text:list-item>
          <text:p text:style-name="P19">Atividades extras (reforço, cursos pagos)</text:p>
        </text:list-item>
        <text:list-item>
          <text:p text:style-name="P19">Eventos e parcerias</text:p>
        </text:list-item>
      </text:list>
      <text:p text:style-name="Text_20_body"><text:span text:style-name="Strong_20_Emphasis">Despesas fixas:</text:span></text:p>
      <text:list xml:id="list2224190838" text:style-name="L14">
        <text:list-item>
          <text:p text:style-name="P20">Salários (professores, coordenação, secretaria)</text:p>
        </text:list-item>
        <text:list-item>
          <text:p text:style-name="P20">Aluguel ou manutenção do prédio</text:p>
        </text:list-item>
        <text:list-item>
          <text:p text:style-name="P20">Água, luz, internet</text:p>
        </text:list-item>
        <text:list-item>
          <text:p text:style-name="P20">Sistema online e suporte</text:p>
        </text:list-item>
        <text:list-item>
          <text:p text:style-name="P20"><text:soft-page-break/>Material didático</text:p>
        </text:list-item>
        <text:list-item>
          <text:p text:style-name="P20">Marketing e divulgação</text:p>
        </text:list-item>
      </text:list>
      <text:p text:style-name="Horizontal_20_Line"/>
      <text:h text:style-name="Heading_20_3" text:outline-level="3">7. <text:span text:style-name="Strong_20_Emphasis">Tecnologia e Inovação</text:span></text:h>
      <text:list xml:id="list3215206196" text:style-name="L15">
        <text:list-item>
          <text:p text:style-name="P21">Sistema web (desenvolvido com Node.js, MySQL e Bootstrap)</text:p>
        </text:list-item>
        <text:list-item>
          <text:p text:style-name="P21">Acesso separado para alunos, professores, pais e administração</text:p>
        </text:list-item>
        <text:list-item>
          <text:p text:style-name="P21">Painel de controle com indicadores pedagógicos e financeiros</text:p>
        </text:list-item>
        <text:list-item>
          <text:p text:style-name="P21">Backup em nuvem dos dados escolares</text:p>
        </text:list-item>
        <text:list-item>
          <text:p text:style-name="P21">Relatórios automáticos de desempenho</text:p>
        </text:list-item>
        <text:list-item>
          <text:p text:style-name="P21">Integração com boletos e pagamentos online</text:p>
        </text:list-item>
      </text:list>
      <text:p text:style-name="Horizontal_20_Line"/>
      <text:h text:style-name="Heading_20_3" text:outline-level="3">8. <text:span text:style-name="Strong_20_Emphasis">Marketing e Captação de Alunos</text:span></text:h>
      <text:list xml:id="list228952853" text:style-name="L16">
        <text:list-item>
          <text:p text:style-name="P22">Site institucional com SEO local</text:p>
        </text:list-item>
        <text:list-item>
          <text:p text:style-name="P22">Campanhas no Instagram, Facebook e Google Ads</text:p>
        </text:list-item>
        <text:list-item>
          <text:p text:style-name="P22">Parcerias com comércios locais</text:p>
        </text:list-item>
        <text:list-item>
          <text:p text:style-name="P22">Programas de indicação (aluno indica aluno)</text:p>
        </text:list-item>
        <text:list-item>
          <text:p text:style-name="P22">Eventos abertos (feiras, apresentações)</text:p>
        </text:list-item>
      </text:list>
      <text:p text:style-name="Horizontal_20_Line"/>
      <text:h text:style-name="Heading_20_3" text:outline-level="3">9. <text:span text:style-name="Strong_20_Emphasis">Investimento Inicial (estimado)</text:span></text:h>
      <table:table table:name="Table3" table:style-name="Table3">
        <table:table-column table:style-name="Table3.A"/>
        <table:table-column table:style-name="Table3.B"/>
        <table:table-header-rows>
          <table:table-row table:style-name="TableLine93999122698800">
            <table:table-cell table:style-name="Table3.A1" office:value-type="string">
              <text:p text:style-name="Table_20_Heading">Item</text:p>
            </table:table-cell>
            <table:table-cell table:style-name="Table3.A1" office:value-type="string">
              <text:p text:style-name="Table_20_Heading">Valor Estimado</text:p>
            </table:table-cell>
          </table:table-row>
        </table:table-header-rows>
        <table:table-row table:style-name="TableLine93999122716752">
          <table:table-cell table:style-name="Table3.A1" office:value-type="string">
            <text:p text:style-name="Table_20_Contents">Mobiliário (salas, secretaria)</text:p>
          </table:table-cell>
          <table:table-cell table:style-name="Table3.A1" office:value-type="string">
            <text:p text:style-name="Table_20_Contents">R$ 30.000</text:p>
          </table:table-cell>
        </table:table-row>
        <table:table-row table:style-name="TableLine93999122717120">
          <table:table-cell table:style-name="Table3.A1" office:value-type="string">
            <text:p text:style-name="Table_20_Contents">Equipamentos (PCs, projetores)</text:p>
          </table:table-cell>
          <table:table-cell table:style-name="Table3.A1" office:value-type="string">
            <text:p text:style-name="Table_20_Contents">R$ 20.000</text:p>
          </table:table-cell>
        </table:table-row>
        <table:table-row table:style-name="TableLine93999122717664">
          <table:table-cell table:style-name="Table3.A1" office:value-type="string">
            <text:p text:style-name="Table_20_Contents">Material didático inicial</text:p>
          </table:table-cell>
          <table:table-cell table:style-name="Table3.A1" office:value-type="string">
            <text:p text:style-name="Table_20_Contents">R$ 10.000</text:p>
          </table:table-cell>
        </table:table-row>
        <table:table-row table:style-name="TableLine93999122718320">
          <table:table-cell table:style-name="Table3.A1" office:value-type="string">
            <text:p text:style-name="Table_20_Contents">Desenvolvimento do sistema</text:p>
          </table:table-cell>
          <table:table-cell table:style-name="Table3.A1" office:value-type="string">
            <text:p text:style-name="Table_20_Contents">R$ 15.000</text:p>
          </table:table-cell>
        </table:table-row>
        <table:table-row table:style-name="TableLine93999122718976">
          <table:table-cell table:style-name="Table3.A1" office:value-type="string">
            <text:p text:style-name="Table_20_Contents">Marketing inicial</text:p>
          </table:table-cell>
          <table:table-cell table:style-name="Table3.A1" office:value-type="string">
            <text:p text:style-name="Table_20_Contents">R$ 5.000</text:p>
          </table:table-cell>
        </table:table-row>
        <table:table-row table:style-name="TableLine93999122719584">
          <table:table-cell table:style-name="Table3.A1" office:value-type="string">
            <text:p text:style-name="Table_20_Contents">Capital de giro (3 meses)</text:p>
          </table:table-cell>
          <table:table-cell table:style-name="Table3.A1" office:value-type="string">
            <text:p text:style-name="Table_20_Contents">R$ 25.000</text:p>
          </table:table-cell>
        </table:table-row>
        <table:table-row table:style-name="TableLine93999122720320">
          <table:table-cell table:style-name="Table3.A1" office:value-type="string">
            <text:p text:style-name="Table_20_Contents"><text:span text:style-name="Strong_20_Emphasis">Total</text:span></text:p>
          </table:table-cell>
          <table:table-cell table:style-name="Table3.A1" office:value-type="string">
            <text:p text:style-name="Table_20_Contents"><text:span text:style-name="Strong_20_Emphasis">R$ 105.000</text:span></text:p>
          </table:table-cell>
        </table:table-row>
      </table:table>
      <text:p text:style-name="Text_20_body"><text:span text:style-name="Emphasis">(Você pode adaptar conforme sua realidade.)</text:span></text:p>
      <text:p text:style-name="Horizontal_20_Line"/>
      <text:h text:style-name="Heading_20_3" text:outline-level="3">10. <text:span text:style-name="Strong_20_Emphasis">Projeção de Receita Mensal</text:span></text:h>
      <table:table table:name="Table4" table:style-name="Table4">
        <table:table-column table:style-name="Table4.A"/>
        <table:table-column table:style-name="Table4.B"/>
        <table:table-header-rows>
          <table:table-row table:style-name="TableLine93999122701392">
            <table:table-cell table:style-name="Table4.A1" office:value-type="string">
              <text:p text:style-name="Table_20_Heading">Receita</text:p>
            </table:table-cell>
            <table:table-cell table:style-name="Table4.A1" office:value-type="string">
              <text:p text:style-name="Table_20_Heading">Valor</text:p>
            </table:table-cell>
          </table:table-row>
        </table:table-header-rows>
        <table:table-row table:style-name="TableLine93999122733584">
          <table:table-cell table:style-name="Table4.A1" office:value-type="string">
            <text:p text:style-name="Table_20_Contents">Mensalidade média: R$ 500 x 200 alunos</text:p>
          </table:table-cell>
          <table:table-cell table:style-name="Table4.A1" office:value-type="string">
            <text:p text:style-name="Table_20_Contents">R$ 100.000</text:p>
          </table:table-cell>
        </table:table-row>
        <table:table-row table:style-name="TableLine93999122733952">
          <table:table-cell table:style-name="Table4.A1" office:value-type="string">
            <text:p text:style-name="Table_20_Contents">Atividades extracurriculares</text:p>
          </table:table-cell>
          <table:table-cell table:style-name="Table4.A1" office:value-type="string">
            <text:p text:style-name="Table_20_Contents">R$ 10.000</text:p>
          </table:table-cell>
        </table:table-row>
        <table:table-row table:style-name="TableLine93999122734496">
          <table:table-cell table:style-name="Table4.A1" office:value-type="string">
            <text:p text:style-name="Table_20_Contents"><text:span text:style-name="Strong_20_Emphasis">Total</text:span></text:p>
          </table:table-cell>
          <table:table-cell table:style-name="Table4.A1" office:value-type="string">
            <text:p text:style-name="Table_20_Contents"><text:span text:style-name="Strong_20_Emphasis">R$ 110.000</text:span></text:p>
          </table:table-cell>
        </table:table-row>
      </table:table>
      <text:p text:style-name="Horizontal_20_Line"/>
      <text:h text:style-name="Heading_20_3" text:outline-level="3"><text:soft-page-break/>11. <text:span text:style-name="Strong_20_Emphasis">Diferenciais da Escola</text:span></text:h>
      <text:list xml:id="list2658753385" text:style-name="L17">
        <text:list-item>
          <text:p text:style-name="P23">Sistema moderno com acesso para pais, professores e alunos</text:p>
        </text:list-item>
        <text:list-item>
          <text:p text:style-name="P23">Apoio emocional e acompanhamento individualizado</text:p>
        </text:list-item>
        <text:list-item>
          <text:p text:style-name="P23">Transparência na gestão e comunicação digital eficiente</text:p>
        </text:list-item>
        <text:list-item>
          <text:p text:style-name="P23">Educação com foco em habilidades do século XXI</text:p>
        </text:list-item>
      </text:list>
      <text:p text:style-name="Horizontal_20_Line"/>
      <text:h text:style-name="Heading_20_3" text:outline-level="3">12. <text:span text:style-name="Strong_20_Emphasis">Objetivos de Curto, Médio e Longo Prazo</text:span></text:h>
      <text:list xml:id="list1965393195" text:style-name="L18">
        <text:list-item>
          <text:p text:style-name="P24"><text:span text:style-name="Strong_20_Emphasis">Curto (6 meses):</text:span> Estabilizar os processos, concluir o sistema de gestão</text:p>
        </text:list-item>
        <text:list-item>
          <text:p text:style-name="P24"><text:span text:style-name="Strong_20_Emphasis">Médio (1 ano):</text:span> Aumentar a retenção e a satisfação dos alunos, ampliar turmas</text:p>
        </text:list-item>
        <text:list-item>
          <text:p text:style-name="P24"><text:span text:style-name="Strong_20_Emphasis">Longo (2 a 5 anos):</text:span> Expandir para nova unidade, ter 400+ alunos, sistema licenciado para outras escolas</text:p>
        </text:list-item>
      </text:list>
      <text:p text:style-name="Horizontal_20_Line"/>
      <text:p text:style-name="Text_20_body">Se quiser, posso te enviar uma versão <text:span text:style-name="Strong_20_Emphasis">editável em Word ou PDF</text:span>, ou montar uma <text:span text:style-name="Strong_20_Emphasis">apresentação estilo pitch deck (PowerPoint)</text:span> com esse conteúdo.</text:p>
      <text:p text:style-name="Text_20_body">Deseja isso? Ou prefere que eu comece ajudando a montar o <text:span text:style-name="Strong_20_Emphasis">modelo de banco de dados</text:span> do sistema para apoiar essa gestão?</text:p>
      <text:h text:style-name="Heading_20_5" text:outline-level="5">Você disse:</text:h>
      <text:p text:style-name="Text_20_body">Você tem uma noção de qual o valor a ser cobrado para um trabalho desse porte para o desenvolvimento do sistema?</text:p>
      <text:h text:style-name="Heading_20_6" text:outline-level="6">O ChatGPT disse:</text:h>
      <text:p text:style-name="Text_20_body">Sim, tenho uma boa noção — e posso te ajudar a <text:span text:style-name="Strong_20_Emphasis">precificar de forma realista</text:span>, levando em conta o tamanho do sistema, a quantidade de usuários, e o escopo de funcionalidades. Vamos lá:</text:p>
      <text:p text:style-name="Horizontal_20_Line"/>
      <text:h text:style-name="Heading_20_2" text:outline-level="2">💰 <text:span text:style-name="Strong_20_Emphasis">Quanto cobrar pelo desenvolvimento de um sistema de gestão escolar para 200 alunos?</text:span></text:h>
      <text:h text:style-name="Heading_20_3" text:outline-level="3">1. <text:span text:style-name="Strong_20_Emphasis">Fatores que influenciam o valor:</text:span></text:h>
      <text:list xml:id="list4141676764" text:style-name="L19">
        <text:list-item>
          <text:p text:style-name="P25">Quantidade de funcionalidades</text:p>
        </text:list-item>
        <text:list-item>
          <text:p text:style-name="P25">Nível de personalização</text:p>
        </text:list-item>
        <text:list-item>
          <text:p text:style-name="P25">Integrações (ex: sistema financeiro, pagamentos, e-mails)</text:p>
        </text:list-item>
        <text:list-item>
          <text:p text:style-name="P25">Prazos e suporte</text:p>
        </text:list-item>
        <text:list-item>
          <text:p text:style-name="P25">Se você vai oferecer <text:span text:style-name="Strong_20_Emphasis">painel para 3 tipos de usuário</text:span> (admin, professor, aluno)</text:p>
        </text:list-item>
        <text:list-item>
          <text:p text:style-name="P25">Se é um projeto único ou uma <text:span text:style-name="Strong_20_Emphasis">plataforma escalável</text:span></text:p>
        </text:list-item>
      </text:list>
      <text:p text:style-name="Horizontal_20_Line"/>
      <text:h text:style-name="Heading_20_3" text:outline-level="3"><text:soft-page-break/>2. 💼 <text:span text:style-name="Strong_20_Emphasis">Modelo de Sistema como Projeto Único (sob medida)</text:span></text:h>
      <text:h text:style-name="Heading_20_4" text:outline-level="4">👉 Escopo padrão que você mencionou:</text:h>
      <text:list xml:id="list2967154140" text:style-name="L20">
        <text:list-item>
          <text:p text:style-name="P26">Login para 3 tipos de usuário</text:p>
        </text:list-item>
        <text:list-item>
          <text:p text:style-name="P26">Painel de controle para cada tipo</text:p>
        </text:list-item>
        <text:list-item>
          <text:p text:style-name="P26">Cadastro e gestão de alunos, professores, notas, presenças</text:p>
        </text:list-item>
        <text:list-item>
          <text:p text:style-name="P26">Área administrativa com relatórios</text:p>
        </text:list-item>
        <text:list-item>
          <text:p text:style-name="P26">Banco de dados (MySQL) estruturado</text:p>
        </text:list-item>
        <text:list-item>
          <text:p text:style-name="P26">Integração com e-mail e WhatsApp (se necessário)</text:p>
        </text:list-item>
        <text:list-item>
          <text:p text:style-name="P26">Frontend com Bootstrap responsivo</text:p>
        </text:list-item>
        <text:list-item>
          <text:p text:style-name="P26">Backend com Node.js e Express</text:p>
        </text:list-item>
      </text:list>
      <text:p text:style-name="Horizontal_20_Line"/>
      <text:h text:style-name="Heading_20_3" text:outline-level="3">3. 💵 <text:span text:style-name="Strong_20_Emphasis">Faixa de preço recomendada (freelancer/autônomo)</text:span></text:h>
      <table:table table:name="Table5" table:style-name="Table5">
        <table:table-column table:style-name="Table5.A"/>
        <table:table-column table:style-name="Table5.B"/>
        <table:table-header-rows>
          <table:table-row table:style-name="TableLine93999122752576">
            <table:table-cell table:style-name="Table5.A1" office:value-type="string">
              <text:p text:style-name="Table_20_Heading">Nível do Desenvolvedor</text:p>
            </table:table-cell>
            <table:table-cell table:style-name="Table5.A1" office:value-type="string">
              <text:p text:style-name="Table_20_Heading">Valor estimado (Brasil)</text:p>
            </table:table-cell>
          </table:table-row>
        </table:table-header-rows>
        <table:table-row table:style-name="TableLine93999122796240">
          <table:table-cell table:style-name="Table5.A1" office:value-type="string">
            <text:p text:style-name="Table_20_Contents">Iniciante (com boa lógica e entrega funcional, sem painel visual moderno)</text:p>
          </table:table-cell>
          <table:table-cell table:style-name="Table5.A1" office:value-type="string">
            <text:p text:style-name="Table_20_Contents">R$ 5.000 a R$ 8.000</text:p>
          </table:table-cell>
        </table:table-row>
        <table:table-row table:style-name="TableLine93999122796608">
          <table:table-cell table:style-name="Table5.A1" office:value-type="string">
            <text:p text:style-name="Table_20_Contents">Intermediário (design + painéis modernos + autenticação segura + boas práticas)</text:p>
          </table:table-cell>
          <table:table-cell table:style-name="Table5.A1" office:value-type="string">
            <text:p text:style-name="Table_20_Contents"><text:span text:style-name="Strong_20_Emphasis">R$ 10.000 a R$ 18.000</text:span></text:p>
          </table:table-cell>
        </table:table-row>
        <table:table-row table:style-name="TableLine93999122797152">
          <table:table-cell table:style-name="Table5.A1" office:value-type="string">
            <text:p text:style-name="Table_20_Contents">Avançado/Plataforma com suporte, API, escalável e modular</text:p>
          </table:table-cell>
          <table:table-cell table:style-name="Table5.A1" office:value-type="string">
            <text:p text:style-name="Table_20_Contents">R$ 20.000 a R$ 35.000+</text:p>
          </table:table-cell>
        </table:table-row>
      </table:table>
      <text:p text:style-name="Horizontal_20_Line"/>
      <text:h text:style-name="Heading_20_3" text:outline-level="3">⚙️ Exemplo de divisão de preço por módulo:</text:h>
      <table:table table:name="Table6" table:style-name="Table6">
        <table:table-column table:style-name="Table6.A"/>
        <table:table-column table:style-name="Table6.B"/>
        <table:table-header-rows>
          <table:table-row table:style-name="TableLine93999122786400">
            <table:table-cell table:style-name="Table6.A1" office:value-type="string">
              <text:p text:style-name="Table_20_Heading">Módulo</text:p>
            </table:table-cell>
            <table:table-cell table:style-name="Table6.A1" office:value-type="string">
              <text:p text:style-name="Table_20_Heading">Valor aproximado</text:p>
            </table:table-cell>
          </table:table-row>
        </table:table-header-rows>
        <table:table-row table:style-name="TableLine93999122816032">
          <table:table-cell table:style-name="Table6.A1" office:value-type="string">
            <text:p text:style-name="Table_20_Contents">Login e autenticação</text:p>
          </table:table-cell>
          <table:table-cell table:style-name="Table6.A1" office:value-type="string">
            <text:p text:style-name="Table_20_Contents">R$ 1.500</text:p>
          </table:table-cell>
        </table:table-row>
        <table:table-row table:style-name="TableLine93999122816400">
          <table:table-cell table:style-name="Table6.A1" office:value-type="string">
            <text:p text:style-name="Table_20_Contents">Cadastro de usuários e permissões</text:p>
          </table:table-cell>
          <table:table-cell table:style-name="Table6.A1" office:value-type="string">
            <text:p text:style-name="Table_20_Contents">R$ 2.000</text:p>
          </table:table-cell>
        </table:table-row>
        <table:table-row table:style-name="TableLine93999122816832">
          <table:table-cell table:style-name="Table6.A1" office:value-type="string">
            <text:p text:style-name="Table_20_Contents">Painel de aluno</text:p>
          </table:table-cell>
          <table:table-cell table:style-name="Table6.A1" office:value-type="string">
            <text:p text:style-name="Table_20_Contents">R$ 2.000</text:p>
          </table:table-cell>
        </table:table-row>
        <table:table-row table:style-name="TableLine93999122817488">
          <table:table-cell table:style-name="Table6.A1" office:value-type="string">
            <text:p text:style-name="Table_20_Contents">Painel de professor</text:p>
          </table:table-cell>
          <table:table-cell table:style-name="Table6.A1" office:value-type="string">
            <text:p text:style-name="Table_20_Contents">R$ 2.500</text:p>
          </table:table-cell>
        </table:table-row>
        <table:table-row table:style-name="TableLine93999122818224">
          <table:table-cell table:style-name="Table6.A1" office:value-type="string">
            <text:p text:style-name="Table_20_Contents">Painel administrativo completo</text:p>
          </table:table-cell>
          <table:table-cell table:style-name="Table6.A1" office:value-type="string">
            <text:p text:style-name="Table_20_Contents">R$ 3.000</text:p>
          </table:table-cell>
        </table:table-row>
        <table:table-row table:style-name="TableLine93999122818992">
          <table:table-cell table:style-name="Table6.A1" office:value-type="string">
            <text:p text:style-name="Table_20_Contents">Lançamento de notas, faltas</text:p>
          </table:table-cell>
          <table:table-cell table:style-name="Table6.A1" office:value-type="string">
            <text:p text:style-name="Table_20_Contents">R$ 1.500</text:p>
          </table:table-cell>
        </table:table-row>
        <table:table-row table:style-name="TableLine93999122819808">
          <table:table-cell table:style-name="Table6.A1" office:value-type="string">
            <text:p text:style-name="Table_20_Contents">Relatórios e exportações</text:p>
          </table:table-cell>
          <table:table-cell table:style-name="Table6.A1" office:value-type="string">
            <text:p text:style-name="Table_20_Contents">R$ 1.000</text:p>
          </table:table-cell>
        </table:table-row>
        <table:table-row table:style-name="TableLine93999122820624">
          <table:table-cell table:style-name="Table6.A1" office:value-type="string">
            <text:p text:style-name="Table_20_Contents">Integração com WhatsApp/e-mail</text:p>
          </table:table-cell>
          <table:table-cell table:style-name="Table6.A1" office:value-type="string">
            <text:p text:style-name="Table_20_Contents">R$ 1.000</text:p>
          </table:table-cell>
        </table:table-row>
      </table:table>
      <text:p text:style-name="Horizontal_20_Line"/>
      <text:h text:style-name="Heading_20_3" text:outline-level="3">🎯 Sugestões:</text:h>
      <text:list xml:id="list2996999361" text:style-name="L21">
        <text:list-item>
          <text:p text:style-name="P27">Se for seu <text:span text:style-name="Strong_20_Emphasis">primeiro sistema desse porte</text:span>, cobre a partir de <text:span text:style-name="Strong_20_Emphasis">R$ 6.000 a R$ 10.000</text:span>, entregando algo funcional, bem documentado, e com possibilidade de evolução.</text:p>
        </text:list-item>
        <text:list-item>
          <text:p text:style-name="P27">Ofereça <text:span text:style-name="Strong_20_Emphasis">planos de manutenção mensal</text:span> (ex: R$ 200 a R$ 500/mês) para suporte, backup e melhorias.</text:p>
        </text:list-item>
        <text:list-item>
          <text:p text:style-name="P27"><text:soft-page-break/>Você pode transformar esse sistema em uma <text:span text:style-name="Strong_20_Emphasis">plataforma SaaS</text:span> no futuro e cobrar mensalidades por escola (R$ 199 a R$ 499/mês).</text:p>
        </text:list-item>
      </text:list>
      <text:p text:style-name="Horizontal_20_Line"/>
      <text:p text:style-name="Text_20_body">Se quiser, posso te ajudar a montar:</text:p>
      <text:list xml:id="list1933314827" text:style-name="L22">
        <text:list-item>
          <text:p text:style-name="P28">Uma <text:span text:style-name="Strong_20_Emphasis">proposta comercial</text:span> em PDF</text:p>
        </text:list-item>
        <text:list-item>
          <text:p text:style-name="P28">Um <text:span text:style-name="Strong_20_Emphasis">modelo de contrato</text:span></text:p>
        </text:list-item>
        <text:list-item>
          <text:p text:style-name="P28">Um <text:span text:style-name="Strong_20_Emphasis">cronograma com marcos de entrega</text:span></text:p>
        </text:list-item>
      </text:list>
      <text:p text:style-name="Text_20_body">É só dizer o que precisa agora.</text:p>
      <text:h text:style-name="Heading_20_5" text:outline-level="5">Você disse:</text:h>
      <text:p text:style-name="Text_20_body">como posso dar inicio a o projeto hoje ?</text:p>
      <text:h text:style-name="Heading_20_6" text:outline-level="6">O ChatGPT disse:</text:h>
      <text:p text:style-name="Text_20_body">Ótimo! 👊 Já que você quer <text:span text:style-name="Strong_20_Emphasis">começar hoje</text:span> o projeto do sistema para a escola com 200 alunos, usando <text:span text:style-name="Strong_20_Emphasis">Node.js, MySQL, Bootstrap, HTML e CSS</text:span>, aqui está um passo a passo <text:span text:style-name="Strong_20_Emphasis">prático</text:span>, direto ao ponto, para iniciar com estrutura profissional e clara.</text:p>
      <text:p text:style-name="Horizontal_20_Line"/>
      <text:h text:style-name="Heading_20_2" text:outline-level="2">✅ <text:span text:style-name="Strong_20_Emphasis">PLANO DE INÍCIO IMEDIATO — Sistema Escolar</text:span></text:h>
      <text:p text:style-name="Horizontal_20_Line"/>
      <text:h text:style-name="Heading_20_3" text:outline-level="3">🛠️ 1. <text:span text:style-name="Strong_20_Emphasis">Crie a Estrutura do Projeto</text:span></text:h>
      <text:p text:style-name="Preformatted_20_Text">bash</text:p>
      <text:p text:style-name="Preformatted_20_Text">CopiarEditar</text:p>
      <text:p text:style-name="P1"><text:span text:style-name="Source_20_Text">mkdir sistema-escolar</text:span></text:p>
      <text:p text:style-name="P1"><text:span text:style-name="Source_20_Text">cd sistema-escolar</text:span></text:p>
      <text:p text:style-name="P2"><text:span text:style-name="Source_20_Text">npm init -y</text:span></text:p>
      <text:p text:style-name="Text_20_body">Instale os pacotes principais:</text:p>
      <text:p text:style-name="Preformatted_20_Text">bash</text:p>
      <text:p text:style-name="Preformatted_20_Text">CopiarEditar</text:p>
      <text:p text:style-name="P2"><text:span text:style-name="Source_20_Text">npm install express mysql2 dotenv nodemon cors bcryptjs jsonwebtoken</text:span></text:p>
      <text:p text:style-name="Text_20_body">Crie a estrutura de pastas:</text:p>
      <text:p text:style-name="Preformatted_20_Text">bash</text:p>
      <text:p text:style-name="Preformatted_20_Text">CopiarEditar</text:p>
      <text:p text:style-name="P1"><text:span text:style-name="Source_20_Text">mkdir src</text:span></text:p>
      <text:p text:style-name="P1"><text:span text:style-name="Source_20_Text">cd src</text:span></text:p>
      <text:p text:style-name="P2"><text:span text:style-name="Source_20_Text">mkdir controllers routes models config middleware public views</text:span></text:p>
      <text:p text:style-name="Text_20_body">Estrutura exemplo:</text:p>
      <text:p text:style-name="Preformatted_20_Text">pgsql</text:p>
      <text:p text:style-name="Preformatted_20_Text">CopiarEditar</text:p>
      <text:p text:style-name="P1"><text:span text:style-name="Source_20_Text">sistema-escolar/</text:span></text:p>
      <text:p text:style-name="P1"><text:span text:style-name="Source_20_Text">├── src/</text:span></text:p>
      <text:p text:style-name="P1"><text:span text:style-name="Source_20_Text">│ <text:s text:c="2"/>├── controllers/</text:span></text:p>
      <text:p text:style-name="P1"><text:span text:style-name="Source_20_Text">│ <text:s text:c="2"/>├── routes/</text:span></text:p>
      <text:p text:style-name="P1"><text:soft-page-break/><text:span text:style-name="Source_20_Text">│ <text:s text:c="2"/>├── models/</text:span></text:p>
      <text:p text:style-name="P1"><text:span text:style-name="Source_20_Text">│ <text:s text:c="2"/>├── config/</text:span></text:p>
      <text:p text:style-name="P1"><text:span text:style-name="Source_20_Text">│ <text:s text:c="2"/>├── middleware/</text:span></text:p>
      <text:p text:style-name="P1"><text:span text:style-name="Source_20_Text">│ <text:s text:c="2"/>├── views/ <text:s text:c="8"/>→ HTMLs com Bootstrap</text:span></text:p>
      <text:p text:style-name="P1"><text:span text:style-name="Source_20_Text">│ <text:s text:c="2"/>└── public/ <text:s text:c="7"/>→ CSS, JS, imagens</text:span></text:p>
      <text:p text:style-name="P1"><text:span text:style-name="Source_20_Text">├── .env</text:span></text:p>
      <text:p text:style-name="P1"><text:span text:style-name="Source_20_Text">├── index.js</text:span></text:p>
      <text:p text:style-name="P2"><text:span text:style-name="Source_20_Text">├── package.json</text:span></text:p>
      <text:p text:style-name="Horizontal_20_Line"/>
      <text:h text:style-name="Heading_20_3" text:outline-level="3">🔐 2. <text:span text:style-name="Strong_20_Emphasis">Configure o .env</text:span></text:h>
      <text:p text:style-name="Text_20_body">Crie o arquivo <text:span text:style-name="Source_20_Text">.env</text:span>:</text:p>
      <text:p text:style-name="Preformatted_20_Text">env</text:p>
      <text:p text:style-name="Preformatted_20_Text">CopiarEditar</text:p>
      <text:p text:style-name="P1"><text:span text:style-name="Source_20_Text">PORT=3000</text:span></text:p>
      <text:p text:style-name="P1"><text:span text:style-name="Source_20_Text">DB_HOST=localhost</text:span></text:p>
      <text:p text:style-name="P1"><text:span text:style-name="Source_20_Text">DB_USER=root</text:span></text:p>
      <text:p text:style-name="P1"><text:span text:style-name="Source_20_Text">DB_PASSWORD=sua_senha</text:span></text:p>
      <text:p text:style-name="P1"><text:span text:style-name="Source_20_Text">DB_NAME=sistema_escolar</text:span></text:p>
      <text:p text:style-name="P2"><text:span text:style-name="Source_20_Text">JWT_SECRET=sua_chave_secreta</text:span></text:p>
      <text:p text:style-name="Horizontal_20_Line"/>
      <text:h text:style-name="Heading_20_3" text:outline-level="3">🧩 3. <text:span text:style-name="Strong_20_Emphasis">Configure o servidor (index.js)</text:span></text:h>
      <text:p text:style-name="Preformatted_20_Text">js</text:p>
      <text:p text:style-name="Preformatted_20_Text">CopiarEditar</text:p>
      <text:p text:style-name="P1"><text:span text:style-name="Source_20_Text">const express = require('express');</text:span></text:p>
      <text:p text:style-name="P1"><text:span text:style-name="Source_20_Text">const cors = require('cors');</text:span></text:p>
      <text:p text:style-name="P1"><text:span text:style-name="Source_20_Text">const app = express();</text:span></text:p>
      <text:p text:style-name="P1"><text:span text:style-name="Source_20_Text">require('dotenv').config();</text:span></text:p>
      <text:p text:style-name="P1"/>
      <text:p text:style-name="P1"><text:span text:style-name="Source_20_Text">app.use(cors());</text:span></text:p>
      <text:p text:style-name="P1"><text:span text:style-name="Source_20_Text">app.use(express.json());</text:span></text:p>
      <text:p text:style-name="P1"><text:span text:style-name="Source_20_Text">app.use(express.static('src/public'));</text:span></text:p>
      <text:p text:style-name="P1"><text:span text:style-name="Source_20_Text">app.set('view engine', 'ejs'); // ou use HTML puro</text:span></text:p>
      <text:p text:style-name="P1"/>
      <text:p text:style-name="P1"><text:span text:style-name="Source_20_Text">// Rotas</text:span></text:p>
      <text:p text:style-name="P1"><text:span text:style-name="Source_20_Text">const userRoutes = require('./src/routes/userRoutes');</text:span></text:p>
      <text:p text:style-name="P1"><text:span text:style-name="Source_20_Text">app.use('/users', userRoutes);</text:span></text:p>
      <text:p text:style-name="P1"/>
      <text:p text:style-name="P1"><text:span text:style-name="Source_20_Text">app.listen(process.env.PORT, () =&gt; {</text:span></text:p>
      <text:p text:style-name="P1"><text:span text:style-name="Source_20_Text"><text:s text:c="2"/>console.log(`Servidor rodando em http://localhost:${process.env.PORT}`);</text:span></text:p>
      <text:p text:style-name="P2"><text:span text:style-name="Source_20_Text">});</text:span></text:p>
      <text:p text:style-name="Horizontal_20_Line"/>
      <text:h text:style-name="Heading_20_3" text:outline-level="3">🧱 4. <text:span text:style-name="Strong_20_Emphasis">Monte o Banco de Dados (MySQL)</text:span></text:h>
      <text:p text:style-name="Text_20_body">Conecte no MySQL e crie:</text:p>
      <text:p text:style-name="Preformatted_20_Text">sql</text:p>
      <text:p text:style-name="Preformatted_20_Text">CopiarEditar</text:p>
      <text:p text:style-name="P1"><text:span text:style-name="Source_20_Text">CREATE DATABASE sistema_escolar;</text:span></text:p>
      <text:p text:style-name="P1"/>
      <text:p text:style-name="P1"><text:span text:style-name="Source_20_Text">USE sistema_escolar;</text:span></text:p>
      <text:p text:style-name="P1"/>
      <text:p text:style-name="P1"><text:span text:style-name="Source_20_Text">CREATE TABLE usuarios (</text:span></text:p>
      <text:p text:style-name="P1"><text:span text:style-name="Source_20_Text"><text:s text:c="2"/>id INT AUTO_INCREMENT PRIMARY KEY,</text:span></text:p>
      <text:p text:style-name="P1"><text:soft-page-break/><text:span text:style-name="Source_20_Text"><text:s text:c="2"/>nome VARCHAR(100),</text:span></text:p>
      <text:p text:style-name="P1"><text:span text:style-name="Source_20_Text"><text:s text:c="2"/>email VARCHAR(100) UNIQUE,</text:span></text:p>
      <text:p text:style-name="P1"><text:span text:style-name="Source_20_Text"><text:s text:c="2"/>senha VARCHAR(255),</text:span></text:p>
      <text:p text:style-name="P1"><text:span text:style-name="Source_20_Text"><text:s text:c="2"/>tipo ENUM('admin', 'professor', 'aluno') NOT NULL</text:span></text:p>
      <text:p text:style-name="P2"><text:span text:style-name="Source_20_Text">);</text:span></text:p>
      <text:p text:style-name="Text_20_body">Depois, crie tabelas de:</text:p>
      <text:list xml:id="list265305934" text:style-name="L23">
        <text:list-item>
          <text:p text:style-name="P29">Alunos</text:p>
        </text:list-item>
        <text:list-item>
          <text:p text:style-name="P29">Professores</text:p>
        </text:list-item>
        <text:list-item>
          <text:p text:style-name="P29">Disciplinas</text:p>
        </text:list-item>
        <text:list-item>
          <text:p text:style-name="P29">Notas</text:p>
        </text:list-item>
        <text:list-item>
          <text:p text:style-name="P29">Presenças</text:p>
        </text:list-item>
      </text:list>
      <text:p text:style-name="Text_20_body">Posso montar todas essas tabelas se quiser.</text:p>
      <text:p text:style-name="Horizontal_20_Line"/>
      <text:h text:style-name="Heading_20_3" text:outline-level="3">🔐 5. <text:span text:style-name="Strong_20_Emphasis">Autenticação e Login (JWT)</text:span></text:h>
      <text:p text:style-name="Text_20_body">Você criará um <text:span text:style-name="Strong_20_Emphasis">middleware de login</text:span> com <text:span text:style-name="Source_20_Text">bcryptjs</text:span> e <text:span text:style-name="Source_20_Text">jsonwebtoken</text:span>. Se quiser, eu te envio pronto.</text:p>
      <text:p text:style-name="Horizontal_20_Line"/>
      <text:h text:style-name="Heading_20_3" text:outline-level="3">🎨 6. <text:span text:style-name="Strong_20_Emphasis">Interface com Bootstrap</text:span></text:h>
      <text:p text:style-name="Text_20_body">Use HTML + Bootstrap nos arquivos <text:span text:style-name="Source_20_Text">.html</text:span> ou <text:span text:style-name="Source_20_Text">.ejs</text:span> dentro de <text:span text:style-name="Source_20_Text">/views</text:span>. Comece com:</text:p>
      <text:list xml:id="list3282266896" text:style-name="L24">
        <text:list-item>
          <text:p text:style-name="P30"><text:span text:style-name="Source_20_Text">login.html</text:span></text:p>
        </text:list-item>
        <text:list-item>
          <text:p text:style-name="P30"><text:span text:style-name="Source_20_Text">dashboard-admin.html</text:span></text:p>
        </text:list-item>
        <text:list-item>
          <text:p text:style-name="P30"><text:span text:style-name="Source_20_Text">dashboard-professor.html</text:span></text:p>
        </text:list-item>
        <text:list-item>
          <text:p text:style-name="P30"><text:span text:style-name="Source_20_Text">dashboard-aluno.html</text:span></text:p>
        </text:list-item>
      </text:list>
      <text:p text:style-name="Horizontal_20_Line"/>
      <text:h text:style-name="Heading_20_3" text:outline-level="3">🧪 7. <text:span text:style-name="Strong_20_Emphasis">Primeiro teste funcional</text:span></text:h>
      <text:list xml:id="list1856375109" text:style-name="L25">
        <text:list-item>
          <text:p text:style-name="P31">Faça o cadastro de um usuário (admin)</text:p>
        </text:list-item>
        <text:list-item>
          <text:p text:style-name="P31">Faça login e redirecione para o dashboard certo</text:p>
        </text:list-item>
        <text:list-item>
          <text:p text:style-name="P31">Teste conexão com banco (listar usuários)</text:p>
        </text:list-item>
      </text:list>
      <text:p text:style-name="Horizontal_20_Line"/>
      <text:h text:style-name="Heading_20_3" text:outline-level="3">🗂️ 8. <text:span text:style-name="Strong_20_Emphasis">Controle de Versão</text:span></text:h>
      <text:p text:style-name="Text_20_body">Use Git:</text:p>
      <text:p text:style-name="Preformatted_20_Text">bash</text:p>
      <text:p text:style-name="Preformatted_20_Text">CopiarEditar</text:p>
      <text:p text:style-name="P1"><text:span text:style-name="Source_20_Text">git init</text:span></text:p>
      <text:p text:style-name="P1"><text:span text:style-name="Source_20_Text">git add .</text:span></text:p>
      <text:p text:style-name="P2"><text:soft-page-break/><text:span text:style-name="Source_20_Text">git commit -m "Início do sistema escolar"</text:span></text:p>
      <text:p text:style-name="Text_20_body">Se quiser, suba para o GitHub.</text:p>
      <text:p text:style-name="Horizontal_20_Line"/>
      <text:h text:style-name="Heading_20_2" text:outline-level="2">🚀 E AGORA?</text:h>
      <text:p text:style-name="Text_20_body">Se quiser, posso te ajudar com:</text:p>
      <text:list xml:id="list3765240532" text:style-name="L26">
        <text:list-item>
          <text:p text:style-name="P32">Script completo do login</text:p>
        </text:list-item>
        <text:list-item>
          <text:p text:style-name="P32">Tabelas SQL completas</text:p>
        </text:list-item>
        <text:list-item>
          <text:p text:style-name="P32">Primeiro layout do dashboard</text:p>
        </text:list-item>
        <text:list-item>
          <text:p text:style-name="P32">Cronograma semanal de desenvolvimento</text:p>
        </text:list-item>
      </text:list>
      <text:p text:style-name="Text_20_body"><text:span text:style-name="Strong_20_Emphasis">Deseja que eu monte a primeira tela e o login hoje mesmo?</text:span></text:p>
      <text:h text:style-name="Heading_20_5" text:outline-level="5">Você disse:</text:h>
      <text:p text:style-name="Text_20_body">recebi uma noticia muito importante a escola e uma escola de cursos profissionalizantes</text:p>
      <text:h text:style-name="Heading_20_6" text:outline-level="6">O ChatGPT disse:</text:h>
      <text:p text:style-name="Text_20_body">Perfeito! Isso muda bastante o <text:span text:style-name="Strong_20_Emphasis">enfoque do sistema</text:span> e da <text:span text:style-name="Strong_20_Emphasis">gestão pedagógica</text:span>. Uma escola de <text:span text:style-name="Strong_20_Emphasis">cursos profissionalizantes</text:span> tem particularidades que precisam ser consideradas desde o início do desenvolvimento.</text:p>
      <text:p text:style-name="Horizontal_20_Line"/>
      <text:h text:style-name="Heading_20_2" text:outline-level="2">🎓 O que muda em uma <text:span text:style-name="Strong_20_Emphasis">escola de cursos profissionalizantes</text:span>?</text:h>
      <text:h text:style-name="Heading_20_3" text:outline-level="3">📌 Características principais:</text:h>
      <text:list xml:id="list3284462373" text:style-name="L27">
        <text:list-item>
          <text:p text:style-name="P33">Cursos modulares (ex: Informática, Administração, Estética, etc.)</text:p>
        </text:list-item>
        <text:list-item>
          <text:p text:style-name="P33">Aulas com carga horária definida (ex: 160h, 40h, etc.)</text:p>
        </text:list-item>
        <text:list-item>
          <text:p text:style-name="P33">Professores diferentes por curso ou módulo</text:p>
        </text:list-item>
        <text:list-item>
          <text:p text:style-name="P33">Certificados emitidos após conclusão</text:p>
        </text:list-item>
        <text:list-item>
          <text:p text:style-name="P33">Controle de frequência por curso</text:p>
        </text:list-item>
        <text:list-item>
          <text:p text:style-name="P33">Possibilidade de turmas por turno ou datas específicas</text:p>
        </text:list-item>
        <text:list-item>
          <text:p text:style-name="P33">Gestão de mensalidades e documentos (RG, CPF, contrato, etc.)</text:p>
        </text:list-item>
      </text:list>
      <text:p text:style-name="Horizontal_20_Line"/>
      <text:h text:style-name="Heading_20_2" text:outline-level="2">✅ Funcionalidades que <text:span text:style-name="Strong_20_Emphasis">devem entrar no sistema agora:</text:span></text:h>
      <text:h text:style-name="Heading_20_3" text:outline-level="3">👤 Área do Aluno:</text:h>
      <text:list xml:id="list625525975" text:style-name="L28">
        <text:list-item>
          <text:p text:style-name="P34">Visualizar cursos em andamento e concluídos</text:p>
        </text:list-item>
        <text:list-item>
          <text:p text:style-name="P34">Ver frequência e notas</text:p>
        </text:list-item>
        <text:list-item>
          <text:p text:style-name="P34"><text:soft-page-break/>Baixar certificados</text:p>
        </text:list-item>
        <text:list-item>
          <text:p text:style-name="P34">Acesso ao material de apoio (PDF, vídeo, links)</text:p>
        </text:list-item>
        <text:list-item>
          <text:p text:style-name="P34">Boletos ou mensalidades</text:p>
        </text:list-item>
      </text:list>
      <text:h text:style-name="Heading_20_3" text:outline-level="3">👨‍🏫 Área do Professor:</text:h>
      <text:list xml:id="list4138801984" text:style-name="L29">
        <text:list-item>
          <text:p text:style-name="P35">Lançar presença e notas por curso</text:p>
        </text:list-item>
        <text:list-item>
          <text:p text:style-name="P35">Ver lista de alunos da turma</text:p>
        </text:list-item>
        <text:list-item>
          <text:p text:style-name="P35">Upload de materiais de aula</text:p>
        </text:list-item>
        <text:list-item>
          <text:p text:style-name="P35">Relatórios de aproveitamento</text:p>
        </text:list-item>
      </text:list>
      <text:h text:style-name="Heading_20_3" text:outline-level="3">🧑‍💼 Área Administrativa:</text:h>
      <text:list xml:id="list958723066" text:style-name="L30">
        <text:list-item>
          <text:p text:style-name="P36">Cadastrar cursos, módulos e cargas horárias</text:p>
        </text:list-item>
        <text:list-item>
          <text:p text:style-name="P36">Abrir novas turmas (com datas, turnos, professor vinculado)</text:p>
        </text:list-item>
        <text:list-item>
          <text:p text:style-name="P36">Matrícula de alunos nos cursos</text:p>
        </text:list-item>
        <text:list-item>
          <text:p text:style-name="P36">Controle financeiro (opcional ou externo)</text:p>
        </text:list-item>
        <text:list-item>
          <text:p text:style-name="P36">Geração de relatórios e certificados</text:p>
        </text:list-item>
      </text:list>
      <text:p text:style-name="Horizontal_20_Line"/>
      <text:h text:style-name="Heading_20_2" text:outline-level="2">📊 Exemplo de Estrutura de Banco de Dados (simplificada):</text:h>
      <text:p text:style-name="Preformatted_20_Text">sql</text:p>
      <text:p text:style-name="Preformatted_20_Text">CopiarEditar</text:p>
      <text:p text:style-name="P1"><text:span text:style-name="Source_20_Text">CREATE TABLE cursos (</text:span></text:p>
      <text:p text:style-name="P1"><text:span text:style-name="Source_20_Text"><text:s text:c="2"/>id INT AUTO_INCREMENT PRIMARY KEY,</text:span></text:p>
      <text:p text:style-name="P1"><text:span text:style-name="Source_20_Text"><text:s text:c="2"/>nome VARCHAR(100),</text:span></text:p>
      <text:p text:style-name="P1"><text:span text:style-name="Source_20_Text"><text:s text:c="2"/>carga_horaria INT,</text:span></text:p>
      <text:p text:style-name="P1"><text:span text:style-name="Source_20_Text"><text:s text:c="2"/>descricao TEXT</text:span></text:p>
      <text:p text:style-name="P1"><text:span text:style-name="Source_20_Text">);</text:span></text:p>
      <text:p text:style-name="P1"/>
      <text:p text:style-name="P1"><text:span text:style-name="Source_20_Text">CREATE TABLE turmas (</text:span></text:p>
      <text:p text:style-name="P1"><text:span text:style-name="Source_20_Text"><text:s text:c="2"/>id INT AUTO_INCREMENT PRIMARY KEY,</text:span></text:p>
      <text:p text:style-name="P1"><text:span text:style-name="Source_20_Text"><text:s text:c="2"/>curso_id INT,</text:span></text:p>
      <text:p text:style-name="P1"><text:span text:style-name="Source_20_Text"><text:s text:c="2"/>professor_id INT,</text:span></text:p>
      <text:p text:style-name="P1"><text:span text:style-name="Source_20_Text"><text:s text:c="2"/>data_inicio DATE,</text:span></text:p>
      <text:p text:style-name="P1"><text:span text:style-name="Source_20_Text"><text:s text:c="2"/>data_fim DATE,</text:span></text:p>
      <text:p text:style-name="P1"><text:span text:style-name="Source_20_Text"><text:s text:c="2"/>turno ENUM('manhã','tarde','noite'),</text:span></text:p>
      <text:p text:style-name="P1"><text:span text:style-name="Source_20_Text"><text:s text:c="2"/>FOREIGN KEY (curso_id) REFERENCES cursos(id),</text:span></text:p>
      <text:p text:style-name="P1"><text:span text:style-name="Source_20_Text"><text:s text:c="2"/>FOREIGN KEY (professor_id) REFERENCES usuarios(id)</text:span></text:p>
      <text:p text:style-name="P1"><text:span text:style-name="Source_20_Text">);</text:span></text:p>
      <text:p text:style-name="P1"/>
      <text:p text:style-name="P1"><text:span text:style-name="Source_20_Text">CREATE TABLE matriculas (</text:span></text:p>
      <text:p text:style-name="P1"><text:span text:style-name="Source_20_Text"><text:s text:c="2"/>id INT AUTO_INCREMENT PRIMARY KEY,</text:span></text:p>
      <text:p text:style-name="P1"><text:span text:style-name="Source_20_Text"><text:s text:c="2"/>aluno_id INT,</text:span></text:p>
      <text:p text:style-name="P1"><text:span text:style-name="Source_20_Text"><text:s text:c="2"/>turma_id INT,</text:span></text:p>
      <text:p text:style-name="P1"><text:span text:style-name="Source_20_Text"><text:s text:c="2"/>data_matricula DATE,</text:span></text:p>
      <text:p text:style-name="P1"><text:span text:style-name="Source_20_Text"><text:s text:c="2"/>status ENUM('ativa','trancada','concluída'),</text:span></text:p>
      <text:p text:style-name="P1"><text:span text:style-name="Source_20_Text"><text:s text:c="2"/>FOREIGN KEY (aluno_id) REFERENCES usuarios(id),</text:span></text:p>
      <text:p text:style-name="P1"><text:span text:style-name="Source_20_Text"><text:s text:c="2"/>FOREIGN KEY (turma_id) REFERENCES turmas(id)</text:span></text:p>
      <text:p text:style-name="P2"><text:span text:style-name="Source_20_Text">);</text:span></text:p>
      <text:p text:style-name="Text_20_body"><text:soft-page-break/>Quer que eu monte o <text:span text:style-name="Strong_20_Emphasis">diagrama ER (entidade-relacionamento)</text:span> visual pra você?</text:p>
      <text:p text:style-name="Horizontal_20_Line"/>
      <text:h text:style-name="Heading_20_2" text:outline-level="2">🧭 Próximos Passos (sugerido pra hoje):</text:h>
      <text:list xml:id="list3957213024" text:style-name="L31">
        <text:list-item>
          <text:p text:style-name="P37">✅ Definir os <text:span text:style-name="Strong_20_Emphasis">cursos oferecidos</text:span></text:p>
        </text:list-item>
        <text:list-item>
          <text:p text:style-name="P37">✅ Definir os <text:span text:style-name="Strong_20_Emphasis">tipos de usuário</text:span>: admin, professor, aluno</text:p>
        </text:list-item>
        <text:list-item>
          <text:p text:style-name="P37">✅ Iniciar o backend com estrutura de autenticação</text:p>
        </text:list-item>
        <text:list-item>
          <text:p text:style-name="P37">✅ Montar a tabela <text:span text:style-name="Source_20_Text">usuarios</text:span>, <text:span text:style-name="Source_20_Text">cursos</text:span> e <text:span text:style-name="Source_20_Text">turmas</text:span></text:p>
        </text:list-item>
        <text:list-item>
          <text:p text:style-name="P37">✅ Criar o <text:span text:style-name="Strong_20_Emphasis">painel de login</text:span> com Bootstrap</text:p>
        </text:list-item>
        <text:list-item>
          <text:p text:style-name="P37">✅ Criar a <text:span text:style-name="Strong_20_Emphasis">dashboard administrativa inicial</text:span></text:p>
        </text:list-item>
      </text:list>
      <text:p text:style-name="Horizontal_20_Line"/>
      <text:p text:style-name="Text_20_body">Se quiser, posso:</text:p>
      <text:list xml:id="list2739631956" text:style-name="L32">
        <text:list-item>
          <text:p text:style-name="P38">Te dar o primeiro layout da <text:span text:style-name="Strong_20_Emphasis">Dashboard Admin</text:span></text:p>
        </text:list-item>
        <text:list-item>
          <text:p text:style-name="P38">Criar o script de login funcional com <text:span text:style-name="Strong_20_Emphasis">JWT + bcrypt</text:span></text:p>
        </text:list-item>
        <text:list-item>
          <text:p text:style-name="P38">Te entregar o SQL inicial completo das tabelas</text:p>
        </text:list-item>
        <text:list-item>
          <text:p text:style-name="P38">Montar um plano de desenvolvimento semanal</text:p>
        </text:list-item>
      </text:list>
      <text:p text:style-name="Text_20_body">Me diga o que você prefere fazer <text:span text:style-name="Strong_20_Emphasis">agora à tarde/noite</text:span> e eu te ajudo linha por linha.</text:p>
      <text:h text:style-name="Heading_20_5" text:outline-level="5">Você disse:</text:h>
      <text:p text:style-name="Text_20_body">vamos usar html css javaScript bootstrap mysql e todas as dependencias necessaria para criar esse projeto</text:p>
      <text:h text:style-name="Heading_20_6" text:outline-level="6">O ChatGPT disse:</text:h>
      <text:p text:style-name="Text_20_body">Ótimo! 👨‍💻 Você escolheu um <text:span text:style-name="Strong_20_Emphasis">stack poderoso e 100% viável</text:span> para o sistema da escola de cursos profissionalizantes:</text:p>
      <text:p text:style-name="Horizontal_20_Line"/>
      <text:h text:style-name="Heading_20_2" text:outline-level="2">🎯 Tecnologias do Projeto:</text:h>
      <table:table table:name="Table7" table:style-name="Table7">
        <table:table-column table:style-name="Table7.A"/>
        <table:table-column table:style-name="Table7.B"/>
        <table:table-header-rows>
          <table:table-row table:style-name="TableLine93999122687696">
            <table:table-cell table:style-name="Table7.A1" office:value-type="string">
              <text:p text:style-name="Table_20_Heading">Área</text:p>
            </table:table-cell>
            <table:table-cell table:style-name="Table7.A1" office:value-type="string">
              <text:p text:style-name="Table_20_Heading">Ferramenta / Linguagem</text:p>
            </table:table-cell>
          </table:table-row>
        </table:table-header-rows>
        <table:table-row table:style-name="TableLine93999123184400">
          <table:table-cell table:style-name="Table7.A1" office:value-type="string">
            <text:p text:style-name="Table_20_Contents"><text:span text:style-name="Strong_20_Emphasis">Frontend</text:span></text:p>
          </table:table-cell>
          <table:table-cell table:style-name="Table7.A1" office:value-type="string">
            <text:p text:style-name="Table_20_Contents">HTML, CSS, JavaScript, Bootstrap</text:p>
          </table:table-cell>
        </table:table-row>
        <table:table-row table:style-name="TableLine93999123184768">
          <table:table-cell table:style-name="Table7.A1" office:value-type="string">
            <text:p text:style-name="Table_20_Contents"><text:span text:style-name="Strong_20_Emphasis">Backend</text:span></text:p>
          </table:table-cell>
          <table:table-cell table:style-name="Table7.A1" office:value-type="string">
            <text:p text:style-name="Table_20_Contents">Node.js (com Express)</text:p>
          </table:table-cell>
        </table:table-row>
        <table:table-row table:style-name="TableLine93999123185312">
          <table:table-cell table:style-name="Table7.A1" office:value-type="string">
            <text:p text:style-name="Table_20_Contents"><text:span text:style-name="Strong_20_Emphasis">Banco de Dados</text:span></text:p>
          </table:table-cell>
          <table:table-cell table:style-name="Table7.A1" office:value-type="string">
            <text:p text:style-name="Table_20_Contents">MySQL</text:p>
          </table:table-cell>
        </table:table-row>
        <table:table-row table:style-name="TableLine93999123185968">
          <table:table-cell table:style-name="Table7.A1" office:value-type="string">
            <text:p text:style-name="Table_20_Contents"><text:span text:style-name="Strong_20_Emphasis">Autenticação</text:span></text:p>
          </table:table-cell>
          <table:table-cell table:style-name="Table7.A1" office:value-type="string">
            <text:p text:style-name="Table_20_Contents">JWT + bcryptjs</text:p>
          </table:table-cell>
        </table:table-row>
        <table:table-row table:style-name="TableLine93999123186624">
          <table:table-cell table:style-name="Table7.A1" office:value-type="string">
            <text:p text:style-name="Table_20_Contents"><text:span text:style-name="Strong_20_Emphasis">Comunicação</text:span></text:p>
          </table:table-cell>
          <table:table-cell table:style-name="Table7.A1" office:value-type="string">
            <text:p text:style-name="Table_20_Contents">API RESTful (com JSON)</text:p>
          </table:table-cell>
        </table:table-row>
        <table:table-row table:style-name="TableLine93999123187312">
          <table:table-cell table:style-name="Table7.A1" office:value-type="string">
            <text:p text:style-name="Table_20_Contents"><text:span text:style-name="Strong_20_Emphasis">Gerenciamento de Variáveis</text:span></text:p>
          </table:table-cell>
          <table:table-cell table:style-name="Table7.A1" office:value-type="string">
            <text:p text:style-name="Table_20_Contents">dotenv</text:p>
          </table:table-cell>
        </table:table-row>
        <table:table-row table:style-name="TableLine93999123188128">
          <table:table-cell table:style-name="Table7.A1" office:value-type="string">
            <text:p text:style-name="Table_20_Contents"><text:span text:style-name="Strong_20_Emphasis">Dev Tools</text:span></text:p>
          </table:table-cell>
          <table:table-cell table:style-name="Table7.A1" office:value-type="string">
            <text:p text:style-name="Table_20_Contents">nodemon (para auto-reload)</text:p>
          </table:table-cell>
        </table:table-row>
      </table:table>
      <text:p text:style-name="Horizontal_20_Line"/>
      <text:h text:style-name="Heading_20_2" text:outline-level="2"><text:soft-page-break/>✅ Etapas para começar o projeto <text:span text:style-name="Strong_20_Emphasis">agora</text:span>:</text:h>
      <text:h text:style-name="Heading_20_3" text:outline-level="3">🧱 1. Crie a pasta do projeto e instale as dependências:</text:h>
      <text:p text:style-name="Preformatted_20_Text">bash</text:p>
      <text:p text:style-name="Preformatted_20_Text">CopiarEditar</text:p>
      <text:p text:style-name="P1"><text:span text:style-name="Source_20_Text">mkdir sistema-cursos</text:span></text:p>
      <text:p text:style-name="P1"><text:span text:style-name="Source_20_Text">cd sistema-cursos</text:span></text:p>
      <text:p text:style-name="P1"><text:span text:style-name="Source_20_Text">npm init -y</text:span></text:p>
      <text:p text:style-name="P2"><text:span text:style-name="Source_20_Text">npm install express mysql2 dotenv cors bcryptjs jsonwebtoken nodemon</text:span></text:p>
      <text:p text:style-name="Text_20_body">Crie o script de dev no <text:span text:style-name="Source_20_Text">package.json</text:span>:</text:p>
      <text:p text:style-name="Preformatted_20_Text">json</text:p>
      <text:p text:style-name="Preformatted_20_Text">CopiarEditar</text:p>
      <text:p text:style-name="P1"><text:span text:style-name="Source_20_Text">"scripts": {</text:span></text:p>
      <text:p text:style-name="P1"><text:span text:style-name="Source_20_Text"><text:s text:c="2"/>"dev": "nodemon index.js"</text:span></text:p>
      <text:p text:style-name="P2"><text:span text:style-name="Source_20_Text">}</text:span></text:p>
      <text:p text:style-name="Horizontal_20_Line"/>
      <text:h text:style-name="Heading_20_3" text:outline-level="3">🗂️ 2. Estrutura inicial do projeto:</text:h>
      <text:p text:style-name="Preformatted_20_Text">bash</text:p>
      <text:p text:style-name="Preformatted_20_Text">CopiarEditar</text:p>
      <text:p text:style-name="P1"><text:span text:style-name="Source_20_Text">sistema-cursos/</text:span></text:p>
      <text:p text:style-name="P1"><text:span text:style-name="Source_20_Text">├── index.js</text:span></text:p>
      <text:p text:style-name="P1"><text:span text:style-name="Source_20_Text">├── .env</text:span></text:p>
      <text:p text:style-name="P1"><text:span text:style-name="Source_20_Text">├── package.json</text:span></text:p>
      <text:p text:style-name="P1"><text:span text:style-name="Source_20_Text">├── /src</text:span></text:p>
      <text:p text:style-name="P1"><text:span text:style-name="Source_20_Text">│ <text:s text:c="2"/>├── /config <text:s text:c="6"/>← conexão MySQL</text:span></text:p>
      <text:p text:style-name="P1"><text:span text:style-name="Source_20_Text">│ <text:s text:c="2"/>├── /controllers <text:s/>← lógica dos endpoints</text:span></text:p>
      <text:p text:style-name="P1"><text:span text:style-name="Source_20_Text">│ <text:s text:c="2"/>├── /routes <text:s text:c="6"/>← rotas da API</text:span></text:p>
      <text:p text:style-name="P1"><text:span text:style-name="Source_20_Text">│ <text:s text:c="2"/>├── /models <text:s text:c="6"/>← consultas SQL</text:span></text:p>
      <text:p text:style-name="P1"><text:span text:style-name="Source_20_Text">│ <text:s text:c="2"/>├── /middleware <text:s text:c="2"/>← autenticação JWT</text:span></text:p>
      <text:p text:style-name="P1"><text:span text:style-name="Source_20_Text">│ <text:s text:c="2"/>├── /public <text:s text:c="6"/>← arquivos CSS, JS</text:span></text:p>
      <text:p text:style-name="P2"><text:span text:style-name="Source_20_Text">│ <text:s text:c="2"/>└── /views <text:s text:c="7"/>← HTMLs com Bootstrap</text:span></text:p>
      <text:p text:style-name="Horizontal_20_Line"/>
      <text:h text:style-name="Heading_20_3" text:outline-level="3">🔐 3. Arquivo <text:span text:style-name="Source_20_Text">.env</text:span>:</text:h>
      <text:p text:style-name="Preformatted_20_Text">env</text:p>
      <text:p text:style-name="Preformatted_20_Text">CopiarEditar</text:p>
      <text:p text:style-name="P1"><text:span text:style-name="Source_20_Text">PORT=3000</text:span></text:p>
      <text:p text:style-name="P1"><text:span text:style-name="Source_20_Text">DB_HOST=localhost</text:span></text:p>
      <text:p text:style-name="P1"><text:span text:style-name="Source_20_Text">DB_USER=root</text:span></text:p>
      <text:p text:style-name="P1"><text:span text:style-name="Source_20_Text">DB_PASSWORD=sua_senha</text:span></text:p>
      <text:p text:style-name="P1"><text:span text:style-name="Source_20_Text">DB_NAME=sistema_escolar</text:span></text:p>
      <text:p text:style-name="P2"><text:span text:style-name="Source_20_Text">JWT_SECRET=umasecretforte</text:span></text:p>
      <text:p text:style-name="Horizontal_20_Line"/>
      <text:h text:style-name="Heading_20_3" text:outline-level="3">🌐 4. Configuração do servidor (<text:span text:style-name="Source_20_Text">index.js</text:span>):</text:h>
      <text:p text:style-name="Preformatted_20_Text">js</text:p>
      <text:p text:style-name="Preformatted_20_Text">CopiarEditar</text:p>
      <text:p text:style-name="P1"><text:span text:style-name="Source_20_Text">const express = require('express');</text:span></text:p>
      <text:p text:style-name="P1"><text:span text:style-name="Source_20_Text">const cors = require('cors');</text:span></text:p>
      <text:p text:style-name="P1"><text:span text:style-name="Source_20_Text">const app = express();</text:span></text:p>
      <text:p text:style-name="P1"><text:soft-page-break/><text:span text:style-name="Source_20_Text">require('dotenv').config();</text:span></text:p>
      <text:p text:style-name="P1"/>
      <text:p text:style-name="P1"><text:span text:style-name="Source_20_Text">app.use(cors());</text:span></text:p>
      <text:p text:style-name="P1"><text:span text:style-name="Source_20_Text">app.use(express.json());</text:span></text:p>
      <text:p text:style-name="P1"><text:span text:style-name="Source_20_Text">app.use(express.static('src/public'));</text:span></text:p>
      <text:p text:style-name="P1"/>
      <text:p text:style-name="P1"><text:span text:style-name="Source_20_Text">// Rotas</text:span></text:p>
      <text:p text:style-name="P1"><text:span text:style-name="Source_20_Text">const userRoutes = require('./src/routes/userRoutes');</text:span></text:p>
      <text:p text:style-name="P1"><text:span text:style-name="Source_20_Text">app.use('/api/users', userRoutes);</text:span></text:p>
      <text:p text:style-name="P1"/>
      <text:p text:style-name="P1"><text:span text:style-name="Source_20_Text">// Start</text:span></text:p>
      <text:p text:style-name="P1"><text:span text:style-name="Source_20_Text">app.listen(process.env.PORT, () =&gt; {</text:span></text:p>
      <text:p text:style-name="P1"><text:span text:style-name="Source_20_Text"><text:s text:c="2"/>console.log(`Servidor rodando em http://localhost:${process.env.PORT}`);</text:span></text:p>
      <text:p text:style-name="P2"><text:span text:style-name="Source_20_Text">});</text:span></text:p>
      <text:p text:style-name="Horizontal_20_Line"/>
      <text:h text:style-name="Heading_20_3" text:outline-level="3">💽 5. Conexão com o banco (<text:span text:style-name="Source_20_Text">src/config/db.js</text:span>):</text:h>
      <text:p text:style-name="Preformatted_20_Text">js</text:p>
      <text:p text:style-name="Preformatted_20_Text">CopiarEditar</text:p>
      <text:p text:style-name="P1"><text:span text:style-name="Source_20_Text">const mysql = require('mysql2');</text:span></text:p>
      <text:p text:style-name="P1"><text:span text:style-name="Source_20_Text">require('dotenv').config();</text:span></text:p>
      <text:p text:style-name="P1"/>
      <text:p text:style-name="P1"><text:span text:style-name="Source_20_Text">const connection = mysql.createConnection({</text:span></text:p>
      <text:p text:style-name="P1"><text:span text:style-name="Source_20_Text"><text:s text:c="2"/>host: process.env.DB_HOST,</text:span></text:p>
      <text:p text:style-name="P1"><text:span text:style-name="Source_20_Text"><text:s text:c="2"/>user: process.env.DB_USER,</text:span></text:p>
      <text:p text:style-name="P1"><text:span text:style-name="Source_20_Text"><text:s text:c="2"/>password: process.env.DB_PASSWORD,</text:span></text:p>
      <text:p text:style-name="P1"><text:span text:style-name="Source_20_Text"><text:s text:c="2"/>database: process.env.DB_NAME</text:span></text:p>
      <text:p text:style-name="P1"><text:span text:style-name="Source_20_Text">});</text:span></text:p>
      <text:p text:style-name="P1"/>
      <text:p text:style-name="P1"><text:span text:style-name="Source_20_Text">connection.connect((err) =&gt; {</text:span></text:p>
      <text:p text:style-name="P1"><text:span text:style-name="Source_20_Text"><text:s text:c="2"/>if (err) throw err;</text:span></text:p>
      <text:p text:style-name="P1"><text:span text:style-name="Source_20_Text"><text:s text:c="2"/>console.log('Conectado ao MySQL!');</text:span></text:p>
      <text:p text:style-name="P1"><text:span text:style-name="Source_20_Text">});</text:span></text:p>
      <text:p text:style-name="P1"/>
      <text:p text:style-name="P2"><text:span text:style-name="Source_20_Text">module.exports = connection;</text:span></text:p>
      <text:p text:style-name="Horizontal_20_Line"/>
      <text:h text:style-name="Heading_20_3" text:outline-level="3">📦 6. Próximo passo:</text:h>
      <text:p text:style-name="Text_20_body">Você quer que eu <text:span text:style-name="Strong_20_Emphasis">crie agora:</text:span></text:p>
      <text:list xml:id="list2021980535" text:style-name="L33">
        <text:list-item>
          <text:p text:style-name="P39">O SQL para criar as tabelas (usuários, cursos, turmas, etc)?</text:p>
        </text:list-item>
        <text:list-item>
          <text:p text:style-name="P39">O <text:span text:style-name="Strong_20_Emphasis">sistema de login</text:span> (comcriptografado e JWT)?</text:p>
        </text:list-item>
        <text:list-item>
          <text:p text:style-name="P39">A primeira tela com Bootstrap (login ou dashboard)?</text:p>
        </text:list-item>
      </text:list>
      <text:p text:style-name="Text_20_body">Me diga por onde quer começar <text:span text:style-name="Strong_20_Emphasis">hoje</text:span> que te passo o código pronto!</text:p>
      <text:h text:style-name="Heading_20_5" text:outline-level="5">Você disse:</text:h>
      <text:p text:style-name="Text_20_body">me de passo a passo desde criação de pastas a criação de arquivos</text:p>
      <text:h text:style-name="Heading_20_6" text:outline-level="6">O ChatGPT disse:</text:h>
      <text:p text:style-name="Text_20_body">Excelente decisão! Abaixo está o <text:span text:style-name="Strong_20_Emphasis">passo a passo completo e prático</text:span>, desde a criação das pastas e arquivos até o funcionamento inicial do seu sistema de uma escola de cursos profissionalizantes com <text:span text:style-name="Strong_20_Emphasis">HTML, CSS, JavaScript, Bootstrap, Node.js, Express e MySQL</text:span>.</text:p>
      <text:p text:style-name="Horizontal_20_Line"/>
      <text:h text:style-name="Heading_20_2" text:outline-level="2"><text:soft-page-break/>🧭 ETAPA 1: Criar o projeto</text:h>
      <text:h text:style-name="Heading_20_3" text:outline-level="3">1.1 – Crie a pasta principal:</text:h>
      <text:p text:style-name="Preformatted_20_Text">bash</text:p>
      <text:p text:style-name="Preformatted_20_Text">CopiarEditar</text:p>
      <text:p text:style-name="P1"><text:span text:style-name="Source_20_Text">mkdir sistema-escola</text:span></text:p>
      <text:p text:style-name="P2"><text:span text:style-name="Source_20_Text">cd sistema-escola</text:span></text:p>
      <text:h text:style-name="Heading_20_3" text:outline-level="3">1.2 – Inicialize o projeto Node.js:</text:h>
      <text:p text:style-name="Preformatted_20_Text">bash</text:p>
      <text:p text:style-name="Preformatted_20_Text">CopiarEditar</text:p>
      <text:p text:style-name="P2"><text:span text:style-name="Source_20_Text">npm init -y</text:span></text:p>
      <text:h text:style-name="Heading_20_3" text:outline-level="3">1.3 – Instale as dependências:</text:h>
      <text:p text:style-name="Preformatted_20_Text">bash</text:p>
      <text:p text:style-name="Preformatted_20_Text">CopiarEditar</text:p>
      <text:p text:style-name="P1"><text:span text:style-name="Source_20_Text">npm install express mysql2 dotenv cors bcryptjs jsonwebtoken</text:span></text:p>
      <text:p text:style-name="P2"><text:span text:style-name="Source_20_Text">npm install --save-dev nodemon</text:span></text:p>
      <text:p text:style-name="Horizontal_20_Line"/>
      <text:h text:style-name="Heading_20_2" text:outline-level="2">📁 ETAPA 2: Estrutura de pastas e arquivos</text:h>
      <text:h text:style-name="Heading_20_3" text:outline-level="3">2.1 – Crie a estrutura de diretórios:</text:h>
      <text:p text:style-name="Preformatted_20_Text">bash</text:p>
      <text:p text:style-name="Preformatted_20_Text">CopiarEditar</text:p>
      <text:p text:style-name="P1"><text:span text:style-name="Source_20_Text">mkdir src</text:span></text:p>
      <text:p text:style-name="P1"><text:span text:style-name="Source_20_Text">cd src</text:span></text:p>
      <text:p text:style-name="P1"><text:span text:style-name="Source_20_Text">mkdir config controllers routes models middleware public views</text:span></text:p>
      <text:p text:style-name="P1"><text:span text:style-name="Source_20_Text">cd ..</text:span></text:p>
      <text:p text:style-name="P2"><text:span text:style-name="Source_20_Text">touch index.js .env</text:span></text:p>
      <text:p text:style-name="Text_20_body">Agora seu projeto está assim:</text:p>
      <text:p text:style-name="Preformatted_20_Text">pgsql</text:p>
      <text:p text:style-name="Preformatted_20_Text">CopiarEditar</text:p>
      <text:p text:style-name="P1"><text:span text:style-name="Source_20_Text">sistema-escola/</text:span></text:p>
      <text:p text:style-name="P1"><text:span text:style-name="Source_20_Text">├── index.js</text:span></text:p>
      <text:p text:style-name="P1"><text:span text:style-name="Source_20_Text">├── .env</text:span></text:p>
      <text:p text:style-name="P1"><text:span text:style-name="Source_20_Text">├── package.json</text:span></text:p>
      <text:p text:style-name="P1"><text:span text:style-name="Source_20_Text">└── src/</text:span></text:p>
      <text:p text:style-name="P1"><text:span text:style-name="Source_20_Text"><text:s text:c="4"/>├── config/</text:span></text:p>
      <text:p text:style-name="P1"><text:span text:style-name="Source_20_Text"><text:s text:c="4"/>├── controllers/</text:span></text:p>
      <text:p text:style-name="P1"><text:span text:style-name="Source_20_Text"><text:s text:c="4"/>├── middleware/</text:span></text:p>
      <text:p text:style-name="P1"><text:span text:style-name="Source_20_Text"><text:s text:c="4"/>├── models/</text:span></text:p>
      <text:p text:style-name="P1"><text:span text:style-name="Source_20_Text"><text:s text:c="4"/>├── public/</text:span></text:p>
      <text:p text:style-name="P1"><text:span text:style-name="Source_20_Text"><text:s text:c="4"/>│ <text:s text:c="2"/>├── css/</text:span></text:p>
      <text:p text:style-name="P1"><text:span text:style-name="Source_20_Text"><text:s text:c="4"/>│ <text:s text:c="2"/>├── js/</text:span></text:p>
      <text:p text:style-name="P1"><text:span text:style-name="Source_20_Text"><text:s text:c="4"/>├── routes/</text:span></text:p>
      <text:p text:style-name="P2"><text:span text:style-name="Source_20_Text"><text:s text:c="4"/>└── views/</text:span></text:p>
      <text:p text:style-name="Horizontal_20_Line"/>
      <text:h text:style-name="Heading_20_2" text:outline-level="2"><text:soft-page-break/>🛠 ETAPA 3: Configurar o projeto</text:h>
      <text:h text:style-name="Heading_20_3" text:outline-level="3">3.1 – Arquivo <text:span text:style-name="Source_20_Text">.env</text:span>:</text:h>
      <text:p text:style-name="Text_20_body">Crie e adicione as variáveis:</text:p>
      <text:p text:style-name="Preformatted_20_Text">env</text:p>
      <text:p text:style-name="Preformatted_20_Text">CopiarEditar</text:p>
      <text:p text:style-name="P1"><text:span text:style-name="Source_20_Text">PORT=3000</text:span></text:p>
      <text:p text:style-name="P1"><text:span text:style-name="Source_20_Text">DB_HOST=localhost</text:span></text:p>
      <text:p text:style-name="P1"><text:span text:style-name="Source_20_Text">DB_USER=root</text:span></text:p>
      <text:p text:style-name="P1"><text:span text:style-name="Source_20_Text">DB_PASSWORD=sua_senha</text:span></text:p>
      <text:p text:style-name="P1"><text:span text:style-name="Source_20_Text">DB_NAME=sistema_escola</text:span></text:p>
      <text:p text:style-name="P2"><text:span text:style-name="Source_20_Text">JWT_SECRET=segredo_forte_aqui</text:span></text:p>
      <text:p text:style-name="Horizontal_20_Line"/>
      <text:h text:style-name="Heading_20_3" text:outline-level="3">3.2 – <text:span text:style-name="Source_20_Text">package.json</text:span> (adicione o script do nodemon):</text:h>
      <text:p text:style-name="Text_20_body">No bloco <text:span text:style-name="Source_20_Text">"scripts"</text:span>, adicione:</text:p>
      <text:p text:style-name="Preformatted_20_Text">json</text:p>
      <text:p text:style-name="Preformatted_20_Text">CopiarEditar</text:p>
      <text:p text:style-name="P1"><text:span text:style-name="Source_20_Text">"scripts": {</text:span></text:p>
      <text:p text:style-name="P1"><text:span text:style-name="Source_20_Text"><text:s text:c="2"/>"dev": "nodemon index.js"</text:span></text:p>
      <text:p text:style-name="P2"><text:span text:style-name="Source_20_Text">}</text:span></text:p>
      <text:p text:style-name="Horizontal_20_Line"/>
      <text:h text:style-name="Heading_20_3" text:outline-level="3">3.3 – <text:span text:style-name="Source_20_Text">index.js</text:span> (servidor principal):</text:h>
      <text:p text:style-name="Preformatted_20_Text">js</text:p>
      <text:p text:style-name="Preformatted_20_Text">CopiarEditar</text:p>
      <text:p text:style-name="P1"><text:span text:style-name="Source_20_Text">const express = require('express');</text:span></text:p>
      <text:p text:style-name="P1"><text:span text:style-name="Source_20_Text">const cors = require('cors');</text:span></text:p>
      <text:p text:style-name="P1"><text:span text:style-name="Source_20_Text">const app = express();</text:span></text:p>
      <text:p text:style-name="P1"><text:span text:style-name="Source_20_Text">require('dotenv').config();</text:span></text:p>
      <text:p text:style-name="P1"/>
      <text:p text:style-name="P1"><text:span text:style-name="Source_20_Text">app.use(cors());</text:span></text:p>
      <text:p text:style-name="P1"><text:span text:style-name="Source_20_Text">app.use(express.json());</text:span></text:p>
      <text:p text:style-name="P1"><text:span text:style-name="Source_20_Text">app.use(express.static('src/public'));</text:span></text:p>
      <text:p text:style-name="P1"/>
      <text:p text:style-name="P1"><text:span text:style-name="Source_20_Text">const userRoutes = require('./src/routes/userRoutes');</text:span></text:p>
      <text:p text:style-name="P1"><text:span text:style-name="Source_20_Text">app.use('/api/users', userRoutes);</text:span></text:p>
      <text:p text:style-name="P1"/>
      <text:p text:style-name="P1"><text:span text:style-name="Source_20_Text">app.listen(process.env.PORT, () =&gt; {</text:span></text:p>
      <text:p text:style-name="P1"><text:span text:style-name="Source_20_Text"><text:s text:c="2"/>console.log(`Servidor rodando em http://localhost:${process.env.PORT}`);</text:span></text:p>
      <text:p text:style-name="P2"><text:span text:style-name="Source_20_Text">});</text:span></text:p>
      <text:p text:style-name="Horizontal_20_Line"/>
      <text:h text:style-name="Heading_20_3" text:outline-level="3">3.4 – <text:span text:style-name="Source_20_Text">src/config/db.js</text:span> (conexão com o banco MySQL):</text:h>
      <text:p text:style-name="Preformatted_20_Text">js</text:p>
      <text:p text:style-name="Preformatted_20_Text">CopiarEditar</text:p>
      <text:p text:style-name="P1"><text:span text:style-name="Source_20_Text">const mysql = require('mysql2');</text:span></text:p>
      <text:p text:style-name="P1"><text:span text:style-name="Source_20_Text">require('dotenv').config();</text:span></text:p>
      <text:p text:style-name="P1"/>
      <text:p text:style-name="P1"><text:span text:style-name="Source_20_Text">const db = mysql.createConnection({</text:span></text:p>
      <text:p text:style-name="P1"><text:span text:style-name="Source_20_Text"><text:s text:c="2"/>host: process.env.DB_HOST,</text:span></text:p>
      <text:p text:style-name="P1"><text:soft-page-break/><text:span text:style-name="Source_20_Text"><text:s text:c="2"/>user: process.env.DB_USER,</text:span></text:p>
      <text:p text:style-name="P1"><text:span text:style-name="Source_20_Text"><text:s text:c="2"/>password: process.env.DB_PASSWORD,</text:span></text:p>
      <text:p text:style-name="P1"><text:span text:style-name="Source_20_Text"><text:s text:c="2"/>database: process.env.DB_NAME</text:span></text:p>
      <text:p text:style-name="P1"><text:span text:style-name="Source_20_Text">});</text:span></text:p>
      <text:p text:style-name="P1"/>
      <text:p text:style-name="P1"><text:span text:style-name="Source_20_Text">db.connect((err) =&gt; {</text:span></text:p>
      <text:p text:style-name="P1"><text:span text:style-name="Source_20_Text"><text:s text:c="2"/>if (err) {</text:span></text:p>
      <text:p text:style-name="P1"><text:span text:style-name="Source_20_Text"><text:s text:c="4"/>console.error('Erro ao conectar no MySQL:', err.message);</text:span></text:p>
      <text:p text:style-name="P1"><text:span text:style-name="Source_20_Text"><text:s text:c="4"/>return;</text:span></text:p>
      <text:p text:style-name="P1"><text:span text:style-name="Source_20_Text"><text:s text:c="2"/>}</text:span></text:p>
      <text:p text:style-name="P1"><text:span text:style-name="Source_20_Text"><text:s text:c="2"/>console.log('Conexão com o MySQL estabelecida com sucesso!');</text:span></text:p>
      <text:p text:style-name="P1"><text:span text:style-name="Source_20_Text">});</text:span></text:p>
      <text:p text:style-name="P1"/>
      <text:p text:style-name="P2"><text:span text:style-name="Source_20_Text">module.exports = db;</text:span></text:p>
      <text:p text:style-name="Horizontal_20_Line"/>
      <text:h text:style-name="Heading_20_3" text:outline-level="3">3.5 – <text:span text:style-name="Source_20_Text">src/routes/userRoutes.js</text:span>:</text:h>
      <text:p text:style-name="Preformatted_20_Text">js</text:p>
      <text:p text:style-name="Preformatted_20_Text">CopiarEditar</text:p>
      <text:p text:style-name="P1"><text:span text:style-name="Source_20_Text">const express = require('express');</text:span></text:p>
      <text:p text:style-name="P1"><text:span text:style-name="Source_20_Text">const router = express.Router();</text:span></text:p>
      <text:p text:style-name="P1"><text:span text:style-name="Source_20_Text">const userController = require('../controllers/userController');</text:span></text:p>
      <text:p text:style-name="P1"/>
      <text:p text:style-name="P1"><text:span text:style-name="Source_20_Text">// Rota de exemplo</text:span></text:p>
      <text:p text:style-name="P1"><text:span text:style-name="Source_20_Text">router.get('/test', userController.test);</text:span></text:p>
      <text:p text:style-name="P1"/>
      <text:p text:style-name="P2"><text:span text:style-name="Source_20_Text">module.exports = router;</text:span></text:p>
      <text:p text:style-name="Horizontal_20_Line"/>
      <text:h text:style-name="Heading_20_3" text:outline-level="3">3.6 – <text:span text:style-name="Source_20_Text">src/controllers/userController.js</text:span>:</text:h>
      <text:p text:style-name="Preformatted_20_Text">js</text:p>
      <text:p text:style-name="Preformatted_20_Text">CopiarEditar</text:p>
      <text:p text:style-name="P1"><text:span text:style-name="Source_20_Text">exports.test = (req, res) =&gt; {</text:span></text:p>
      <text:p text:style-name="P1"><text:span text:style-name="Source_20_Text"><text:s text:c="2"/>res.json({ msg: 'Rota de usuário funcionando!' });</text:span></text:p>
      <text:p text:style-name="P2"><text:span text:style-name="Source_20_Text">};</text:span></text:p>
      <text:p text:style-name="Horizontal_20_Line"/>
      <text:h text:style-name="Heading_20_2" text:outline-level="2">🧪 ETAPA 4: Testar</text:h>
      <text:h text:style-name="Heading_20_3" text:outline-level="3">4.1 – Rode o servidor:</text:h>
      <text:p text:style-name="Preformatted_20_Text">bash</text:p>
      <text:p text:style-name="Preformatted_20_Text">CopiarEditar</text:p>
      <text:p text:style-name="P2"><text:span text:style-name="Source_20_Text">npm run dev</text:span></text:p>
      <text:h text:style-name="Heading_20_3" text:outline-level="3">4.2 – No navegador, acesse:</text:h>
      <text:p text:style-name="Preformatted_20_Text">bash</text:p>
      <text:p text:style-name="Preformatted_20_Text">CopiarEditar</text:p>
      <text:p text:style-name="P2"><text:span text:style-name="Source_20_Text">http://localhost:3000/api/users/test</text:span></text:p>
      <text:p text:style-name="Text_20_body">Se aparecer:</text:p>
      <text:p text:style-name="Preformatted_20_Text">json</text:p>
      <text:p text:style-name="Preformatted_20_Text"><text:soft-page-break/>CopiarEditar</text:p>
      <text:p text:style-name="P2"><text:span text:style-name="Source_20_Text">{"msg":"Rota de usuário funcionando!"}</text:span></text:p>
      <text:p text:style-name="Text_20_body">🎉 Você finalizou a <text:span text:style-name="Strong_20_Emphasis">base do sistema</text:span> com sucesso!</text:p>
      <text:p text:style-name="Horizontal_20_Line"/>
      <text:h text:style-name="Heading_20_2" text:outline-level="2">✅ Próximos passos (escolha agora):</text:h>
      <text:list xml:id="list1482472916" text:style-name="L34">
        <text:list-item>
          <text:p text:style-name="P40">Criar as tabelas no MySQL (usuários, cursos, turmas, matrículas)</text:p>
        </text:list-item>
        <text:list-item>
          <text:p text:style-name="P40">Criar o sistema de login com JWT</text:p>
        </text:list-item>
        <text:list-item>
          <text:p text:style-name="P40">Criar tela inicial com Bootstrap (página de login)</text:p>
        </text:list-item>
        <text:list-item>
          <text:p text:style-name="P40">Criar dashboard administrativa</text:p>
        </text:list-item>
      </text:list>
      <text:p text:style-name="Text_20_body">Qual desses passos você quer seguir <text:span text:style-name="Strong_20_Emphasis">agora</text:span>? Posso montar o código pra você direto.</text:p>
      <text:p text:style-name="Text_20_body"/>
      <text:p text:style-name="P41">===========================================================</text:p>
      <text:p text:style-name="P41">Estrutura do projeto até agora:</text:p>
      <text:p text:style-name="P41"/>
      <text:p text:style-name="P41">ja estou conectado com o mysql e ja tenho tabelas : Database changed</text:p>
      <text:p text:style-name="Text_20_body">mysql&gt; use sistema_escola;</text:p>
      <text:p text:style-name="Text_20_body">Database changed</text:p>
      <text:p text:style-name="Text_20_body">mysql&gt; showtables;</text:p>
      <text:p text:style-name="Text_20_body">ERROR 1064 (42000): You have an error in your SQL syntax; check the manual that corresponds to your MySQL server version for the right syntax to use near 'showtables' at line 1</text:p>
      <text:p text:style-name="Text_20_body">mysql&gt; show tables;</text:p>
      <text:p text:style-name="Text_20_body">+--------------------------+</text:p>
      <text:p text:style-name="Text_20_body">| Tables_in_sistema_escola |</text:p>
      <text:p text:style-name="Text_20_body">+--------------------------+</text:p>
      <text:p text:style-name="Text_20_body">| alunos |</text:p>
      <text:p text:style-name="Text_20_body">| aulas |</text:p>
      <text:p text:style-name="Text_20_body">| cursos |</text:p>
      <text:p text:style-name="Text_20_body">| frequencias |</text:p>
      <text:p text:style-name="Text_20_body">| mensagens |</text:p>
      <text:p text:style-name="Text_20_body">| notas |</text:p>
      <text:p text:style-name="Text_20_body">| pagamentos |</text:p>
      <text:p text:style-name="Text_20_body">| professores |</text:p>
      <text:p text:style-name="Text_20_body"><text:soft-page-break/>| users |</text:p>
      <text:p text:style-name="Text_20_body">+--------------------------+</text:p>
      <text:p text:style-name="Text_20_body">9 rows in set (0.00 sec)</text:p>
      <text:p text:style-name="Text_20_body">mysql&gt; : Agora vou mostrar o meu arquivo index.js: const express = require('express');</text:p>
      <text:p text:style-name="Text_20_body">const cors = require('cors');</text:p>
      <text:p text:style-name="Text_20_body">const dotenv = require('dotenv');</text:p>
      <text:p text:style-name="Text_20_body">const path = require('path');</text:p>
      <text:p text:style-name="Text_20_body">dotenv.config();</text:p>
      <text:p text:style-name="Text_20_body">require('./src/config/db'); // Conexão com o banco</text:p>
      <text:p text:style-name="Text_20_body">const app = express(); // ⬅️ Cria a instância do app AQUI</text:p>
      <text:p text:style-name="Text_20_body">// Middlewares</text:p>
      <text:p text:style-name="Text_20_body">app.use(cors());</text:p>
      <text:p text:style-name="Text_20_body">app.use(express.json());</text:p>
      <text:p text:style-name="Text_20_body">// Servir arquivos estáticos (como HTML, CSS, JS)</text:p>
      <text:p text:style-name="Text_20_body">// Ajuste conforme a pasta onde estão seus HTMLs</text:p>
      <text:p text:style-name="Text_20_body">app.use(express.static(path.join(__dirname, 'src/public')));</text:p>
      <text:p text:style-name="Text_20_body">// Rotas da API</text:p>
      <text:p text:style-name="Text_20_body">const authRoutes = require('./src/routes/authRoutes');</text:p>
      <text:p text:style-name="Text_20_body">const userRoutes = require('./src/routes/userRoutes');</text:p>
      <text:p text:style-name="Text_20_body">const cursoRoutes = require('./src/routes/cursoRoutes');</text:p>
      <text:p text:style-name="Text_20_body">app.use('/api/auth', authRoutes);</text:p>
      <text:p text:style-name="Text_20_body">app.use('/api/users', userRoutes);</text:p>
      <text:p text:style-name="Text_20_body">app.use('/api/cursos', cursoRoutes);</text:p>
      <text:p text:style-name="Text_20_body">// Inicialização do servidor</text:p>
      <text:p text:style-name="Text_20_body">const PORT = process.env.PORT || 3000;</text:p>
      <text:p text:style-name="Text_20_body">app.listen(PORT, () =&gt; {</text:p>
      <text:p text:style-name="Text_20_body">console.log(`Servidor rodando em http://localhost:${PORT}`);</text:p>
      <text:p text:style-name="Text_20_body">}); agora vou mostrar o meu arquivo db.js : const mysql = require('mysql2');</text:p>
      <text:p text:style-name="Text_20_body">require('dotenv').config();</text:p>
      <text:p text:style-name="Text_20_body">const pool = mysql.createPool({</text:p>
      <text:p text:style-name="Text_20_body">host: process.env.DB_HOST,</text:p>
      <text:p text:style-name="Text_20_body">user: process.env.DB_USER,</text:p>
      <text:p text:style-name="Text_20_body"><text:soft-page-break/>password: process.env.DB_PASSWORD,</text:p>
      <text:p text:style-name="Text_20_body">database: process.env.DB_NAME,</text:p>
      <text:p text:style-name="Text_20_body">waitForConnections: true,</text:p>
      <text:p text:style-name="Text_20_body">connectionLimit: 10, // Pode ajustar conforme o tamanho do app</text:p>
      <text:p text:style-name="Text_20_body">queueLimit: 0</text:p>
      <text:p text:style-name="Text_20_body">});</text:p>
      <text:p text:style-name="Text_20_body">pool.getConnection((err, connection) =&gt; {</text:p>
      <text:p text:style-name="Text_20_body">if (err) {</text:p>
      <text:p text:style-name="Text_20_body">console.error('Erro ao conectar no MySQL:', err.message);</text:p>
      <text:p text:style-name="Text_20_body">} else {</text:p>
      <text:p text:style-name="Text_20_body">console.log('Conexão com MySQL (pool) estabelecida com sucesso!');</text:p>
      <text:p text:style-name="Text_20_body">connection.release(); // Libera imediatamente após o teste</text:p>
      <text:p text:style-name="Text_20_body">}</text:p>
      <text:p text:style-name="Text_20_body">});</text:p>
      <text:p text:style-name="Text_20_body">module.exports = pool; agaora vou mostrar o meu arquivo authController.js : const bcrypt = require('bcryptjs');</text:p>
      <text:p text:style-name="Text_20_body">const jwt = require('jsonwebtoken');</text:p>
      <text:p text:style-name="Text_20_body">const { buscarPorEmail, criarUsuario } = require('../models/User');</text:p>
      <text:p text:style-name="Text_20_body">// LOGIN</text:p>
      <text:p text:style-name="Text_20_body">exports.login = async (req, res) =&gt; {</text:p>
      <text:p text:style-name="Text_20_body">const { email, senha, tipo } = req.body;</text:p>
      <text:p text:style-name="Text_20_body">if (!email || !senha || !tipo) {</text:p>
      <text:p text:style-name="Text_20_body">return res.status(400).json({ error: 'E-mail, senha e tipo são obrigatórios.' });</text:p>
      <text:p text:style-name="Text_20_body">}</text:p>
      <text:p text:style-name="Text_20_body">try {</text:p>
      <text:p text:style-name="Text_20_body">const user = await buscarPorEmail(email);</text:p>
      <text:p text:style-name="Text_20_body">if (!user) {</text:p>
      <text:p text:style-name="Text_20_body">return res.status(401).json({ error: 'Usuário não encontrado.' });</text:p>
      <text:p text:style-name="Text_20_body">}</text:p>
      <text:p text:style-name="Text_20_body">// Valida tipo de usuário</text:p>
      <text:p text:style-name="Text_20_body">if (user.tipo !== tipo) {</text:p>
      <text:p text:style-name="Text_20_body">return res.status(403).json({ error: 'Acesso negado para este tipo de usuário.' });</text:p>
      <text:p text:style-name="Text_20_body"><text:soft-page-break/>}</text:p>
      <text:p text:style-name="Text_20_body">const senhaCorreta = await bcrypt.compare(senha, user.senha);</text:p>
      <text:p text:style-name="Text_20_body">if (!senhaCorreta) {</text:p>
      <text:p text:style-name="Text_20_body">return res.status(401).json({ error: 'Senha incorreta.' });</text:p>
      <text:p text:style-name="Text_20_body">}</text:p>
      <text:p text:style-name="Text_20_body">const token = jwt.sign(</text:p>
      <text:p text:style-name="Text_20_body">{ id: user.id, email: user.email, tipo: user.tipo },</text:p>
      <text:p text:style-name="Text_20_body">process.env.JWT_SECRET,</text:p>
      <text:p text:style-name="Text_20_body">{ expiresIn: '2h' }</text:p>
      <text:p text:style-name="Text_20_body">);</text:p>
      <text:p text:style-name="Text_20_body">return res.status(200).json({</text:p>
      <text:p text:style-name="Text_20_body">token,</text:p>
      <text:p text:style-name="Text_20_body">nome: user.nome,</text:p>
      <text:p text:style-name="Text_20_body">tipo: user.tipo</text:p>
      <text:p text:style-name="Text_20_body">});</text:p>
      <text:p text:style-name="Text_20_body">} catch (err) {</text:p>
      <text:p text:style-name="Text_20_body">console.error('Erro no login:', err);</text:p>
      <text:p text:style-name="Text_20_body">return res.status(500).json({ error: 'Erro no servidor.' });</text:p>
      <text:p text:style-name="Text_20_body">}</text:p>
      <text:p text:style-name="Text_20_body">}; agora vou mostrar o meu arquivo userController.js : exports.test = (req, res) =&gt; {</text:p>
      <text:p text:style-name="Text_20_body">res.json({ msg: 'Rota de usuário funcionando!' });</text:p>
      <text:p text:style-name="Text_20_body">}; agora esse é o meu arquivo auth.js da pasta middleware: // src/middleware/auth.js</text:p>
      <text:p text:style-name="Text_20_body">const jwt = require('jsonwebtoken');</text:p>
      <text:p text:style-name="Text_20_body">const verificarToken = (req, res, next) =&gt; {</text:p>
      <text:p text:style-name="Text_20_body">const token = req.headers['authorization'];</text:p>
      <text:p text:style-name="Text_20_body">if (!token) return res.status(403).json({ error: 'Token não fornecido' });</text:p>
      <text:p text:style-name="Text_20_body">try {</text:p>
      <text:p text:style-name="Text_20_body">const decoded = jwt.verify(token, process.env.JWT_SECRET);</text:p>
      <text:p text:style-name="Text_20_body">req.user = decoded;</text:p>
      <text:p text:style-name="Text_20_body">next();</text:p>
      <text:p text:style-name="Text_20_body">} catch (err) {</text:p>
      <text:p text:style-name="Text_20_body">res.status(401).json({ error: 'Token inválido' });</text:p>
      <text:p text:style-name="Text_20_body"><text:soft-page-break/>}</text:p>
      <text:p text:style-name="Text_20_body">};</text:p>
      <text:p text:style-name="Text_20_body">module.exports = verificarToken; agora vou mostrar o meu arquivo user.js da pasta models : const db = require('../config/db');</text:p>
      <text:p text:style-name="Text_20_body">function buscarPorEmail(email) {</text:p>
      <text:p text:style-name="Text_20_body">return new Promise((resolve, reject) =&gt; {</text:p>
      <text:p text:style-name="Text_20_body">const sql = 'SELECT * FROM users WHERE email = ?';</text:p>
      <text:p text:style-name="Text_20_body">db.query(sql, [email], (err, results) =&gt; {</text:p>
      <text:p text:style-name="Text_20_body">if (err) return reject(err);</text:p>
      <text:p text:style-name="Text_20_body">if (results.length === 0) return resolve(null);</text:p>
      <text:p text:style-name="Text_20_body">resolve(results[0]);</text:p>
      <text:p text:style-name="Text_20_body">});</text:p>
      <text:p text:style-name="Text_20_body">});</text:p>
      <text:p text:style-name="Text_20_body">}</text:p>
      <text:p text:style-name="Text_20_body">// Refatorado: agora recebe um objeto e retorna os dados inseridos</text:p>
      <text:p text:style-name="Text_20_body">function criarUsuario({ nome, email, senha, tipo }) {</text:p>
      <text:p text:style-name="Text_20_body">return new Promise((resolve, reject) =&gt; {</text:p>
      <text:p text:style-name="Text_20_body">const sql = 'INSERT INTO users (nome, email, senha, tipo, criado_em) VALUES (?, ?, ?, ?, NOW())';</text:p>
      <text:p text:style-name="Text_20_body">db.query(sql, [nome, email, senha, tipo], (err, result) =&gt; {</text:p>
      <text:p text:style-name="Text_20_body">if (err) return reject(err);</text:p>
      <text:p text:style-name="Text_20_body">// Retorna os dados do usuário recém-cadastrado</text:p>
      <text:p text:style-name="Text_20_body">resolve({</text:p>
      <text:p text:style-name="Text_20_body">id: result.insertId,</text:p>
      <text:p text:style-name="Text_20_body">nome,</text:p>
      <text:p text:style-name="Text_20_body">email,</text:p>
      <text:p text:style-name="Text_20_body">tipo</text:p>
      <text:p text:style-name="Text_20_body">});</text:p>
      <text:p text:style-name="Text_20_body">});</text:p>
      <text:p text:style-name="Text_20_body">});</text:p>
      <text:p text:style-name="Text_20_body">}</text:p>
      <text:p text:style-name="Text_20_body">module.exports = { buscarPorEmail, criarUsuario }; agora eu tenho no meu projeto a pasta public que contem a pasta css a pasta js que dentro da pasta js tem o arquivo script.js : </text:p>
      <text:p text:style-name="Text_20_body"><text:soft-page-break/>// tela de login frontend</text:p>
      <text:p text:style-name="Text_20_body">document.getElementById('loginForm').addEventListener('submit', async function (e) {</text:p>
      <text:p text:style-name="Text_20_body">e.preventDefault();</text:p>
      <text:p text:style-name="Text_20_body">const email = document.getElementById('email').value;</text:p>
      <text:p text:style-name="Text_20_body">const senha = document.getElementById('senha').value;</text:p>
      <text:p text:style-name="Text_20_body">console.log("Tentando logar com:", email, senha);</text:p>
      <text:p text:style-name="Text_20_body">try {</text:p>
      <text:p text:style-name="Text_20_body">const response = await fetch('/api/auth/login', {</text:p>
      <text:p text:style-name="Text_20_body">method: 'POST',</text:p>
      <text:p text:style-name="Text_20_body">headers: {</text:p>
      <text:p text:style-name="Text_20_body">'Content-Type': 'application/json'</text:p>
      <text:p text:style-name="Text_20_body">},</text:p>
      <text:p text:style-name="Text_20_body">body: JSON.stringify({ email, senha })</text:p>
      <text:p text:style-name="Text_20_body">});</text:p>
      <text:p text:style-name="Text_20_body">const data = await response.json();</text:p>
      <text:p text:style-name="Text_20_body">if (response.ok) {</text:p>
      <text:p text:style-name="Text_20_body">alert('Login realizado com sucesso!');</text:p>
      <text:p text:style-name="Text_20_body">localStorage.setItem('token', data.token); // Armazena token JWT</text:p>
      <text:p text:style-name="Text_20_body">window.location.href = '/pages/dashboard.html'; // Redireciona após login</text:p>
      <text:p text:style-name="Text_20_body">} else {</text:p>
      <text:p text:style-name="Text_20_body">alert(data.error || 'Erro ao fazer login.');</text:p>
      <text:p text:style-name="Text_20_body">}</text:p>
      <text:p text:style-name="Text_20_body">} catch (err) {</text:p>
      <text:p text:style-name="Text_20_body">console.error('Erro na requisição:', err);</text:p>
      <text:p text:style-name="Text_20_body">alert('Erro ao conectar com o servidor.');</text:p>
      <text:p text:style-name="Text_20_body">}</text:p>
      <text:p text:style-name="Text_20_body">});</text:p>
      <text:p text:style-name="Text_20_body">e dentro da pasta public tenho a pasta pages e dentro dela tenho a pasta admin onde tenho arquivos que serão as telas do admin como cadastro-aluno.html, cadasto-curso.html, cadastro-professores.html cadastro-turma.html, dashboard.html, listar-cursos.html, depois dentro da pasta pages tenho a pasta alunos onde so tem um arquivo dashboard-alunos.htmle a pasta professores qua contem o arquivo dashboard-prof.html e a gora dentro da pasta pages tenho o arquivo login.html onde será o loginprincipal que vai redirecionar para os respectivos daschbords o codigo está assim do login.html : &lt;!DOCTYPE html&gt;</text:p>
      <text:p text:style-name="Text_20_body"><text:soft-page-break/>&lt;html lang="pt-BR"&gt;</text:p>
      <text:p text:style-name="Text_20_body">&lt;head&gt;</text:p>
      <text:p text:style-name="Text_20_body">&lt;meta charset="UTF-8" /&gt;</text:p>
      <text:p text:style-name="Text_20_body">&lt;meta name="viewport" content="width=device-width, initial-scale=1" /&gt;</text:p>
      <text:p text:style-name="Text_20_body">&lt;title&gt;Login - Escola&lt;/title&gt;</text:p>
      <text:p text:style-name="Text_20_body">&lt;link href="https://cdn.jsdelivr.net/npm/bootstrap@5.3.3/dist/css/bootstrap.min.css" rel="stylesheet" /&gt;</text:p>
      <text:p text:style-name="Text_20_body">&lt;style&gt;</text:p>
      <text:p text:style-name="Text_20_body">:root {</text:p>
      <text:p text:style-name="Text_20_body">--bg-light: #f8f9fa;</text:p>
      <text:p text:style-name="Text_20_body">--bg-dark: #1c1c1c;</text:p>
      <text:p text:style-name="Text_20_body">--text-light: #212529;</text:p>
      <text:p text:style-name="Text_20_body">--text-dark: #f8f9fa;</text:p>
      <text:p text:style-name="Text_20_body">--card-bg-light: #ffffff;</text:p>
      <text:p text:style-name="Text_20_body">--card-bg-dark: #2c2c2c;</text:p>
      <text:p text:style-name="Text_20_body">--primary: #0d6efd;</text:p>
      <text:p text:style-name="Text_20_body">}</text:p>
      <text:p text:style-name="Text_20_body">body {</text:p>
      <text:p text:style-name="Text_20_body">background: linear-gradient(-45deg, #0d6efd, #3f8efc, #0d6efd, #3f8efc);</text:p>
      <text:p text:style-name="Text_20_body">background-size: 400% 400%;</text:p>
      <text:p text:style-name="Text_20_body">animation: gradientBG 15s ease infinite;</text:p>
      <text:p text:style-name="Text_20_body">min-height: 100vh;</text:p>
      <text:p text:style-name="Text_20_body">display: flex;</text:p>
      <text:p text:style-name="Text_20_body">align-items: center;</text:p>
      <text:p text:style-name="Text_20_body">justify-content: center;</text:p>
      <text:p text:style-name="Text_20_body">font-family: 'Segoe UI', Tahoma, Geneva, Verdana, sans-serif;</text:p>
      <text:p text:style-name="Text_20_body">transition: background 0.5s ease;</text:p>
      <text:p text:style-name="Text_20_body">}</text:p>
      <text:p text:style-name="Text_20_body">@keyframes gradientBG {</text:p>
      <text:p text:style-name="Text_20_body">0% { background-position: 0% 50%; }</text:p>
      <text:p text:style-name="Text_20_body">50% { background-position: 100% 50%; }</text:p>
      <text:p text:style-name="Text_20_body">100% { background-position: 0% 50%; }</text:p>
      <text:p text:style-name="Text_20_body"><text:soft-page-break/>}</text:p>
      <text:p text:style-name="Text_20_body">.login-card {</text:p>
      <text:p text:style-name="Text_20_body">background: var(--card-bg-light);</text:p>
      <text:p text:style-name="Text_20_body">color: var(--text-light);</text:p>
      <text:p text:style-name="Text_20_body">padding: 2.5rem;</text:p>
      <text:p text:style-name="Text_20_body">border-radius: 1rem;</text:p>
      <text:p text:style-name="Text_20_body">box-shadow: 0 0 30px rgba(0, 0, 0, 0.1);</text:p>
      <text:p text:style-name="Text_20_body">width: 100%;</text:p>
      <text:p text:style-name="Text_20_body">max-width: 420px;</text:p>
      <text:p text:style-name="Text_20_body">transition: background 0.3s ease, color 0.3s ease;</text:p>
      <text:p text:style-name="Text_20_body">}</text:p>
      <text:p text:style-name="Text_20_body">.login-card h1 {</text:p>
      <text:p text:style-name="Text_20_body">font-size: 1.8rem;</text:p>
      <text:p text:style-name="Text_20_body">margin-bottom: 1.5rem;</text:p>
      <text:p text:style-name="Text_20_body">color: var(--primary);</text:p>
      <text:p text:style-name="Text_20_body">text-align: center;</text:p>
      <text:p text:style-name="Text_20_body">}</text:p>
      <text:p text:style-name="Text_20_body">.dark-mode {</text:p>
      <text:p text:style-name="Text_20_body">background: linear-gradient(-45deg, #121212, #1f1f1f, #121212, #1f1f1f);</text:p>
      <text:p text:style-name="Text_20_body">}</text:p>
      <text:p text:style-name="Text_20_body">.dark-mode .login-card {</text:p>
      <text:p text:style-name="Text_20_body">background: var(--card-bg-dark);</text:p>
      <text:p text:style-name="Text_20_body">color: var(--text-dark);</text:p>
      <text:p text:style-name="Text_20_body">}</text:p>
      <text:p text:style-name="Text_20_body">.dark-mode .login-card h1 {</text:p>
      <text:p text:style-name="Text_20_body">color: #66b2ff;</text:p>
      <text:p text:style-name="Text_20_body">}</text:p>
      <text:p text:style-name="Text_20_body">.toggle-dark {</text:p>
      <text:p text:style-name="Text_20_body">position: absolute;</text:p>
      <text:p text:style-name="Text_20_body">top: 20px;</text:p>
      <text:p text:style-name="Text_20_body">right: 20px;</text:p>
      <text:p text:style-name="Text_20_body">}</text:p>
      <text:p text:style-name="Text_20_body"><text:soft-page-break/>&lt;/style&gt;</text:p>
      <text:p text:style-name="Text_20_body">&lt;/head&gt;</text:p>
      <text:p text:style-name="Text_20_body">&lt;body&gt;</text:p>
      <text:p text:style-name="Text_20_body">&lt;!-- Botão Dark Mode --&gt;</text:p>
      <text:p text:style-name="Text_20_body">&lt;button id="toggleDark" class="btn btn-outline-light toggle-dark"&gt;🌙&lt;/button&gt;</text:p>
      <text:p text:style-name="Text_20_body">&lt;div class="login-card"&gt;</text:p>
      <text:p text:style-name="Text_20_body">&lt;h1&gt;Login&lt;/h1&gt;</text:p>
      <text:p text:style-name="Text_20_body">&lt;form id="loginForm"&gt;</text:p>
      <text:p text:style-name="Text_20_body">&lt;div class="mb-3"&gt;</text:p>
      <text:p text:style-name="Text_20_body">&lt;label for="tipo" class="form-label"&gt;Você é:&lt;/label&gt;</text:p>
      <text:p text:style-name="Text_20_body">&lt;select class="form-select" id="tipo" required&gt;</text:p>
      <text:p text:style-name="Text_20_body">&lt;option value="" disabled selected&gt;Selecione o tipo de usuário&lt;/option&gt;</text:p>
      <text:p text:style-name="Text_20_body">&lt;option value="admin"&gt;Administrador&lt;/option&gt;</text:p>
      <text:p text:style-name="Text_20_body">&lt;option value="professor"&gt;Professor&lt;/option&gt;</text:p>
      <text:p text:style-name="Text_20_body">&lt;option value="aluno"&gt;Aluno&lt;/option&gt;</text:p>
      <text:p text:style-name="Text_20_body">&lt;/select&gt;</text:p>
      <text:p text:style-name="Text_20_body">&lt;/div&gt;</text:p>
      <text:p text:style-name="Text_20_body">&lt;div class="mb-3"&gt;</text:p>
      <text:p text:style-name="Text_20_body">&lt;label for="usuario" class="form-label"&gt;Usuário&lt;/label&gt;</text:p>
      <text:p text:style-name="Text_20_body">&lt;input type="text" class="form-control" name="usuario" id="usuario" required /&gt;</text:p>
      <text:p text:style-name="Text_20_body">&lt;/div&gt;</text:p>
      <text:p text:style-name="Text_20_body">&lt;div class="mb-3"&gt;</text:p>
      <text:p text:style-name="Text_20_body">&lt;label for="senha" class="form-label"&gt;Senha&lt;/label&gt;</text:p>
      <text:p text:style-name="Text_20_body">&lt;input type="password" class="form-control" name="senha" id="senha" required /&gt;</text:p>
      <text:p text:style-name="Text_20_body">&lt;/div&gt;</text:p>
      <text:p text:style-name="Text_20_body">&lt;button type="submit" class="btn btn-primary w-100"&gt;Entrar&lt;/button&gt;</text:p>
      <text:p text:style-name="Text_20_body">&lt;/form&gt;</text:p>
      <text:p text:style-name="Text_20_body">.</text:p>
      <text:p text:style-name="Text_20_body">&lt;/div&gt;</text:p>
      <text:p text:style-name="Text_20_body">&lt;script&gt;</text:p>
      <text:p text:style-name="Text_20_body">// Seleciona o botão de modo escuro (dark mode) pelo ID</text:p>
      <text:p text:style-name="Text_20_body">const toggleDark = document.getElementById('toggleDark');</text:p>
      <text:p text:style-name="Text_20_body"><text:soft-page-break/>// Quando o botão for clicado, alterna a classe 'dark-mode' no &lt;body&gt;</text:p>
      <text:p text:style-name="Text_20_body">toggleDark.addEventListener('click', () =&gt; {</text:p>
      <text:p text:style-name="Text_20_body">document.body.classList.toggle('dark-mode');</text:p>
      <text:p text:style-name="Text_20_body">});</text:p>
      <text:p text:style-name="Text_20_body">// Adiciona um ouvinte de evento para o envio do formulário de login</text:p>
      <text:p text:style-name="Text_20_body">document.getElementById('loginForm').addEventListener('submit', async function(e) {</text:p>
      <text:p text:style-name="Text_20_body">e.preventDefault(); // Impede o comportamento padrão do formulário (recarregar a página)</text:p>
      <text:p text:style-name="Text_20_body">// Captura os valores inseridos nos campos do formulário</text:p>
      <text:p text:style-name="Text_20_body">const tipo = document.getElementById('tipo').value;</text:p>
      <text:p text:style-name="Text_20_body">const email = document.getElementById('usuario').value; // Aqui o campo visual se chama "usuario", mas o backend espera "email"</text:p>
      <text:p text:style-name="Text_20_body">const senha = document.getElementById('senha').value;</text:p>
      <text:p text:style-name="Text_20_body">// Verifica se o usuário escolheu o tipo (admin, aluno ou professor)</text:p>
      <text:p text:style-name="Text_20_body">if (!tipo) {</text:p>
      <text:p text:style-name="Text_20_body">alert('Por favor, selecione o tipo de usuário.');</text:p>
      <text:p text:style-name="Text_20_body">return;</text:p>
      <text:p text:style-name="Text_20_body">}</text:p>
      <text:p text:style-name="Text_20_body">// Prepara o objeto com os dados a serem enviados para o backend</text:p>
      <text:p text:style-name="Text_20_body">const data = { email, senha, tipo };</text:p>
      <text:p text:style-name="Text_20_body">try {</text:p>
      <text:p text:style-name="Text_20_body">// Envia os dados para a rota de login via método POST</text:p>
      <text:p text:style-name="Text_20_body">const res = await fetch('/api/login', {</text:p>
      <text:p text:style-name="Text_20_body">method: 'POST',</text:p>
      <text:p text:style-name="Text_20_body">headers: { 'Content-Type': 'application/json' },</text:p>
      <text:p text:style-name="Text_20_body">body: JSON.stringify(data) // Converte os dados para JSON</text:p>
      <text:p text:style-name="Text_20_body">});</text:p>
      <text:p text:style-name="Text_20_body">// Se o status da resposta não for OK (ex: 401 ou 403), exibe erro</text:p>
      <text:p text:style-name="Text_20_body">if (!res.ok) {</text:p>
      <text:p text:style-name="Text_20_body">alert('Usuário ou senha inválidos');</text:p>
      <text:p text:style-name="Text_20_body">return;</text:p>
      <text:p text:style-name="Text_20_body">}</text:p>
      <text:p text:style-name="Text_20_body">// Armazena o tipo de usuário na sessionStorage (memória temporária da aba)</text:p>
      <text:p text:style-name="Text_20_body"><text:soft-page-break/>sessionStorage.setItem('tipoUsuario', tipo);</text:p>
      <text:p text:style-name="Text_20_body">// Redireciona o usuário para o painel correspondente ao tipo dele</text:p>
      <text:p text:style-name="Text_20_body">if (tipo === 'admin') {</text:p>
      <text:p text:style-name="Text_20_body">window.location.href = '/pages/admin/dashboard.html';</text:p>
      <text:p text:style-name="Text_20_body">} else if (tipo === 'aluno') {</text:p>
      <text:p text:style-name="Text_20_body">window.location.href = '/pages/alunos/dashboard.html';</text:p>
      <text:p text:style-name="Text_20_body">} else if (tipo === 'professor') {</text:p>
      <text:p text:style-name="Text_20_body">window.location.href = '/pages/professores/dashboard.html';</text:p>
      <text:p text:style-name="Text_20_body">} else {</text:p>
      <text:p text:style-name="Text_20_body">alert('Tipo de usuário inválido');</text:p>
      <text:p text:style-name="Text_20_body">}</text:p>
      <text:p text:style-name="Text_20_body">} catch (error) {</text:p>
      <text:p text:style-name="Text_20_body">// Captura qualquer erro na requisição (ex: servidor offline)</text:p>
      <text:p text:style-name="Text_20_body">alert('Erro na conexão com o servidor');</text:p>
      <text:p text:style-name="Text_20_body">console.error(error);</text:p>
      <text:p text:style-name="Text_20_body">}</text:p>
      <text:p text:style-name="Text_20_body">});</text:p>
      <text:p text:style-name="Text_20_body">&lt;/script&gt;</text:p>
      <text:p text:style-name="Text_20_body">&lt;/body&gt;</text:p>
      <text:p text:style-name="Text_20_body">&lt;/html&gt;saindo de pages tenho a pasta routes que tenho 3 arquivos authRoutes.js que está assim: const express = require('express');</text:p>
      <text:p text:style-name="Text_20_body">const router = express.Router();</text:p>
      <text:p text:style-name="Text_20_body">const authController = require('../controllers/authController');</text:p>
      <text:p text:style-name="Text_20_body">const bcrypt = require('bcryptjs');</text:p>
      <text:p text:style-name="Text_20_body">const { criarUsuario, buscarPorEmail } = require('../models/User');</text:p>
      <text:p text:style-name="Text_20_body">// Rota de login delegada ao controller</text:p>
      <text:p text:style-name="Text_20_body">router.post('/login', authController.login);</text:p>
      <text:p text:style-name="Text_20_body">// Rota de cadastro </text:p>
      <text:p text:style-name="Text_20_body">router.post('/register', async (req, res) =&gt; {</text:p>
      <text:p text:style-name="Text_20_body">const { nome, email, senha, tipo } = req.body;</text:p>
      <text:p text:style-name="Text_20_body">if (!nome || !email || !senha || !tipo) {</text:p>
      <text:p text:style-name="Text_20_body">return res.status(400).json({ error: 'Todos os campos são obrigatórios.' });</text:p>
      <text:p text:style-name="Text_20_body"><text:soft-page-break/>}</text:p>
      <text:p text:style-name="Text_20_body">try {</text:p>
      <text:p text:style-name="Text_20_body">const existente = await buscarPorEmail(email);</text:p>
      <text:p text:style-name="Text_20_body">if (existente) {</text:p>
      <text:p text:style-name="Text_20_body">return res.status(400).json({ error: 'Este e-mail já está cadastrado.' });</text:p>
      <text:p text:style-name="Text_20_body">}</text:p>
      <text:p text:style-name="Text_20_body">const senhaHash = await bcrypt.hash(senha, 10);</text:p>
      <text:p text:style-name="Text_20_body">const novoUsuario = await criarUsuario({ nome, email, senha: senhaHash, tipo });</text:p>
      <text:p text:style-name="Text_20_body">res.status(201).json({</text:p>
      <text:p text:style-name="Text_20_body">message: 'Usuário criado com sucesso',</text:p>
      <text:p text:style-name="Text_20_body">user: {</text:p>
      <text:p text:style-name="Text_20_body">id: novoUsuario.id,</text:p>
      <text:p text:style-name="Text_20_body">nome: novoUsuario.nome,</text:p>
      <text:p text:style-name="Text_20_body">email: novoUsuario.email,</text:p>
      <text:p text:style-name="Text_20_body">tipo: novoUsuario.tipo</text:p>
      <text:p text:style-name="Text_20_body">}</text:p>
      <text:p text:style-name="Text_20_body">});</text:p>
      <text:p text:style-name="Text_20_body">} catch (err) {</text:p>
      <text:p text:style-name="Text_20_body">console.error('Erro ao registrar usuário:', err);</text:p>
      <text:p text:style-name="Text_20_body">res.status(500).json({ error: 'Erro ao registrar usuário' });</text:p>
      <text:p text:style-name="Text_20_body">}</text:p>
      <text:p text:style-name="Text_20_body">});</text:p>
      <text:p text:style-name="Text_20_body">module.exports = router; tenho tambem o arquivocursosRoutes.js : que está assim: const express = require('express');</text:p>
      <text:p text:style-name="Text_20_body">const router = express.Router();</text:p>
      <text:p text:style-name="Text_20_body">const authController = require('../controllers/authController');</text:p>
      <text:p text:style-name="Text_20_body">const bcrypt = require('bcryptjs');</text:p>
      <text:p text:style-name="Text_20_body">const { criarUsuario, buscarPorEmail } = require('../models/User');</text:p>
      <text:p text:style-name="Text_20_body">// Rota de login delegada ao controller</text:p>
      <text:p text:style-name="Text_20_body">router.post('/login', authController.login);</text:p>
      <text:p text:style-name="Text_20_body">// Rota de cadastro </text:p>
      <text:p text:style-name="Text_20_body">router.post('/register', async (req, res) =&gt; {</text:p>
      <text:p text:style-name="Text_20_body"><text:soft-page-break/>const { nome, email, senha, tipo } = req.body;</text:p>
      <text:p text:style-name="Text_20_body">if (!nome || !email || !senha || !tipo) {</text:p>
      <text:p text:style-name="Text_20_body">return res.status(400).json({ error: 'Todos os campos são obrigatórios.' });</text:p>
      <text:p text:style-name="Text_20_body">}</text:p>
      <text:p text:style-name="Text_20_body">try {</text:p>
      <text:p text:style-name="Text_20_body">const existente = await buscarPorEmail(email);</text:p>
      <text:p text:style-name="Text_20_body">if (existente) {</text:p>
      <text:p text:style-name="Text_20_body">return res.status(400).json({ error: 'Este e-mail já está cadastrado.' });</text:p>
      <text:p text:style-name="Text_20_body">}</text:p>
      <text:p text:style-name="Text_20_body">const senhaHash = await bcrypt.hash(senha, 10);</text:p>
      <text:p text:style-name="Text_20_body">const novoUsuario = await criarUsuario({ nome, email, senha: senhaHash, tipo });</text:p>
      <text:p text:style-name="Text_20_body">res.status(201).json({</text:p>
      <text:p text:style-name="Text_20_body">message: 'Usuário criado com sucesso',</text:p>
      <text:p text:style-name="Text_20_body">user: {</text:p>
      <text:p text:style-name="Text_20_body">id: novoUsuario.id,</text:p>
      <text:p text:style-name="Text_20_body">nome: novoUsuario.nome,</text:p>
      <text:p text:style-name="Text_20_body">email: novoUsuario.email,</text:p>
      <text:p text:style-name="Text_20_body">tipo: novoUsuario.tipo</text:p>
      <text:p text:style-name="Text_20_body">}</text:p>
      <text:p text:style-name="Text_20_body">});</text:p>
      <text:p text:style-name="Text_20_body">} catch (err) {</text:p>
      <text:p text:style-name="Text_20_body">console.error('Erro ao registrar usuário:', err);</text:p>
      <text:p text:style-name="Text_20_body">res.status(500).json({ error: 'Erro ao registrar usuário' });</text:p>
      <text:p text:style-name="Text_20_body">}</text:p>
      <text:p text:style-name="Text_20_body">});</text:p>
      <text:p text:style-name="Text_20_body">module.exports = router; e tenhoo arquivos useRoutes.js que está assim: const express = require('express');</text:p>
      <text:p text:style-name="Text_20_body">const router = express.Router();</text:p>
      <text:p text:style-name="Text_20_body">const userController = require('../controllers/userController');</text:p>
      <text:p text:style-name="Text_20_body">// Rota de exemplo</text:p>
      <text:p text:style-name="Text_20_body">router.get('/test', userController.test);</text:p>
      <text:p text:style-name="Text_20_body">module.exports = router; depois tenho a apsta views qu está vazia e gostaria de saber o que posso <text:soft-page-break/>coloar dentro dela e dentro da pasta raiz agora tenho o arquivo index.html qu está vazio no momento onde acredito que esse arquivo será a minha pagina principal do projeto antes do login que redireciona e esse arquivo index.html está vazio. e depois saindo da pasta src temos a pasta do projeto que contem arquivo de configuração como a pasta node_modules, .dockerignore, .env .env.docker .gitignore , docker-compose.yml ,dockerFile, package-look.json,package.json e index.js nesse arquivo index.js está assim: const express = require('express');</text:p>
      <text:p text:style-name="Text_20_body">const cors = require('cors');</text:p>
      <text:p text:style-name="Text_20_body">const dotenv = require('dotenv');</text:p>
      <text:p text:style-name="Text_20_body">const path = require('path');</text:p>
      <text:p text:style-name="Text_20_body">dotenv.config();</text:p>
      <text:p text:style-name="Text_20_body">require('./src/config/db'); // Conexão com o banco</text:p>
      <text:p text:style-name="Text_20_body">const app = express(); // ⬅️ Cria a instância do app AQUI</text:p>
      <text:p text:style-name="Text_20_body">// Middlewares</text:p>
      <text:p text:style-name="Text_20_body">app.use(cors());</text:p>
      <text:p text:style-name="Text_20_body">app.use(express.json());</text:p>
      <text:p text:style-name="Text_20_body">// Servir arquivos estáticos (como HTML, CSS, JS)</text:p>
      <text:p text:style-name="Text_20_body">// Ajuste conforme a pasta onde estão seus HTMLs</text:p>
      <text:p text:style-name="Text_20_body">app.use(express.static(path.join(__dirname, 'src/public')));</text:p>
      <text:p text:style-name="Text_20_body">// Rotas da API</text:p>
      <text:p text:style-name="Text_20_body">const authRoutes = require('./src/routes/authRoutes');</text:p>
      <text:p text:style-name="Text_20_body">const userRoutes = require('./src/routes/userRoutes');</text:p>
      <text:p text:style-name="Text_20_body">const cursoRoutes = require('./src/routes/cursoRoutes');</text:p>
      <text:p text:style-name="Text_20_body">app.use('/api/auth', authRoutes);</text:p>
      <text:p text:style-name="Text_20_body">app.use('/api/users', userRoutes);</text:p>
      <text:p text:style-name="Text_20_body">app.use('/api/cursos', cursoRoutes);</text:p>
      <text:p text:style-name="Text_20_body">// Inicialização do servidor</text:p>
      <text:p text:style-name="Text_20_body">const PORT = process.env.PORT || 3000;</text:p>
      <text:p text:style-name="Text_20_body">app.listen(PORT, () =&gt; {</text:p>
      <text:p text:style-name="Text_20_body">console.log(`Servidor rodando em http://localhost:${PORT}`);</text:p>
      <text:p text:style-name="Text_20_body">});</text:p>
      <text:p text:style-name="P42">retorno das atualizações e recomendações feita pela IA: </text:p>
      <text:p text:style-name="P42"/>
      <text:p text:style-name="P42">=======================================================================<text:soft-page-break/>============================================================================= CONTINUAÇÃO DO PROJETO========================================</text:p>
      <text:p text:style-name="P42"/>
      <text:p text:style-name="P42">Leandro, excelente progresso! Você está com <text:span text:style-name="Strong_20_Emphasis">quase toda a estrutura pronta</text:span> e muito bem organizada! 🔥</text:p>
      <text:p text:style-name="Text_20_body">Agora vou te ajudar com:</text:p>
      <text:p text:style-name="Horizontal_20_Line"/>
      <text:h text:style-name="Heading_20_2" text:outline-level="2">✅ <text:span text:style-name="Strong_20_Emphasis">O que você já tem pronto:</text:span></text:h>
      <text:list xml:id="list1915018987" text:style-name="L35">
        <text:list-item>
          <text:p text:style-name="P43">✅ Backend com Express e conexão ao MySQL (<text:span text:style-name="Source_20_Text">db.js</text:span>);</text:p>
        </text:list-item>
        <text:list-item>
          <text:p text:style-name="P43">✅ Autenticação com JWT (<text:span text:style-name="Source_20_Text">authController.js</text:span>, <text:span text:style-name="Source_20_Text">authRoutes.js</text:span>);</text:p>
        </text:list-item>
        <text:list-item>
          <text:p text:style-name="P43">✅ Frontend básico com login em <text:span text:style-name="Source_20_Text">login.html</text:span>;</text:p>
        </text:list-item>
        <text:list-item>
          <text:p text:style-name="P43">✅ Diretórios separados para <text:span text:style-name="Source_20_Text">admin</text:span>, <text:span text:style-name="Source_20_Text">aluno</text:span>, <text:span text:style-name="Source_20_Text">professor</text:span> com HTMLs próprios;</text:p>
        </text:list-item>
        <text:list-item>
          <text:p text:style-name="P43">✅ Login redirecionando para dashboards distintos;</text:p>
        </text:list-item>
        <text:list-item>
          <text:p text:style-name="P43">✅ Docker + banco rodando perfeitamente;</text:p>
        </text:list-item>
        <text:list-item>
          <text:p text:style-name="P43">✅ Estrutura de rotas (<text:span text:style-name="Source_20_Text">authRoutes</text:span>, <text:span text:style-name="Source_20_Text">userRoutes</text:span>, <text:span text:style-name="Source_20_Text">cursoRoutes</text:span>);</text:p>
        </text:list-item>
      </text:list>
      <text:p text:style-name="Horizontal_20_Line"/>
      <text:h text:style-name="Heading_20_2" text:outline-level="2">🔧 <text:span text:style-name="Strong_20_Emphasis">Pontos para corrigir ou organizar agora:</text:span></text:h>
      <text:h text:style-name="Heading_20_3" text:outline-level="3">❗1. <text:span text:style-name="Source_20_Text">cursoRoutes.js</text:span> está errado (é uma cópia do <text:span text:style-name="Source_20_Text">authRoutes</text:span>)</text:h>
      <text:p text:style-name="Text_20_body">Você colou o conteúdo do <text:span text:style-name="Source_20_Text">authRoutes.js</text:span> no <text:span text:style-name="Source_20_Text">cursoRoutes.js</text:span> (login e registro).<text:line-break/><text:span text:style-name="Strong_20_Emphasis">Mas não deveria ter login em </text:span><text:span text:style-name="Strong_20_Emphasis"><text:span text:style-name="Source_20_Text">cursoRoutes</text:span></text:span><text:span text:style-name="Strong_20_Emphasis">.</text:span> Vamos corrigir agora:</text:p>
      <text:h text:style-name="Heading_20_4" text:outline-level="4">✅ Substitua <text:span text:style-name="Source_20_Text">cursoRoutes.js</text:span> por:</text:h>
      <text:p text:style-name="Preformatted_20_Text">js</text:p>
      <text:p text:style-name="Preformatted_20_Text">CopiarEditar</text:p>
      <text:p text:style-name="P1"><text:span text:style-name="Source_20_Text">const express = require('express');</text:span></text:p>
      <text:p text:style-name="P1"><text:span text:style-name="Source_20_Text">const router = express.Router();</text:span></text:p>
      <text:p text:style-name="P1"><text:span text:style-name="Source_20_Text">const verificarToken = require('../middleware/auth'); // Proteção por token</text:span></text:p>
      <text:p text:style-name="P1"><text:span text:style-name="Source_20_Text">const db = require('../config/db');</text:span></text:p>
      <text:p text:style-name="P1"/>
      <text:p text:style-name="P1"><text:span text:style-name="Source_20_Text">// Listar todos os cursos</text:span></text:p>
      <text:p text:style-name="P1"><text:span text:style-name="Source_20_Text">router.get('/', verificarToken, (req, res) =&gt; {</text:span></text:p>
      <text:p text:style-name="P1"><text:span text:style-name="Source_20_Text"><text:s text:c="4"/>db.query('SELECT * FROM cursos', (err, results) =&gt; {</text:span></text:p>
      <text:p text:style-name="P1"><text:span text:style-name="Source_20_Text"><text:s text:c="8"/>if (err) return res.status(500).json({ error: 'Erro ao buscar cursos' });</text:span></text:p>
      <text:p text:style-name="P1"><text:span text:style-name="Source_20_Text"><text:s text:c="8"/>res.json(results);</text:span></text:p>
      <text:p text:style-name="P1"><text:span text:style-name="Source_20_Text"><text:s text:c="4"/>});</text:span></text:p>
      <text:p text:style-name="P1"><text:span text:style-name="Source_20_Text">});</text:span></text:p>
      <text:p text:style-name="P1"/>
      <text:p text:style-name="P1"><text:span text:style-name="Source_20_Text">// Criar novo curso</text:span></text:p>
      <text:p text:style-name="P1"><text:span text:style-name="Source_20_Text">router.post('/', verificarToken, (req, res) =&gt; {</text:span></text:p>
      <text:p text:style-name="P1"><text:span text:style-name="Source_20_Text"><text:s text:c="4"/>const { nome, descricao } = req.body;</text:span></text:p>
      <text:p text:style-name="P1"><text:soft-page-break/><text:span text:style-name="Source_20_Text"><text:s text:c="4"/>if (!nome || !descricao) {</text:span></text:p>
      <text:p text:style-name="P1"><text:span text:style-name="Source_20_Text"><text:s text:c="8"/>return res.status(400).json({ error: 'Nome e descrição são obrigatórios' });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const sql = 'INSERT INTO cursos (nome, descricao) VALUES (?, ?)';</text:span></text:p>
      <text:p text:style-name="P1"><text:span text:style-name="Source_20_Text"><text:s text:c="4"/>db.query(sql, [nome, descricao], (err, result) =&gt; {</text:span></text:p>
      <text:p text:style-name="P1"><text:span text:style-name="Source_20_Text"><text:s text:c="8"/>if (err) return res.status(500).json({ error: 'Erro ao criar curso' });</text:span></text:p>
      <text:p text:style-name="P1"><text:span text:style-name="Source_20_Text"><text:s text:c="8"/>res.status(201).json({ message: 'Curso criado com sucesso!', id: result.insertId });</text:span></text:p>
      <text:p text:style-name="P1"><text:span text:style-name="Source_20_Text"><text:s text:c="4"/>});</text:span></text:p>
      <text:p text:style-name="P1"><text:span text:style-name="Source_20_Text">});</text:span></text:p>
      <text:p text:style-name="P1"/>
      <text:p text:style-name="P2"><text:span text:style-name="Source_20_Text">module.exports = router;</text:span></text:p>
      <text:p text:style-name="Horizontal_20_Line"/>
      <text:h text:style-name="Heading_20_3" text:outline-level="3">❗2. Corrigir rota de login no <text:span text:style-name="Source_20_Text">login.html</text:span></text:h>
      <text:p text:style-name="Text_20_body">Você colocou no <text:span text:style-name="Source_20_Text">fetch</text:span>:</text:p>
      <text:p text:style-name="Preformatted_20_Text">js</text:p>
      <text:p text:style-name="Preformatted_20_Text">CopiarEditar</text:p>
      <text:p text:style-name="P2"><text:span text:style-name="Source_20_Text">const res = await fetch('/api/login', {</text:span></text:p>
      <text:p text:style-name="Text_20_body">Mas a rota correta é:</text:p>
      <text:p text:style-name="Preformatted_20_Text">js</text:p>
      <text:p text:style-name="Preformatted_20_Text">CopiarEditar</text:p>
      <text:p text:style-name="P2"><text:span text:style-name="Source_20_Text">const res = await fetch('/api/auth/login', {</text:span></text:p>
      <text:p text:style-name="Text_20_body">🔧 <text:span text:style-name="Strong_20_Emphasis">Corrija isso no </text:span><text:span text:style-name="Strong_20_Emphasis"><text:span text:style-name="Source_20_Text">login.html</text:span></text:span>, senão nunca vai funcionar o login de fato!</text:p>
      <text:p text:style-name="Horizontal_20_Line"/>
      <text:h text:style-name="Heading_20_3" text:outline-level="3">❗3. Organize <text:span text:style-name="Source_20_Text">views/</text:span> e <text:span text:style-name="Source_20_Text">index.html</text:span></text:h>
      <text:p text:style-name="Text_20_body">A pasta <text:span text:style-name="Source_20_Text">views</text:span> geralmente é usada para <text:span text:style-name="Strong_20_Emphasis">templates de servidor (ex: EJS, Handlebars)</text:span>.<text:line-break/>Mas no seu caso, <text:span text:style-name="Strong_20_Emphasis">o front é estático</text:span> (<text:span text:style-name="Source_20_Text">public/pages/...</text:span>), então a pasta <text:span text:style-name="Source_20_Text">views/</text:span> <text:span text:style-name="Strong_20_Emphasis">pode ser ignorada</text:span> ou usada para documentação, mockups, etc.</text:p>
      <text:p text:style-name="Text_20_body">Já o <text:span text:style-name="Source_20_Text">index.html</text:span> vazio na raiz pode sim ser a <text:span text:style-name="Strong_20_Emphasis">página de entrada principal</text:span>, onde o usuário escolhe:</text:p>
      <text:list xml:id="list3989117452" text:style-name="L36">
        <text:list-item>
          <text:p text:style-name="P44">Entrar como aluno, professor ou admin</text:p>
        </text:list-item>
        <text:list-item>
          <text:p text:style-name="P44">Ou apenas redireciona para <text:span text:style-name="Source_20_Text">/pages/login.html</text:span></text:p>
        </text:list-item>
      </text:list>
      <text:p text:style-name="Horizontal_20_Line"/>
      <text:h text:style-name="Heading_20_2" text:outline-level="2">✨ Sugestão de conteúdo para <text:span text:style-name="Source_20_Text">index.html</text:span> (página inicial):</text:h>
      <text:p text:style-name="Preformatted_20_Text">html</text:p>
      <text:p text:style-name="Preformatted_20_Text">CopiarEditar</text:p>
      <text:p text:style-name="P1"><text:span text:style-name="Source_20_Text">&lt;!DOCTYPE html&gt;</text:span></text:p>
      <text:p text:style-name="P1"><text:span text:style-name="Source_20_Text">&lt;html lang="pt-BR"&gt;</text:span></text:p>
      <text:p text:style-name="P1"><text:span text:style-name="Source_20_Text">&lt;head&gt;</text:span></text:p>
      <text:p text:style-name="P1"><text:span text:style-name="Source_20_Text"><text:s text:c="2"/>&lt;meta charset="UTF-8"&gt;</text:span></text:p>
      <text:p text:style-name="P1"><text:span text:style-name="Source_20_Text"><text:s text:c="2"/>&lt;title&gt;Bem-vindo à Escola XYZ&lt;/title&gt;</text:span></text:p>
      <text:p text:style-name="P1"><text:soft-page-break/><text:span text:style-name="Source_20_Text"><text:s text:c="2"/>&lt;link href="https://cdn.jsdelivr.net/npm/bootstrap@5.3.3/dist/css/bootstrap.min.css" rel="stylesheet"&gt;</text:span></text:p>
      <text:p text:style-name="P1"><text:span text:style-name="Source_20_Text"><text:s text:c="2"/>&lt;style&gt;</text:span></text:p>
      <text:p text:style-name="P1"><text:span text:style-name="Source_20_Text"><text:s text:c="4"/>body {</text:span></text:p>
      <text:p text:style-name="P1"><text:span text:style-name="Source_20_Text"><text:s text:c="6"/>background: linear-gradient(to right, #0d6efd, #3f8efc);</text:span></text:p>
      <text:p text:style-name="P1"><text:span text:style-name="Source_20_Text"><text:s text:c="6"/>color: white;</text:span></text:p>
      <text:p text:style-name="P1"><text:span text:style-name="Source_20_Text"><text:s text:c="6"/>text-align: center;</text:span></text:p>
      <text:p text:style-name="P1"><text:span text:style-name="Source_20_Text"><text:s text:c="6"/>padding: 100px 20px;</text:span></text:p>
      <text:p text:style-name="P1"><text:span text:style-name="Source_20_Text"><text:s text:c="6"/>font-family: 'Segoe UI', sans-serif;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.btn-primary {</text:span></text:p>
      <text:p text:style-name="P1"><text:span text:style-name="Source_20_Text"><text:s text:c="6"/>margin-top: 20px;</text:span></text:p>
      <text:p text:style-name="P1"><text:span text:style-name="Source_20_Text"><text:s text:c="4"/>}</text:span></text:p>
      <text:p text:style-name="P1"><text:span text:style-name="Source_20_Text"><text:s text:c="2"/>&lt;/style&gt;</text:span></text:p>
      <text:p text:style-name="P1"><text:span text:style-name="Source_20_Text">&lt;/head&gt;</text:span></text:p>
      <text:p text:style-name="P1"><text:span text:style-name="Source_20_Text">&lt;body&gt;</text:span></text:p>
      <text:p text:style-name="P1"><text:span text:style-name="Source_20_Text"><text:s text:c="2"/>&lt;h1&gt;Bem-vindo ao Sistema Escolar&lt;/h1&gt;</text:span></text:p>
      <text:p text:style-name="P1"><text:span text:style-name="Source_20_Text"><text:s text:c="2"/>&lt;p&gt;Faça login para acessar sua área&lt;/p&gt;</text:span></text:p>
      <text:p text:style-name="P1"><text:span text:style-name="Source_20_Text"><text:s text:c="2"/>&lt;a href="/pages/login.html" class="btn btn-light btn-lg"&gt;Acessar o Sistema&lt;/a&gt;</text:span></text:p>
      <text:p text:style-name="P1"><text:span text:style-name="Source_20_Text">&lt;/body&gt;</text:span></text:p>
      <text:p text:style-name="P2"><text:span text:style-name="Source_20_Text">&lt;/html&gt;</text:span></text:p>
      <text:p text:style-name="Horizontal_20_Line"/>
      <text:h text:style-name="Heading_20_2" text:outline-level="2">✅ Próximos passos que você pode seguir agora:</text:h>
      <table:table table:name="Table8" table:style-name="Table8">
        <table:table-column table:style-name="Table8.A"/>
        <table:table-column table:style-name="Table8.B"/>
        <table:table-header-rows>
          <table:table-row table:style-name="TableLine93999116477312">
            <table:table-cell table:style-name="Table8.A1" office:value-type="string">
              <text:p text:style-name="Table_20_Heading">O que fazer</text:p>
            </table:table-cell>
            <table:table-cell table:style-name="Table8.A1" office:value-type="string">
              <text:p text:style-name="Table_20_Heading">Por que fazer</text:p>
            </table:table-cell>
          </table:table-row>
        </table:table-header-rows>
        <table:table-row table:style-name="TableLine93999116477312">
          <table:table-cell table:style-name="Table8.A1" office:value-type="string">
            <text:p text:style-name="Table_20_Contents">✅ Corrigir <text:span text:style-name="Source_20_Text">cursoRoutes.js</text:span></text:p>
          </table:table-cell>
          <table:table-cell table:style-name="Table8.A1" office:value-type="string">
            <text:p text:style-name="Table_20_Contents">Separar lógicas de autenticação e cursos</text:p>
          </table:table-cell>
        </table:table-row>
        <table:table-row table:style-name="TableLine93999116477312">
          <table:table-cell table:style-name="Table8.A1" office:value-type="string">
            <text:p text:style-name="Table_20_Contents">✅ Corrigir o caminho no <text:span text:style-name="Source_20_Text">fetch</text:span> do <text:span text:style-name="Source_20_Text">login.html</text:span></text:p>
          </table:table-cell>
          <table:table-cell table:style-name="Table8.A1" office:value-type="string">
            <text:p text:style-name="Table_20_Contents">Para o login funcionar de verdade</text:p>
          </table:table-cell>
        </table:table-row>
        <table:table-row table:style-name="TableLine93999116477312">
          <table:table-cell table:style-name="Table8.A1" office:value-type="string">
            <text:p text:style-name="Table_20_Contents">✅ Preencher <text:span text:style-name="Source_20_Text">index.html</text:span> com uma tela inicial bonitinha</text:p>
          </table:table-cell>
          <table:table-cell table:style-name="Table8.A1" office:value-type="string">
            <text:p text:style-name="Table_20_Contents">Dar uma cara de projeto completo</text:p>
          </table:table-cell>
        </table:table-row>
        <table:table-row table:style-name="TableLine93999116477312">
          <table:table-cell table:style-name="Table8.A1" office:value-type="string">
            <text:p text:style-name="Table_20_Contents">🧠 Criar <text:span text:style-name="Source_20_Text">alunosRoutes.js</text:span>, <text:span text:style-name="Source_20_Text">professoresRoutes.js</text:span></text:p>
          </table:table-cell>
          <table:table-cell table:style-name="Table8.A1" office:value-type="string">
            <text:p text:style-name="Table_20_Contents">Para listar ou cadastrar alunos, professores etc</text:p>
          </table:table-cell>
        </table:table-row>
        <table:table-row table:style-name="TableLine93999116477312">
          <table:table-cell table:style-name="Table8.A1" office:value-type="string">
            <text:p text:style-name="Table_20_Contents">🔐 Adicionar middleware <text:span text:style-name="Source_20_Text">verificarToken</text:span> nas rotas protegidas</text:p>
          </table:table-cell>
          <table:table-cell table:style-name="Table8.A1" office:value-type="string">
            <text:p text:style-name="Table_20_Contents">Garantir segurança</text:p>
          </table:table-cell>
        </table:table-row>
        <table:table-row table:style-name="TableLine93999116477312">
          <table:table-cell table:style-name="Table8.A1" office:value-type="string">
            <text:p text:style-name="Table_20_Contents">🖼️ Criar um dashboard dinâmico no futuro (React ou EJS)</text:p>
          </table:table-cell>
          <table:table-cell table:style-name="Table8.A1" office:value-type="string">
            <text:p text:style-name="Table_20_Contents">Evoluir para SPA se quiser</text:p>
          </table:table-cell>
        </table:table-row>
      </table:table>
      <text:p text:style-name="Horizontal_20_Line"/>
      <text:p text:style-name="Text_20_body">Se quiser, posso te ajudar a:</text:p>
      <text:list xml:id="list792947128" text:style-name="L37">
        <text:list-item>
          <text:p text:style-name="P45">Criar o <text:span text:style-name="Source_20_Text">alunosRoutes.js</text:span> e <text:span text:style-name="Source_20_Text">professoresRoutes.js</text:span>;</text:p>
        </text:list-item>
        <text:list-item>
          <text:p text:style-name="P45">Refatorar seu back-end em MVC completo;</text:p>
        </text:list-item>
        <text:list-item>
          <text:p text:style-name="P45">Adicionar proteção nas rotas com token;</text:p>
        </text:list-item>
        <text:list-item>
          <text:p text:style-name="P45">Criar um painel de administração interativo (Bootstrap + JavaScript).</text:p>
        </text:list-item>
      </text:list>
      <text:p text:style-name="Text_20_body">Só me dizer a <text:span text:style-name="Strong_20_Emphasis">prioridade do momento</text:span> que eu já te ajudo com o código. 👇<text:line-break/>O que você quer fazer agora?</text:p>
      <text:p text:style-name="Text_20_body"/>
      <text:p text:style-name="P46">=================================================================</text:p>
      <text:p text:style-name="P6"><text:soft-page-break/>coloquei o seu codigo html no index.html do meu projeto . mas quando clico em acessar sistema elenao vai para o arquivo que está no caminho src/public/pages/login.html</text:p>
      <text:h text:style-name="Heading_20_6" text:outline-level="6">O ChatGPT disse:</text:h>
      <text:p text:style-name="Text_20_body">Boa, Leandro! Vamos resolver isso rapidinho. 👇</text:p>
      <text:p text:style-name="Horizontal_20_Line"/>
      <text:h text:style-name="Heading_20_2" text:outline-level="2">🔎 Problema:</text:h>
      <text:p text:style-name="Text_20_body">Você colocou o botão assim:</text:p>
      <text:p text:style-name="Preformatted_20_Text">html</text:p>
      <text:p text:style-name="Preformatted_20_Text">CopiarEditar</text:p>
      <text:p text:style-name="P2"><text:span text:style-name="Source_20_Text">&lt;a href="/pages/login.html" class="btn btn-light btn-lg"&gt;Acessar o Sistema&lt;/a&gt;</text:span></text:p>
      <text:p text:style-name="Text_20_body">Mas seu arquivo <text:span text:style-name="Source_20_Text">index.html</text:span> está <text:span text:style-name="Strong_20_Emphasis">na raiz do projeto</text:span> (<text:span text:style-name="Source_20_Text">/index.html</text:span>), enquanto o <text:span text:style-name="Source_20_Text">login.html</text:span> está em:</text:p>
      <text:p text:style-name="Preformatted_20_Text">swift</text:p>
      <text:p text:style-name="Preformatted_20_Text">CopiarEditar</text:p>
      <text:p text:style-name="P2"><text:span text:style-name="Source_20_Text">/src/public/pages/login.html</text:span></text:p>
      <text:p text:style-name="Text_20_body">E o Express <text:span text:style-name="Strong_20_Emphasis">só está servindo arquivos estáticos</text:span> a partir da pasta <text:span text:style-name="Source_20_Text">src/public</text:span>, lembra?</text:p>
      <text:p text:style-name="Preformatted_20_Text">js</text:p>
      <text:p text:style-name="Preformatted_20_Text">CopiarEditar</text:p>
      <text:p text:style-name="P1"><text:span text:style-name="Source_20_Text">// index.js</text:span></text:p>
      <text:p text:style-name="P2"><text:span text:style-name="Source_20_Text">app.use(express.static(path.join(__dirname, 'src/public')));</text:span></text:p>
      <text:p text:style-name="Horizontal_20_Line"/>
      <text:h text:style-name="Heading_20_2" text:outline-level="2">✅ Solução rápida:</text:h>
      <text:h text:style-name="Heading_20_3" text:outline-level="3">📌 Opção 1: mover o <text:span text:style-name="Source_20_Text">index.html</text:span> para <text:span text:style-name="Source_20_Text">src/public</text:span></text:h>
      <text:p text:style-name="Text_20_body"><text:span text:style-name="Strong_20_Emphasis">Mova o arquivo </text:span><text:span text:style-name="Strong_20_Emphasis"><text:span text:style-name="Source_20_Text">index.html</text:span></text:span><text:span text:style-name="Strong_20_Emphasis"> para dentro da pasta </text:span><text:span text:style-name="Strong_20_Emphasis"><text:span text:style-name="Source_20_Text">src/public</text:span></text:span>, assim:</text:p>
      <text:p text:style-name="Preformatted_20_Text">pgsql</text:p>
      <text:p text:style-name="Preformatted_20_Text">CopiarEditar</text:p>
      <text:p text:style-name="P1"><text:span text:style-name="Source_20_Text">src/</text:span></text:p>
      <text:p text:style-name="P1"><text:span text:style-name="Source_20_Text">├── public/</text:span></text:p>
      <text:p text:style-name="P1"><text:span text:style-name="Source_20_Text">│ <text:s text:c="2"/>├── index.html ← ✅</text:span></text:p>
      <text:p text:style-name="P1"><text:span text:style-name="Source_20_Text">│ <text:s text:c="2"/>├── pages/</text:span></text:p>
      <text:p text:style-name="P2"><text:span text:style-name="Source_20_Text">│ <text:s text:c="2"/>│ <text:s text:c="2"/>└── login.html</text:span></text:p>
      <text:p text:style-name="Text_20_body">Aí o Express vai servir o <text:span text:style-name="Source_20_Text">/index.html</text:span> automaticamente em <text:span text:style-name="Source_20_Text">http://localhost:3000/</text:span>.</text:p>
      <text:h text:style-name="Heading_20_3" text:outline-level="3">E então o botão vai funcionar perfeitamente com:</text:h>
      <text:p text:style-name="Preformatted_20_Text">html</text:p>
      <text:p text:style-name="Preformatted_20_Text">CopiarEditar</text:p>
      <text:p text:style-name="P2"><text:span text:style-name="Source_20_Text">&lt;a href="/pages/login.html" class="btn btn-light btn-lg"&gt;Acessar o Sistema&lt;/a&gt;</text:span></text:p>
      <text:p text:style-name="Horizontal_20_Line"/>
      <text:h text:style-name="Heading_20_3" text:outline-level="3"><text:soft-page-break/>📌 Opção 2: deixar <text:span text:style-name="Source_20_Text">index.html</text:span> na raiz e ajustar rota manualmente</text:h>
      <text:p text:style-name="Text_20_body">Se você <text:span text:style-name="Strong_20_Emphasis">quiser deixar o </text:span><text:span text:style-name="Strong_20_Emphasis"><text:span text:style-name="Source_20_Text">index.html</text:span></text:span><text:span text:style-name="Strong_20_Emphasis"> na raiz</text:span>, você teria que criar uma rota no Express para servi-lo manualmente, como:</text:p>
      <text:p text:style-name="Preformatted_20_Text">js</text:p>
      <text:p text:style-name="Preformatted_20_Text">CopiarEditar</text:p>
      <text:p text:style-name="P1"><text:span text:style-name="Source_20_Text">app.get('/', (req, res) =&gt; {</text:span></text:p>
      <text:p text:style-name="P1"><text:span text:style-name="Source_20_Text"><text:s text:c="2"/>res.sendFile(path.join(__dirname, 'index.html'));</text:span></text:p>
      <text:p text:style-name="P2"><text:span text:style-name="Source_20_Text">});</text:span></text:p>
      <text:p text:style-name="Text_20_body">Mas <text:span text:style-name="Strong_20_Emphasis">a melhor prática no seu caso é deixar todo o front-end estático dentro de </text:span><text:span text:style-name="Strong_20_Emphasis"><text:span text:style-name="Source_20_Text">src/public</text:span></text:span>. 👍</text:p>
      <text:p text:style-name="Horizontal_20_Line"/>
      <text:h text:style-name="Heading_20_2" text:outline-level="2">🚀 Resumo</text:h>
      <text:list xml:id="list2877885236" text:style-name="L38">
        <text:list-item>
          <text:p text:style-name="P47">✅ Mova <text:span text:style-name="Source_20_Text">index.html</text:span> para <text:span text:style-name="Source_20_Text">src/public</text:span></text:p>
        </text:list-item>
        <text:list-item>
          <text:p text:style-name="P47">✅ Mantenha o link como <text:span text:style-name="Source_20_Text">/pages/login.html</text:span></text:p>
        </text:list-item>
        <text:list-item>
          <text:p text:style-name="P47">✅ Reinicie o servidor se necessário (<text:span text:style-name="Source_20_Text">Ctrl + C</text:span> e <text:span text:style-name="Source_20_Text">npm run dev</text:span>)</text:p>
        </text:list-item>
      </text:list>
      <text:p text:style-name="Horizontal_20_Line"/>
      <text:p text:style-name="Text_20_body">Se quiser, posso revisar sua estrutura de pastas e garantir que está 100% otimizada.<text:line-break/>Quer seguir com isso ou deseja ajuda agora com algo específico no dashboard?</text:p>
      <text:h text:style-name="Heading_20_5" text:outline-level="5">Você disse:</text:h>
      <text:p text:style-name="Text_20_body">estou rodando o servidor n docekr</text:p>
      <text:h text:style-name="Heading_20_6" text:outline-level="6">O ChatGPT disse:</text:h>
      <text:p text:style-name="Text_20_body">Perfeito, Leandro! 🙌<text:line-break/>Se você está rodando o servidor <text:span text:style-name="Strong_20_Emphasis">dentro do Docker</text:span>, então o caminho ideal é:</text:p>
      <text:p text:style-name="Horizontal_20_Line"/>
      <text:h text:style-name="Heading_20_2" text:outline-level="2">✅ <text:span text:style-name="Strong_20_Emphasis">Caminho certo para o </text:span><text:span text:style-name="Strong_20_Emphasis"><text:span text:style-name="Source_20_Text">index.html</text:span></text:span><text:span text:style-name="Strong_20_Emphasis"> funcionar no Docker:</text:span></text:h>
      <text:h text:style-name="Heading_20_3" text:outline-level="3">📌 1. Garanta que a estrutura esteja assim:</text:h>
      <text:p text:style-name="Preformatted_20_Text">pgsql</text:p>
      <text:p text:style-name="Preformatted_20_Text">CopiarEditar</text:p>
      <text:p text:style-name="P1"><text:span text:style-name="Source_20_Text">sistema_escolar/</text:span></text:p>
      <text:p text:style-name="P1"><text:span text:style-name="Source_20_Text">├── src/</text:span></text:p>
      <text:p text:style-name="P1"><text:span text:style-name="Source_20_Text">│ <text:s text:c="2"/>└── public/</text:span></text:p>
      <text:p text:style-name="P1"><text:span text:style-name="Source_20_Text">│ <text:s text:c="6"/>├── index.html <text:s text:c="4"/>✅</text:span></text:p>
      <text:p text:style-name="P1"><text:span text:style-name="Source_20_Text">│ <text:s text:c="6"/>├── pages/</text:span></text:p>
      <text:p text:style-name="P1"><text:span text:style-name="Source_20_Text">│ <text:s text:c="6"/>│ <text:s text:c="2"/>└── login.html ✅</text:span></text:p>
      <text:p text:style-name="P1"><text:span text:style-name="Source_20_Text">│ <text:s text:c="6"/>├── css/</text:span></text:p>
      <text:p text:style-name="P1"><text:span text:style-name="Source_20_Text">│ <text:s text:c="6"/>└── js/</text:span></text:p>
      <text:p text:style-name="P1"><text:span text:style-name="Source_20_Text">├── docker-compose.yml</text:span></text:p>
      <text:p text:style-name="P1"><text:span text:style-name="Source_20_Text">├── Dockerfile</text:span></text:p>
      <text:p text:style-name="P2"><text:span text:style-name="Source_20_Text">├── index.js</text:span></text:p>
      <text:p text:style-name="Horizontal_20_Line"/>
      <text:h text:style-name="Heading_20_3" text:outline-level="3"><text:soft-page-break/>📌 2. Certifique-se de que o Express está servindo arquivos de <text:span text:style-name="Source_20_Text">src/public</text:span>:</text:h>
      <text:p text:style-name="Preformatted_20_Text">js</text:p>
      <text:p text:style-name="Preformatted_20_Text">CopiarEditar</text:p>
      <text:p text:style-name="P1"><text:span text:style-name="Source_20_Text">// index.js</text:span></text:p>
      <text:p text:style-name="P1"><text:span text:style-name="Source_20_Text">const path = require('path');</text:span></text:p>
      <text:p text:style-name="P2"><text:span text:style-name="Source_20_Text">app.use(express.static(path.join(__dirname, 'src/public')));</text:span></text:p>
      <text:p text:style-name="Horizontal_20_Line"/>
      <text:h text:style-name="Heading_20_3" text:outline-level="3">📌 3. Acesse no navegador:</text:h>
      <text:p text:style-name="Preformatted_20_Text">bash</text:p>
      <text:p text:style-name="Preformatted_20_Text">CopiarEditar</text:p>
      <text:p text:style-name="P2"><text:span text:style-name="Source_20_Text">http://localhost:3000/</text:span></text:p>
      <text:p text:style-name="Text_20_body">Esse endereço deve abrir o <text:span text:style-name="Source_20_Text">index.html</text:span>.</text:p>
      <text:p text:style-name="Text_20_body">E o botão:</text:p>
      <text:p text:style-name="Preformatted_20_Text">html</text:p>
      <text:p text:style-name="Preformatted_20_Text">CopiarEditar</text:p>
      <text:p text:style-name="P2"><text:span text:style-name="Source_20_Text">&lt;a href="/pages/login.html" class="btn btn-light btn-lg"&gt;Acessar o Sistema&lt;/a&gt;</text:span></text:p>
      <text:p text:style-name="Text_20_body">Deve levar a:</text:p>
      <text:p text:style-name="Preformatted_20_Text">bash</text:p>
      <text:p text:style-name="Preformatted_20_Text">CopiarEditar</text:p>
      <text:p text:style-name="P2"><text:span text:style-name="Source_20_Text">http://localhost:3000/pages/login.html</text:span></text:p>
      <text:p text:style-name="Text_20_body">✅ Se isso <text:span text:style-name="Strong_20_Emphasis">não estiver funcionando</text:span>, verifique:</text:p>
      <text:list xml:id="list2881408663" text:style-name="L39">
        <text:list-item>
          <text:p text:style-name="P48">Você <text:span text:style-name="Strong_20_Emphasis">reiniciou o container</text:span> depois de mover o <text:span text:style-name="Source_20_Text">index.html</text:span>?</text:p>
        </text:list-item>
        <text:list-item>
          <text:p text:style-name="P48">O volume no <text:span text:style-name="Source_20_Text">docker-compose.yml</text:span> está pegando os arquivos da máquina local? Tipo:</text:p>
        </text:list-item>
      </text:list>
      <text:p text:style-name="Preformatted_20_Text">yaml</text:p>
      <text:p text:style-name="Preformatted_20_Text">CopiarEditar</text:p>
      <text:p text:style-name="P1"><text:span text:style-name="Source_20_Text">volumes:</text:span></text:p>
      <text:p text:style-name="P1"><text:span text:style-name="Source_20_Text"><text:s text:c="2"/>- .:/app</text:span></text:p>
      <text:p text:style-name="P2"><text:span text:style-name="Source_20_Text"><text:s text:c="2"/>- /app/node_modules</text:span></text:p>
      <text:list xml:id="list3359515525" text:style-name="L40">
        <text:list-item>
          <text:p text:style-name="P49">O <text:span text:style-name="Source_20_Text">index.html</text:span> realmente está no caminho: <text:span text:style-name="Source_20_Text">src/public/index.html</text:span>?</text:p>
        </text:list-item>
      </text:list>
      <text:p text:style-name="Horizontal_20_Line"/>
      <text:h text:style-name="Heading_20_3" text:outline-level="3">🧪 Teste rápido no container:</text:h>
      <text:p text:style-name="Text_20_body">Se quiser confirmar se o arquivo está lá dentro do container, use:</text:p>
      <text:p text:style-name="Preformatted_20_Text">bash</text:p>
      <text:p text:style-name="Preformatted_20_Text">CopiarEditar</text:p>
      <text:p text:style-name="P1"><text:span text:style-name="Source_20_Text">docker exec -it sistema-escola-app bash</text:span></text:p>
      <text:p text:style-name="P1"><text:span text:style-name="Source_20_Text">cd src/public</text:span></text:p>
      <text:p text:style-name="P2"><text:span text:style-name="Source_20_Text">ls</text:span></text:p>
      <text:p text:style-name="Text_20_body">Você deve ver <text:span text:style-name="Source_20_Text">index.html</text:span> listado ali.</text:p>
      <text:p text:style-name="Horizontal_20_Line"/>
      <text:p text:style-name="Text_20_body">Se ainda assim não funcionar, me manda a saída de:</text:p>
      <text:p text:style-name="Preformatted_20_Text"><text:soft-page-break/>bash</text:p>
      <text:p text:style-name="Preformatted_20_Text">CopiarEditar</text:p>
      <text:p text:style-name="P2"><text:span text:style-name="Source_20_Text">docker-compose logs app</text:span></text:p>
      <text:p text:style-name="Text_20_body">Ou me diz o que aparece ao tentar acessar <text:span text:style-name="Source_20_Text">localhost:3000</text:span>.<text:line-break/>Quer que eu gere um <text:span text:style-name="Source_20_Text">Dockerfile</text:span> mais moderno ou te ajude a otimizar esse fluxo?</text:p>
      <text:h text:style-name="Heading_20_5" text:outline-level="5">Você disse:</text:h>
      <text:p text:style-name="Text_20_body">usuario@marques:~/Sistemas Cursos 1$ docker exec -it sistema-escola-app bash cd src/public ls root@30d43ce37045:/app# cd src/public root@30d43ce37045:/app/src/public# ls css index.html js pages root@30d43ce37045:/app/src/public# </text:p>
      <text:h text:style-name="Heading_20_6" text:outline-level="6">O ChatGPT disse:</text:h>
      <text:p text:style-name="Text_20_body">Top, Leandro! 🚀<text:line-break/>Isso confirma que <text:span text:style-name="Strong_20_Emphasis">o arquivo </text:span><text:span text:style-name="Strong_20_Emphasis"><text:span text:style-name="Source_20_Text">index.html</text:span></text:span><text:span text:style-name="Strong_20_Emphasis"> está no lugar certo dentro do container</text:span>:</text:p>
      <text:p text:style-name="Preformatted_20_Text">swift</text:p>
      <text:p text:style-name="Preformatted_20_Text">CopiarEditar</text:p>
      <text:p text:style-name="P2"><text:span text:style-name="Source_20_Text">/app/src/public/index.html</text:span></text:p>
      <text:p text:style-name="Text_20_body">E como o seu Express está servindo arquivos com:</text:p>
      <text:p text:style-name="Preformatted_20_Text">js</text:p>
      <text:p text:style-name="Preformatted_20_Text">CopiarEditar</text:p>
      <text:p text:style-name="P2"><text:span text:style-name="Source_20_Text">app.use(express.static(path.join(__dirname, 'src/public')));</text:span></text:p>
      <text:p text:style-name="Text_20_body">Então, quando você acessa:</text:p>
      <text:p text:style-name="Preformatted_20_Text">arduino</text:p>
      <text:p text:style-name="Preformatted_20_Text">CopiarEditar</text:p>
      <text:p text:style-name="P2"><text:span text:style-name="Source_20_Text">http://localhost:3000/</text:span></text:p>
      <text:p text:style-name="Text_20_body">O navegador deve <text:span text:style-name="Strong_20_Emphasis">carregar o </text:span><text:span text:style-name="Strong_20_Emphasis"><text:span text:style-name="Source_20_Text">index.html</text:span></text:span><text:span text:style-name="Strong_20_Emphasis"> automaticamente</text:span>, e o botão:</text:p>
      <text:p text:style-name="Preformatted_20_Text">html</text:p>
      <text:p text:style-name="Preformatted_20_Text">CopiarEditar</text:p>
      <text:p text:style-name="P2"><text:span text:style-name="Source_20_Text">&lt;a href="/pages/login.html" class="btn btn-light btn-lg"&gt;Acessar o Sistema&lt;/a&gt;</text:span></text:p>
      <text:p text:style-name="Text_20_body">deve levar para:</text:p>
      <text:p text:style-name="Preformatted_20_Text">bash</text:p>
      <text:p text:style-name="Preformatted_20_Text">CopiarEditar</text:p>
      <text:p text:style-name="P2"><text:span text:style-name="Source_20_Text">http://localhost:3000/pages/login.html</text:span></text:p>
      <text:p text:style-name="Horizontal_20_Line"/>
      <text:h text:style-name="Heading_20_2" text:outline-level="2">✅ Vamos fazer um checklist rápido?</text:h>
      <text:h text:style-name="Heading_20_3" text:outline-level="3">🔲 1. <text:span text:style-name="Strong_20_Emphasis">Você acessa </text:span><text:span text:style-name="Strong_20_Emphasis"><text:span text:style-name="Source_20_Text">http://localhost:3000/</text:span></text:span><text:span text:style-name="Strong_20_Emphasis"> e vê a página inicial?</text:span></text:h>
      <text:list xml:id="list3657637699" text:style-name="L41">
        <text:list-item>
          <text:p text:style-name="P50">Se sim, tudo ok até aqui.</text:p>
        </text:list-item>
        <text:list-item>
          <text:p text:style-name="P50">Se não, mande a saída de <text:span text:style-name="Source_20_Text">docker-compose logs app</text:span>.</text:p>
        </text:list-item>
      </text:list>
      <text:p text:style-name="Horizontal_20_Line"/>
      <text:h text:style-name="Heading_20_3" text:outline-level="3"><text:soft-page-break/>🔲 2. <text:span text:style-name="Strong_20_Emphasis">Ao clicar no botão "Acessar o Sistema", a URL muda para </text:span><text:span text:style-name="Strong_20_Emphasis"><text:span text:style-name="Source_20_Text">/pages/login.html</text:span></text:span><text:span text:style-name="Strong_20_Emphasis">?</text:span></text:h>
      <text:list xml:id="list3293312590" text:style-name="L42">
        <text:list-item>
          <text:p text:style-name="P51">Se sim, mas <text:span text:style-name="Strong_20_Emphasis">não carrega a página</text:span>, veja se há erros no console do navegador (F12 → aba Console ou Network).</text:p>
        </text:list-item>
        <text:list-item>
          <text:p text:style-name="P51">Se <text:span text:style-name="Strong_20_Emphasis">nada acontece ao clicar</text:span>, o botão pode estar com <text:span text:style-name="Source_20_Text">preventDefault()</text:span> ou dentro de um form mal fechado.</text:p>
        </text:list-item>
      </text:list>
      <text:p text:style-name="Horizontal_20_Line"/>
      <text:h text:style-name="Heading_20_3" text:outline-level="3">🔲 3. <text:span text:style-name="Strong_20_Emphasis">Verifique se o navegador não está com cache travado</text:span></text:h>
      <text:p text:style-name="Text_20_body">Use <text:span text:style-name="Source_20_Text">Ctrl+Shift+R</text:span> ou <text:span text:style-name="Source_20_Text">Ctrl+F5</text:span> para forçar o refresh total da página.</text:p>
      <text:p text:style-name="Horizontal_20_Line"/>
      <text:h text:style-name="Heading_20_2" text:outline-level="2">Se ainda <text:span text:style-name="Strong_20_Emphasis">não funcionar o botão</text:span>, me diga:</text:h>
      <text:list xml:id="list2522856068" text:style-name="L43">
        <text:list-item>
          <text:p text:style-name="P52">O que exatamente acontece ao clicar no botão?</text:p>
          <text:list>
            <text:list-item>
              <text:p text:style-name="P52">Ele muda a URL?</text:p>
            </text:list-item>
            <text:list-item>
              <text:p text:style-name="P52">Ele dá erro no console?</text:p>
            </text:list-item>
            <text:list-item>
              <text:p text:style-name="P52">Ele não faz nada?</text:p>
            </text:list-item>
          </text:list>
        </text:list-item>
        <text:list-item>
          <text:p text:style-name="P52">Qual é o navegador que você está usando?</text:p>
        </text:list-item>
        <text:list-item>
          <text:p text:style-name="P52">Você quer que eu analise o <text:span text:style-name="Source_20_Text">index.html</text:span> final pra garantir que não tenha nada travando?</text:p>
        </text:list-item>
      </text:list>
      <text:p text:style-name="Text_20_body">Me responde isso e eu te guio com precisão total. 👇</text:p>
      <text:h text:style-name="Heading_20_5" text:outline-level="5">Você disse:</text:h>
      <text:p text:style-name="Text_20_body">fiz o teste esta funcionando corretamente.</text:p>
      <text:h text:style-name="Heading_20_6" text:outline-level="6">O ChatGPT disse:</text:h>
      <text:p text:style-name="Text_20_body">Maravilha, Leandro! 👏😄<text:line-break/>Fico feliz que esteja tudo funcionando direitinho agora — tanto o acesso ao <text:span text:style-name="Source_20_Text">index.html</text:span>, quanto o redirecionamento para o <text:span text:style-name="Source_20_Text">login.html</text:span> no Docker. Isso mostra que sua estrutura está sólida e bem organizada. ✅</text:p>
      <text:p text:style-name="Horizontal_20_Line"/>
      <text:h text:style-name="Heading_20_3" text:outline-level="3">🚀 Próximos Passos que você pode seguir:</text:h>
      <text:p text:style-name="Text_20_body">Agora que o sistema está fluindo, aqui vão algumas sugestões práticas: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Line93999182469616">
            <table:table-cell table:style-name="Table9.A1" office:value-type="string">
              <text:p text:style-name="Table_20_Heading">Objetivo</text:p>
            </table:table-cell>
            <table:table-cell table:style-name="Table9.A1" office:value-type="string">
              <text:p text:style-name="Table_20_Heading">O que fazer agora</text:p>
            </table:table-cell>
            <table:table-cell table:style-name="Table9.A1" office:value-type="string">
              <text:p text:style-name="Table_20_Heading">Posso te ajudar com isso?</text:p>
            </table:table-cell>
          </table:table-row>
        </table:table-header-rows>
        <table:table-row table:style-name="TableLine93999182469616">
          <table:table-cell table:style-name="Table9.A1" office:value-type="string">
            <text:p text:style-name="Table_20_Contents">🔐 Proteger rotas</text:p>
          </table:table-cell>
          <table:table-cell table:style-name="Table9.A1" office:value-type="string">
            <text:p text:style-name="Table_20_Contents">Usar <text:span text:style-name="Source_20_Text">verificarToken</text:span> nas rotas de cursos, alunos, professores</text:p>
          </table:table-cell>
          <table:table-cell table:style-name="Table9.A1" office:value-type="string">
            <text:p text:style-name="Table_20_Contents">Sim, é só pedir</text:p>
          </table:table-cell>
        </table:table-row>
        <table:table-row table:style-name="TableLine93999182469616">
          <table:table-cell table:style-name="Table9.A1" office:value-type="string">
            <text:p text:style-name="Table_20_Contents">📚 Criar rotas de cursos reais</text:p>
          </table:table-cell>
          <table:table-cell table:style-name="Table9.A1" office:value-type="string">
            <text:p text:style-name="Table_20_Contents">Listar, cadastrar, editar cursos no <text:span text:style-name="Source_20_Text">cursoRoutes.js</text:span></text:p>
          </table:table-cell>
          <table:table-cell table:style-name="Table9.A1" office:value-type="string">
            <text:p text:style-name="Table_20_Contents">Já posso montar</text:p>
          </table:table-cell>
        </table:table-row>
        <table:table-row table:style-name="TableLine93999182469616">
          <table:table-cell table:style-name="Table9.A1" office:value-type="string">
            <text:p text:style-name="Table_20_Contents">🧠 Criar dashboard com dados <text:soft-page-break/>dinâmicos</text:p>
          </table:table-cell>
          <table:table-cell table:style-name="Table9.A1" office:value-type="string">
            <text:p text:style-name="Table_20_Contents">Exibir cursos, alunos, etc. no <text:soft-page-break/><text:span text:style-name="Source_20_Text">dashboard.html</text:span></text:p>
          </table:table-cell>
          <table:table-cell table:style-name="Table9.A1" office:value-type="string">
            <text:p text:style-name="Table_20_Contents">Posso integrar com <text:soft-page-break/>API</text:p>
          </table:table-cell>
        </table:table-row>
        <table:table-row table:style-name="TableLine93999182469616">
          <table:table-cell table:style-name="Table9.A1" office:value-type="string">
            <text:p text:style-name="Table_20_Contents">🧪 Adicionar testes simples</text:p>
          </table:table-cell>
          <table:table-cell table:style-name="Table9.A1" office:value-type="string">
            <text:p text:style-name="Table_20_Contents">Verificar status de conexão com DB, login etc</text:p>
          </table:table-cell>
          <table:table-cell table:style-name="Table9.A1" office:value-type="string">
            <text:p text:style-name="Table_20_Contents">Te mostro como</text:p>
          </table:table-cell>
        </table:table-row>
        <table:table-row table:style-name="TableLine93999182469616">
          <table:table-cell table:style-name="Table9.A1" office:value-type="string">
            <text:p text:style-name="Table_20_Contents">🧼 Refatorar estrutura para MVC completo</text:p>
          </table:table-cell>
          <table:table-cell table:style-name="Table9.A1" office:value-type="string">
            <text:p text:style-name="Table_20_Contents">Separar controllers, models e services</text:p>
          </table:table-cell>
          <table:table-cell table:style-name="Table9.A1" office:value-type="string">
            <text:p text:style-name="Table_20_Contents">Podemos organizar juntos</text:p>
          </table:table-cell>
        </table:table-row>
      </table:table>
      <text:p text:style-name="Horizontal_20_Line"/>
      <text:p text:style-name="Text_20_body">Se quiser continuar agora com a parte de <text:span text:style-name="Strong_20_Emphasis">listar os cursos no dashboard do admin</text:span> ou montar uma <text:span text:style-name="Strong_20_Emphasis">rota protegida para alunos</text:span>, me diga e já codificamos.</text:p>
      <text:p text:style-name="Text_20_body">Qual o próximo passo que você quer? 👇💻</text:p>
      <text:p text:style-name="P46"/>
      <text:p text:style-name="P42"/>
      <text:p text:style-name="Text_20_body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" style:font-family-complex="'Noto Sans Devanagari'" style:font-family-generic-complex="system" style:font-pitch-complex="variable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26T09:35:53.399709775</dc:date>
    <meta:editing-duration>PT33M56S</meta:editing-duration>
    <meta:editing-cycles>5</meta:editing-cycles>
    <meta:generator>LibreOffice/7.0.6.2$Linux_X86_64 LibreOffice_project/00$Build-2</meta:generator>
    <meta:document-statistic meta:table-count="9" meta:image-count="0" meta:object-count="0" meta:page-count="43" meta:paragraph-count="1409" meta:word-count="7018" meta:character-count="48458" meta:non-whitespace-character-count="42571"/>
  </office:meta>
</office:document-meta>
</file>